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16pt"/>
    </style:style>
    <style:style style:name="ro1" style:family="table-row">
      <style:table-row-properties style:row-height="18.6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ackground-color="#fbe5d6" style:diagonal-bl-tr="none" style:diagonal-tl-br="none" fo:border="none" style:rotation-align="none"/>
    </style:style>
    <style:style style:name="ce5" style:family="table-cell" style:parent-style-name="Default">
      <style:table-cell-properties fo:background-color="#fbe5d6" style:rotation-align="none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Calib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14" style:family="table-cell" style:parent-style-name="Default">
      <style:table-cell-properties style:rotation-align="non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-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8" table:default-cell-style-name="ce2"/>
        <table:table-column table:style-name="co1" table:default-cell-style-name="Default"/>
        <table:table-column table:style-name="co1" table:number-columns-repeated="5" table:default-cell-style-name="ce2"/>
        <table:table-column table:style-name="co1" table:number-columns-repeated="4" table:default-cell-style-name="Default"/>
        <table:table-column table:style-name="co1" table:number-columns-repeated="996" table:default-cell-style-name="ce2"/>
        <table:table-row table:style-name="ro1">
          <table:table-cell table:style-name="ce6" office:value-type="string" calcext:value-type="string">
            <text:p>Relative Zeit (in S)</text:p>
          </table:table-cell>
          <table:table-cell office:value-type="string" calcext:value-type="string">
            <text:p>pH25</text:p>
          </table:table-cell>
          <table:table-cell table:style-name="ce1" office:value-type="string" calcext:value-type="string">
            <text:p>pH_Goal</text:p>
          </table:table-cell>
          <table:table-cell table:style-name="ce1" office:value-type="string" calcext:value-type="string">
            <text:p>pH</text:p>
          </table:table-cell>
          <table:table-cell table:style-name="ce1" office:value-type="string" calcext:value-type="string">
            <text:p>Fällungslauge.TotalVolume</text:p>
          </table:table-cell>
          <table:table-cell table:style-name="ce1" office:value-type="string" calcext:value-type="string">
            <text:p>Metallsulfatlösung.TotalVolum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T</text:p>
          </table:table-cell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NH3 concentration in reactor (calculated)</text:p>
          </table:table-cell>
          <table:table-cell table:style-name="ce12" office:value-type="string" calcext:value-type="string">
            <text:p><text:span text:style-name="T1">c</text:span><text:span text:style-name="T2">ges,MeSO4</text:span></text:p>
          </table:table-cell>
          <table:table-cell table:style-name="ce14" office:value-type="string" calcext:value-type="string">
            <text:p>CNH3</text:p>
          </table:table-cell>
          <table:table-cell table:style-name="ce12" office:value-type="string" calcext:value-type="string">
            <text:p><text:span text:style-name="T1">c</text:span><text:span text:style-name="T2">NaOH</text:span></text:p>
          </table:table-cell>
          <table:table-cell table:style-name="Default"/>
          <table:table-cell table:style-name="ce1" table:number-columns-repeated="3"/>
          <table:table-cell/>
          <table:table-cell table:style-name="ce1" table:number-columns-repeated="2"/>
          <table:table-cell table:number-columns-repeated="1003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4" office:value-type="float" office:value="9.8" calcext:value-type="float">
            <text:p>9.8</text:p>
          </table:table-cell>
          <table:table-cell office:value-type="float" office:value="10.05" calcext:value-type="float">
            <text:p>10.05</text:p>
          </table:table-cell>
          <table:table-cell office:value-type="float" office:value="10.4897184371948" calcext:value-type="float">
            <text:p>10.4897184371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.137924194336" calcext:value-type="float">
            <text:p>199.137924194336</text:p>
          </table:table-cell>
          <table:table-cell office:value-type="float" office:value="207" calcext:value-type="float">
            <text:p>207</text:p>
          </table:table-cell>
          <table:table-cell office:value-type="float" office:value="24.9845771789551" calcext:value-type="float">
            <text:p>24.9845771789551</text:p>
          </table:table-cell>
          <table:table-cell office:value-type="float" office:value="300.6" calcext:value-type="float">
            <text:p>300.6</text:p>
          </table:table-cell>
          <table:table-cell office:value-type="float" office:value="0.0221456368964066" calcext:value-type="float">
            <text:p>0.02214563689640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5400" calcext:value-type="float">
            <text:p>5400</text:p>
          </table:table-cell>
          <table:table-cell table:style-name="ce4" office:value-type="float" office:value="10.14" calcext:value-type="float">
            <text:p>10.14</text:p>
          </table:table-cell>
          <table:table-cell office:value-type="float" office:value="10.05" calcext:value-type="float">
            <text:p>10.05</text:p>
          </table:table-cell>
          <table:table-cell office:value-type="float" office:value="10.0084400177002" calcext:value-type="float">
            <text:p>10.0084400177002</text:p>
          </table:table-cell>
          <table:table-cell office:value-type="float" office:value="53.1848182678223" calcext:value-type="float">
            <text:p>53.1848182678223</text:p>
          </table:table-cell>
          <table:table-cell office:value-type="float" office:value="73.7581329345703" calcext:value-type="float">
            <text:p>73.7581329345703</text:p>
          </table:table-cell>
          <table:table-cell office:value-type="float" office:value="271.551727294922" calcext:value-type="float">
            <text:p>271.551727294922</text:p>
          </table:table-cell>
          <table:table-cell office:value-type="float" office:value="251" calcext:value-type="float">
            <text:p>251</text:p>
          </table:table-cell>
          <table:table-cell office:value-type="float" office:value="40.0068092346191" calcext:value-type="float">
            <text:p>40.0068092346191</text:p>
          </table:table-cell>
          <table:table-cell office:value-type="float" office:value="400.442951202393" calcext:value-type="float">
            <text:p>400.442951202393</text:p>
          </table:table-cell>
          <table:table-cell office:value-type="float" office:value="0.0498277793580904" calcext:value-type="float">
            <text:p>0.0498277793580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0800" calcext:value-type="float">
            <text:p>10800</text:p>
          </table:table-cell>
          <table:table-cell table:style-name="ce4" office:value-type="float" office:value="10.37" calcext:value-type="float">
            <text:p>10.37</text:p>
          </table:table-cell>
          <table:table-cell office:value-type="float" office:value="10.05" calcext:value-type="float">
            <text:p>10.05</text:p>
          </table:table-cell>
          <table:table-cell office:value-type="float" office:value="10.0620756149292" calcext:value-type="float">
            <text:p>10.0620756149292</text:p>
          </table:table-cell>
          <table:table-cell office:value-type="float" office:value="128.877517700195" calcext:value-type="float">
            <text:p>128.877517700195</text:p>
          </table:table-cell>
          <table:table-cell office:value-type="float" office:value="177.852737426758" calcext:value-type="float">
            <text:p>177.852737426758</text:p>
          </table:table-cell>
          <table:table-cell office:value-type="float" office:value="368.534484863281" calcext:value-type="float">
            <text:p>368.534484863281</text:p>
          </table:table-cell>
          <table:table-cell office:value-type="float" office:value="262" calcext:value-type="float">
            <text:p>262</text:p>
          </table:table-cell>
          <table:table-cell office:value-type="float" office:value="40.0041999816895" calcext:value-type="float">
            <text:p>40.0041999816895</text:p>
          </table:table-cell>
          <table:table-cell office:value-type="float" office:value="562.300255126953" calcext:value-type="float">
            <text:p>562.300255126953</text:p>
          </table:table-cell>
          <table:table-cell office:value-type="float" office:value="0.0691380761819703" calcext:value-type="float">
            <text:p>0.0691380761819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6200" calcext:value-type="float">
            <text:p>16200</text:p>
          </table:table-cell>
          <table:table-cell table:style-name="ce4" office:value-type="float" office:value="10.61" calcext:value-type="float">
            <text:p>10.61</text:p>
          </table:table-cell>
          <table:table-cell office:value-type="float" office:value="10.05" calcext:value-type="float">
            <text:p>10.05</text:p>
          </table:table-cell>
          <table:table-cell office:value-type="float" office:value="10.1009702682495" calcext:value-type="float">
            <text:p>10.1009702682495</text:p>
          </table:table-cell>
          <table:table-cell office:value-type="float" office:value="204.821548461914" calcext:value-type="float">
            <text:p>204.821548461914</text:p>
          </table:table-cell>
          <table:table-cell office:value-type="float" office:value="281.142669677734" calcext:value-type="float">
            <text:p>281.142669677734</text:p>
          </table:table-cell>
          <table:table-cell office:value-type="float" office:value="464.22412109375" calcext:value-type="float">
            <text:p>464.22412109375</text:p>
          </table:table-cell>
          <table:table-cell office:value-type="float" office:value="282" calcext:value-type="float">
            <text:p>282</text:p>
          </table:table-cell>
          <table:table-cell office:value-type="float" office:value="40.0013885498047" calcext:value-type="float">
            <text:p>40.0013885498047</text:p>
          </table:table-cell>
          <table:table-cell office:value-type="float" office:value="720.674218139648" calcext:value-type="float">
            <text:p>720.674218139648</text:p>
          </table:table-cell>
          <table:table-cell office:value-type="float" office:value="0.0802892126707467" calcext:value-type="float">
            <text:p>0.08028921267074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1600" calcext:value-type="float">
            <text:p>21600</text:p>
          </table:table-cell>
          <table:table-cell table:style-name="ce4" office:value-type="float" office:value="10.97" calcext:value-type="float">
            <text:p>10.97</text:p>
          </table:table-cell>
          <table:table-cell office:value-type="float" office:value="10.05" calcext:value-type="float">
            <text:p>10.05</text:p>
          </table:table-cell>
          <table:table-cell office:value-type="float" office:value="10.1052923202515" calcext:value-type="float">
            <text:p>10.1052923202515</text:p>
          </table:table-cell>
          <table:table-cell office:value-type="float" office:value="282.010101318359" calcext:value-type="float">
            <text:p>282.010101318359</text:p>
          </table:table-cell>
          <table:table-cell office:value-type="float" office:value="385.832702636719" calcext:value-type="float">
            <text:p>385.832702636719</text:p>
          </table:table-cell>
          <table:table-cell office:value-type="float" office:value="565.086181640625" calcext:value-type="float">
            <text:p>565.086181640625</text:p>
          </table:table-cell>
          <table:table-cell office:value-type="float" office:value="312" calcext:value-type="float">
            <text:p>312</text:p>
          </table:table-cell>
          <table:table-cell office:value-type="float" office:value="40.0003852844238" calcext:value-type="float">
            <text:p>40.0003852844238</text:p>
          </table:table-cell>
          <table:table-cell office:value-type="float" office:value="884.622803955078" calcext:value-type="float">
            <text:p>884.622803955078</text:p>
          </table:table-cell>
          <table:table-cell office:value-type="float" office:value="0.0872230553357607" calcext:value-type="float">
            <text:p>0.08722305533576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5200" calcext:value-type="float">
            <text:p>25200</text:p>
          </table:table-cell>
          <table:table-cell table:style-name="ce4" office:value-type="float" office:value="10.38" calcext:value-type="float">
            <text:p>10.38</text:p>
          </table:table-cell>
          <table:table-cell office:value-type="float" office:value="10.05" calcext:value-type="float">
            <text:p>10.05</text:p>
          </table:table-cell>
          <table:table-cell office:value-type="float" office:value="9.87408447265625" calcext:value-type="float">
            <text:p>9.87408447265625</text:p>
          </table:table-cell>
          <table:table-cell office:value-type="float" office:value="309.16" calcext:value-type="float">
            <text:p>309.16</text:p>
          </table:table-cell>
          <table:table-cell office:value-type="float" office:value="422.28" calcext:value-type="float">
            <text:p>422.28</text:p>
          </table:table-cell>
          <table:table-cell office:value-type="float" office:value="601.293090820313" calcext:value-type="float">
            <text:p>601.293090820313</text:p>
          </table:table-cell>
          <table:table-cell office:value-type="float" office:value="317" calcext:value-type="float">
            <text:p>317</text:p>
          </table:table-cell>
          <table:table-cell office:value-type="float" office:value="40.0021934509277" calcext:value-type="float">
            <text:p>40.0021934509277</text:p>
          </table:table-cell>
          <table:table-cell office:value-type="float" office:value="930.29" calcext:value-type="float">
            <text:p>930.29</text:p>
          </table:table-cell>
          <table:table-cell office:value-type="float" office:value="0.090237429673607" calcext:value-type="float">
            <text:p>0.09023742967360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5" office:value-type="float" office:value="10.2" calcext:value-type="float">
            <text:p>10.2</text:p>
          </table:table-cell>
          <table:table-cell office:value-type="float" office:value="10.31" calcext:value-type="float">
            <text:p>10.31</text:p>
          </table:table-cell>
          <table:table-cell office:value-type="float" office:value="7.95956420898438" calcext:value-type="float">
            <text:p>7.95956420898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.431015014648" calcext:value-type="float">
            <text:p>200.431015014648</text:p>
          </table:table-cell>
          <table:table-cell office:value-type="float" office:value="249" calcext:value-type="float">
            <text:p>249</text:p>
          </table:table-cell>
          <table:table-cell office:value-type="float" office:value="25.3646030426025" calcext:value-type="float">
            <text:p>25.3646030426025</text:p>
          </table:table-cell>
          <table:table-cell office:value-type="float" office:value="300" calcext:value-type="float">
            <text:p>300</text:p>
          </table:table-cell>
          <table:table-cell office:value-type="float" office:value="0.0221899281701994" calcext:value-type="float">
            <text:p>0.02218992817019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5400" calcext:value-type="float">
            <text:p>5400</text:p>
          </table:table-cell>
          <table:table-cell table:style-name="ce5" office:value-type="float" office:value="10.94" calcext:value-type="float">
            <text:p>10.94</text:p>
          </table:table-cell>
          <table:table-cell office:value-type="float" office:value="10.31" calcext:value-type="float">
            <text:p>10.31</text:p>
          </table:table-cell>
          <table:table-cell office:value-type="float" office:value="10.3894195556641" calcext:value-type="float">
            <text:p>10.3894195556641</text:p>
          </table:table-cell>
          <table:table-cell office:value-type="float" office:value="41.8141479492188" calcext:value-type="float">
            <text:p>41.8141479492188</text:p>
          </table:table-cell>
          <table:table-cell office:value-type="float" office:value="53.1192817687988" calcext:value-type="float">
            <text:p>53.1192817687988</text:p>
          </table:table-cell>
          <table:table-cell office:value-type="float" office:value="252.155166625977" calcext:value-type="float">
            <text:p>252.155166625977</text:p>
          </table:table-cell>
          <table:table-cell office:value-type="float" office:value="267" calcext:value-type="float">
            <text:p>267</text:p>
          </table:table-cell>
          <table:table-cell office:value-type="float" office:value="49.9964141845703" calcext:value-type="float">
            <text:p>49.9964141845703</text:p>
          </table:table-cell>
          <table:table-cell office:value-type="float" office:value="371.763429718018" calcext:value-type="float">
            <text:p>371.763429718018</text:p>
          </table:table-cell>
          <table:table-cell office:value-type="float" office:value="0.130381641994867" calcext:value-type="float">
            <text:p>0.13038164199486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0800" calcext:value-type="float">
            <text:p>10800</text:p>
          </table:table-cell>
          <table:table-cell table:style-name="ce5" office:value-type="float" office:value="11.02" calcext:value-type="float">
            <text:p>11.02</text:p>
          </table:table-cell>
          <table:table-cell office:value-type="float" office:value="10.31" calcext:value-type="float">
            <text:p>10.31</text:p>
          </table:table-cell>
          <table:table-cell office:value-type="float" office:value="10.3200950622559" calcext:value-type="float">
            <text:p>10.3200950622559</text:p>
          </table:table-cell>
          <table:table-cell office:value-type="float" office:value="124.17903137207" calcext:value-type="float">
            <text:p>124.17903137207</text:p>
          </table:table-cell>
          <table:table-cell office:value-type="float" office:value="155.654769897461" calcext:value-type="float">
            <text:p>155.654769897461</text:p>
          </table:table-cell>
          <table:table-cell office:value-type="float" office:value="349.137908935547" calcext:value-type="float">
            <text:p>349.137908935547</text:p>
          </table:table-cell>
          <table:table-cell office:value-type="float" office:value="282" calcext:value-type="float">
            <text:p>282</text:p>
          </table:table-cell>
          <table:table-cell office:value-type="float" office:value="49.9986228942871" calcext:value-type="float">
            <text:p>49.9986228942871</text:p>
          </table:table-cell>
          <table:table-cell office:value-type="float" office:value="535.803801269531" calcext:value-type="float">
            <text:p>535.803801269531</text:p>
          </table:table-cell>
          <table:table-cell office:value-type="float" office:value="0.244186415835661" calcext:value-type="float">
            <text:p>0.24418641583566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6200" calcext:value-type="float">
            <text:p>16200</text:p>
          </table:table-cell>
          <table:table-cell table:style-name="ce5" office:value-type="float" office:value="10.74" calcext:value-type="float">
            <text:p>10.74</text:p>
          </table:table-cell>
          <table:table-cell office:value-type="float" office:value="10.31" calcext:value-type="float">
            <text:p>10.31</text:p>
          </table:table-cell>
          <table:table-cell office:value-type="float" office:value="10.3749618530273" calcext:value-type="float">
            <text:p>10.3749618530273</text:p>
          </table:table-cell>
          <table:table-cell office:value-type="float" office:value="208.073928833008" calcext:value-type="float">
            <text:p>208.073928833008</text:p>
          </table:table-cell>
          <table:table-cell office:value-type="float" office:value="260.168182373047" calcext:value-type="float">
            <text:p>260.168182373047</text:p>
          </table:table-cell>
          <table:table-cell office:value-type="float" office:value="447.413787841797" calcext:value-type="float">
            <text:p>447.413787841797</text:p>
          </table:table-cell>
          <table:table-cell office:value-type="float" office:value="312" calcext:value-type="float">
            <text:p>312</text:p>
          </table:table-cell>
          <table:table-cell office:value-type="float" office:value="50.0034370422363" calcext:value-type="float">
            <text:p>50.0034370422363</text:p>
          </table:table-cell>
          <table:table-cell office:value-type="float" office:value="706.282111206055" calcext:value-type="float">
            <text:p>706.282111206055</text:p>
          </table:table-cell>
          <table:table-cell office:value-type="float" office:value="0.304029939137763" calcext:value-type="float">
            <text:p>0.30402993913776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1600" calcext:value-type="float">
            <text:p>21600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office:value-type="float" office:value="10.3433074951172" calcext:value-type="float">
            <text:p>10.3433074951172</text:p>
          </table:table-cell>
          <table:table-cell office:value-type="float" office:value="291.868255615234" calcext:value-type="float">
            <text:p>291.868255615234</text:p>
          </table:table-cell>
          <table:table-cell office:value-type="float" office:value="365.739013671875" calcext:value-type="float">
            <text:p>365.739013671875</text:p>
          </table:table-cell>
          <table:table-cell office:value-type="float" office:value="548.275817871094" calcext:value-type="float">
            <text:p>548.275817871094</text:p>
          </table:table-cell>
          <table:table-cell office:value-type="float" office:value="336" calcext:value-type="float">
            <text:p>336</text:p>
          </table:table-cell>
          <table:table-cell office:value-type="float" office:value="50.0062446594238" calcext:value-type="float">
            <text:p>50.0062446594238</text:p>
          </table:table-cell>
          <table:table-cell office:value-type="float" office:value="874.787269287109" calcext:value-type="float">
            <text:p>874.787269287109</text:p>
          </table:table-cell>
          <table:table-cell office:value-type="float" office:value="0.341254662187267" calcext:value-type="float">
            <text:p>0.34125466218726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5200" calcext:value-type="float">
            <text:p>25200</text:p>
          </table:table-cell>
          <table:table-cell table:style-name="ce5" office:value-type="float" office:value="10.86" calcext:value-type="float">
            <text:p>10.86</text:p>
          </table:table-cell>
          <table:table-cell office:value-type="float" office:value="10.31" calcext:value-type="float">
            <text:p>10.31</text:p>
          </table:table-cell>
          <table:table-cell office:value-type="float" office:value="10.3048105239868" calcext:value-type="float">
            <text:p>10.3048105239868</text:p>
          </table:table-cell>
          <table:table-cell office:value-type="float" office:value="336.86" calcext:value-type="float">
            <text:p>336.86</text:p>
          </table:table-cell>
          <table:table-cell office:value-type="float" office:value="421.94" calcext:value-type="float">
            <text:p>421.94</text:p>
          </table:table-cell>
          <table:table-cell office:value-type="float" office:value="598.706909179688" calcext:value-type="float">
            <text:p>598.706909179688</text:p>
          </table:table-cell>
          <table:table-cell office:value-type="float" office:value="354" calcext:value-type="float">
            <text:p>354</text:p>
          </table:table-cell>
          <table:table-cell office:value-type="float" office:value="50.0148735046387" calcext:value-type="float">
            <text:p>50.0148735046387</text:p>
          </table:table-cell>
          <table:table-cell office:value-type="float" office:value="958.05" calcext:value-type="float">
            <text:p>958.05</text:p>
          </table:table-cell>
          <table:table-cell office:value-type="float" office:value="0.358558507855602" calcext:value-type="float">
            <text:p>0.35855850785560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4" office:value-type="float" office:value="9.68" calcext:value-type="float">
            <text:p>9.68</text:p>
          </table:table-cell>
          <table:table-cell office:value-type="float" office:value="9.86" calcext:value-type="float">
            <text:p>9.86</text:p>
          </table:table-cell>
          <table:table-cell office:value-type="float" office:value="10.4906158447266" calcext:value-type="float">
            <text:p>10.4906158447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.137924194336" calcext:value-type="float">
            <text:p>199.137924194336</text:p>
          </table:table-cell>
          <table:table-cell office:value-type="float" office:value="221" calcext:value-type="float">
            <text:p>221</text:p>
          </table:table-cell>
          <table:table-cell office:value-type="float" office:value="24.9322090148926" calcext:value-type="float">
            <text:p>24.9322090148926</text:p>
          </table:table-cell>
          <table:table-cell office:value-type="float" office:value="300.6" calcext:value-type="float">
            <text:p>300.6</text:p>
          </table:table-cell>
          <table:table-cell office:value-type="float" office:value="0.0221456368964066" calcext:value-type="float">
            <text:p>0.02214563689640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5400" calcext:value-type="float">
            <text:p>5400</text:p>
          </table:table-cell>
          <table:table-cell table:style-name="ce4" office:value-type="float" office:value="9.82" calcext:value-type="float">
            <text:p>9.82</text:p>
          </table:table-cell>
          <table:table-cell office:value-type="float" office:value="9.86" calcext:value-type="float">
            <text:p>9.86</text:p>
          </table:table-cell>
          <table:table-cell office:value-type="float" office:value="9.90107822418213" calcext:value-type="float">
            <text:p>9.90107822418213</text:p>
          </table:table-cell>
          <table:table-cell office:value-type="float" office:value="53.6171035766602" calcext:value-type="float">
            <text:p>53.6171035766602</text:p>
          </table:table-cell>
          <table:table-cell office:value-type="float" office:value="70.7185974121094" calcext:value-type="float">
            <text:p>70.7185974121094</text:p>
          </table:table-cell>
          <table:table-cell office:value-type="float" office:value="268.965515136719" calcext:value-type="float">
            <text:p>268.965515136719</text:p>
          </table:table-cell>
          <table:table-cell office:value-type="float" office:value="258" calcext:value-type="float">
            <text:p>258</text:p>
          </table:table-cell>
          <table:table-cell office:value-type="float" office:value="50.0082511901855" calcext:value-type="float">
            <text:p>50.0082511901855</text:p>
          </table:table-cell>
          <table:table-cell office:value-type="float" office:value="397.83570098877" calcext:value-type="float">
            <text:p>397.83570098877</text:p>
          </table:table-cell>
          <table:table-cell office:value-type="float" office:value="0.0504259780994144" calcext:value-type="float">
            <text:p>0.05042597809941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0800" calcext:value-type="float">
            <text:p>10800</text:p>
          </table:table-cell>
          <table:table-cell table:style-name="ce4" office:value-type="float" office:value="10.15" calcext:value-type="float">
            <text:p>10.15</text:p>
          </table:table-cell>
          <table:table-cell office:value-type="float" office:value="9.86" calcext:value-type="float">
            <text:p>9.86</text:p>
          </table:table-cell>
          <table:table-cell office:value-type="float" office:value="9.8773889541626" calcext:value-type="float">
            <text:p>9.8773889541626</text:p>
          </table:table-cell>
          <table:table-cell office:value-type="float" office:value="133.92219543457" calcext:value-type="float">
            <text:p>133.92219543457</text:p>
          </table:table-cell>
          <table:table-cell office:value-type="float" office:value="174.753021240234" calcext:value-type="float">
            <text:p>174.753021240234</text:p>
          </table:table-cell>
          <table:table-cell office:value-type="float" office:value="369.827575683594" calcext:value-type="float">
            <text:p>369.827575683594</text:p>
          </table:table-cell>
          <table:table-cell office:value-type="float" office:value="276" calcext:value-type="float">
            <text:p>276</text:p>
          </table:table-cell>
          <table:table-cell office:value-type="float" office:value="50.0078506469727" calcext:value-type="float">
            <text:p>50.0078506469727</text:p>
          </table:table-cell>
          <table:table-cell office:value-type="float" office:value="564.245216674805" calcext:value-type="float">
            <text:p>564.245216674805</text:p>
          </table:table-cell>
          <table:table-cell office:value-type="float" office:value="0.0711349004360901" calcext:value-type="float">
            <text:p>0.0711349004360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6200" calcext:value-type="float">
            <text:p>16200</text:p>
          </table:table-cell>
          <table:table-cell table:style-name="ce4" office:value-type="float" office:value="10.42" calcext:value-type="float">
            <text:p>10.42</text:p>
          </table:table-cell>
          <table:table-cell office:value-type="float" office:value="9.86" calcext:value-type="float">
            <text:p>9.86</text:p>
          </table:table-cell>
          <table:table-cell office:value-type="float" office:value="9.87550258636475" calcext:value-type="float">
            <text:p>9.87550258636475</text:p>
          </table:table-cell>
          <table:table-cell office:value-type="float" office:value="214.596389770508" calcext:value-type="float">
            <text:p>214.596389770508</text:p>
          </table:table-cell>
          <table:table-cell office:value-type="float" office:value="277.379730224609" calcext:value-type="float">
            <text:p>277.379730224609</text:p>
          </table:table-cell>
          <table:table-cell office:value-type="float" office:value="466.810333251953" calcext:value-type="float">
            <text:p>466.810333251953</text:p>
          </table:table-cell>
          <table:table-cell office:value-type="float" office:value="297" calcext:value-type="float">
            <text:p>297</text:p>
          </table:table-cell>
          <table:table-cell office:value-type="float" office:value="49.9607009887695" calcext:value-type="float">
            <text:p>49.9607009887695</text:p>
          </table:table-cell>
          <table:table-cell office:value-type="float" office:value="726.686119995117" calcext:value-type="float">
            <text:p>726.686119995117</text:p>
          </table:table-cell>
          <table:table-cell office:value-type="float" office:value="0.0829877910618302" calcext:value-type="float">
            <text:p>0.0829877910618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1600" calcext:value-type="float">
            <text:p>21600</text:p>
          </table:table-cell>
          <table:table-cell table:style-name="ce4" office:value-type="float" office:value="10.38" calcext:value-type="float">
            <text:p>10.38</text:p>
          </table:table-cell>
          <table:table-cell office:value-type="float" office:value="9.86" calcext:value-type="float">
            <text:p>9.86</text:p>
          </table:table-cell>
          <table:table-cell office:value-type="float" office:value="9.89461708068848" calcext:value-type="float">
            <text:p>9.89461708068848</text:p>
          </table:table-cell>
          <table:table-cell office:value-type="float" office:value="296.631744384766" calcext:value-type="float">
            <text:p>296.631744384766</text:p>
          </table:table-cell>
          <table:table-cell office:value-type="float" office:value="381.810211181641" calcext:value-type="float">
            <text:p>381.810211181641</text:p>
          </table:table-cell>
          <table:table-cell office:value-type="float" office:value="562.5" calcext:value-type="float">
            <text:p>562.5</text:p>
          </table:table-cell>
          <table:table-cell office:value-type="float" office:value="329" calcext:value-type="float">
            <text:p>329</text:p>
          </table:table-cell>
          <table:table-cell office:value-type="float" office:value="50.0020332336426" calcext:value-type="float">
            <text:p>50.0020332336426</text:p>
          </table:table-cell>
          <table:table-cell office:value-type="float" office:value="895.221955566406" calcext:value-type="float">
            <text:p>895.221955566406</text:p>
          </table:table-cell>
          <table:table-cell office:value-type="float" office:value="0.090273606500323" calcext:value-type="float">
            <text:p>0.09027360650032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5200" calcext:value-type="float">
            <text:p>25200</text:p>
          </table:table-cell>
          <table:table-cell table:style-name="ce4" office:value-type="float" office:value="9.93" calcext:value-type="float">
            <text:p>9.93</text:p>
          </table:table-cell>
          <table:table-cell office:value-type="float" office:value="9.86" calcext:value-type="float">
            <text:p>9.86</text:p>
          </table:table-cell>
          <table:table-cell office:value-type="float" office:value="9.61895847320557" calcext:value-type="float">
            <text:p>9.61895847320557</text:p>
          </table:table-cell>
          <table:table-cell office:value-type="float" office:value="324.9" calcext:value-type="float">
            <text:p>324.9</text:p>
          </table:table-cell>
          <table:table-cell office:value-type="float" office:value="417.49" calcext:value-type="float">
            <text:p>417.49</text:p>
          </table:table-cell>
          <table:table-cell office:value-type="float" office:value="601.293090820313" calcext:value-type="float">
            <text:p>601.293090820313</text:p>
          </table:table-cell>
          <table:table-cell office:value-type="float" office:value="337" calcext:value-type="float">
            <text:p>337</text:p>
          </table:table-cell>
          <table:table-cell office:value-type="float" office:value="49.999626159668" calcext:value-type="float">
            <text:p>49.999626159668</text:p>
          </table:table-cell>
          <table:table-cell office:value-type="float" office:value="941.24" calcext:value-type="float">
            <text:p>941.24</text:p>
          </table:table-cell>
          <table:table-cell office:value-type="float" office:value="0.0933682997440183" calcext:value-type="float">
            <text:p>0.09336829974401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5" office:value-type="float" office:value="10.04" calcext:value-type="float">
            <text:p>10.04</text:p>
          </table:table-cell>
          <table:table-cell office:value-type="float" office:value="10.12" calcext:value-type="float">
            <text:p>10.12</text:p>
          </table:table-cell>
          <table:table-cell office:value-type="float" office:value="8.51278972625732" calcext:value-type="float">
            <text:p>8.51278972625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.724136352539" calcext:value-type="float">
            <text:p>201.724136352539</text:p>
          </table:table-cell>
          <table:table-cell office:value-type="float" office:value="212" calcext:value-type="float">
            <text:p>212</text:p>
          </table:table-cell>
          <table:table-cell office:value-type="float" office:value="24.5973281860352" calcext:value-type="float">
            <text:p>24.5973281860352</text:p>
          </table:table-cell>
          <table:table-cell office:value-type="float" office:value="300" calcext:value-type="float">
            <text:p>300</text:p>
          </table:table-cell>
          <table:table-cell office:value-type="float" office:value="0.0221899281701994" calcext:value-type="float">
            <text:p>0.02218992817019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5400" calcext:value-type="float">
            <text:p>5400</text:p>
          </table:table-cell>
          <table:table-cell table:style-name="ce5" office:value-type="float" office:value="10.36" calcext:value-type="float">
            <text:p>10.36</text:p>
          </table:table-cell>
          <table:table-cell office:value-type="float" office:value="10.12" calcext:value-type="float">
            <text:p>10.12</text:p>
          </table:table-cell>
          <table:table-cell office:value-type="float" office:value="10.1852169036865" calcext:value-type="float">
            <text:p>10.1852169036865</text:p>
          </table:table-cell>
          <table:table-cell office:value-type="float" office:value="35.4402809143066" calcext:value-type="float">
            <text:p>35.4402809143066</text:p>
          </table:table-cell>
          <table:table-cell office:value-type="float" office:value="49.5986366271973" calcext:value-type="float">
            <text:p>49.5986366271973</text:p>
          </table:table-cell>
          <table:table-cell office:value-type="float" office:value="245.689666748047" calcext:value-type="float">
            <text:p>245.689666748047</text:p>
          </table:table-cell>
          <table:table-cell office:value-type="float" office:value="231" calcext:value-type="float">
            <text:p>231</text:p>
          </table:table-cell>
          <table:table-cell office:value-type="float" office:value="39.9965744018555" calcext:value-type="float">
            <text:p>39.9965744018555</text:p>
          </table:table-cell>
          <table:table-cell office:value-type="float" office:value="361.388917541504" calcext:value-type="float">
            <text:p>361.388917541504</text:p>
          </table:table-cell>
          <table:table-cell office:value-type="float" office:value="0.116487410991323" calcext:value-type="float">
            <text:p>0.11648741099132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0800" calcext:value-type="float">
            <text:p>10800</text:p>
          </table:table-cell>
          <table:table-cell table:style-name="ce5" office:value-type="float" office:value="10.43" calcext:value-type="float">
            <text:p>10.43</text:p>
          </table:table-cell>
          <table:table-cell office:value-type="float" office:value="10.12" calcext:value-type="float">
            <text:p>10.12</text:p>
          </table:table-cell>
          <table:table-cell office:value-type="float" office:value="10.1765098571777" calcext:value-type="float">
            <text:p>10.1765098571777</text:p>
          </table:table-cell>
          <table:table-cell office:value-type="float" office:value="112.639213562012" calcext:value-type="float">
            <text:p>112.639213562012</text:p>
          </table:table-cell>
          <table:table-cell office:value-type="float" office:value="153.635162353516" calcext:value-type="float">
            <text:p>153.635162353516</text:p>
          </table:table-cell>
          <table:table-cell office:value-type="float" office:value="345.258636474609" calcext:value-type="float">
            <text:p>345.258636474609</text:p>
          </table:table-cell>
          <table:table-cell office:value-type="float" office:value="252" calcext:value-type="float">
            <text:p>252</text:p>
          </table:table-cell>
          <table:table-cell office:value-type="float" office:value="40.0003852844238" calcext:value-type="float">
            <text:p>40.0003852844238</text:p>
          </table:table-cell>
          <table:table-cell office:value-type="float" office:value="521.764375915527" calcext:value-type="float">
            <text:p>521.764375915527</text:p>
          </table:table-cell>
          <table:table-cell office:value-type="float" office:value="0.228639971450227" calcext:value-type="float">
            <text:p>0.22863997145022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6200" calcext:value-type="float">
            <text:p>16200</text:p>
          </table:table-cell>
          <table:table-cell table:style-name="ce5" office:value-type="float" office:value="10.58" calcext:value-type="float">
            <text:p>10.58</text:p>
          </table:table-cell>
          <table:table-cell office:value-type="float" office:value="10.12" calcext:value-type="float">
            <text:p>10.12</text:p>
          </table:table-cell>
          <table:table-cell office:value-type="float" office:value="10.1743335723877" calcext:value-type="float">
            <text:p>10.1743335723877</text:p>
          </table:table-cell>
          <table:table-cell office:value-type="float" office:value="194.233352661133" calcext:value-type="float">
            <text:p>194.233352661133</text:p>
          </table:table-cell>
          <table:table-cell office:value-type="float" office:value="259.147705078125" calcext:value-type="float">
            <text:p>259.147705078125</text:p>
          </table:table-cell>
          <table:table-cell office:value-type="float" office:value="442.241363525391" calcext:value-type="float">
            <text:p>442.241363525391</text:p>
          </table:table-cell>
          <table:table-cell office:value-type="float" office:value="268" calcext:value-type="float">
            <text:p>268</text:p>
          </table:table-cell>
          <table:table-cell office:value-type="float" office:value="40.0015907287598" calcext:value-type="float">
            <text:p>40.0015907287598</text:p>
          </table:table-cell>
          <table:table-cell office:value-type="float" office:value="690.941057739258" calcext:value-type="float">
            <text:p>690.941057739258</text:p>
          </table:table-cell>
          <table:table-cell office:value-type="float" office:value="0.29074886904174" calcext:value-type="float">
            <text:p>0.2907488690417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1600" calcext:value-type="float">
            <text:p>21600</text:p>
          </table:table-cell>
          <table:table-cell table:style-name="ce5" office:value-type="float" office:value="10.62" calcext:value-type="float">
            <text:p>10.62</text:p>
          </table:table-cell>
          <table:table-cell office:value-type="float" office:value="10.12" calcext:value-type="float">
            <text:p>10.12</text:p>
          </table:table-cell>
          <table:table-cell office:value-type="float" office:value="10.1830406188965" calcext:value-type="float">
            <text:p>10.1830406188965</text:p>
          </table:table-cell>
          <table:table-cell office:value-type="float" office:value="276.152069091797" calcext:value-type="float">
            <text:p>276.152069091797</text:p>
          </table:table-cell>
          <table:table-cell office:value-type="float" office:value="364.738342285156" calcext:value-type="float">
            <text:p>364.738342285156</text:p>
          </table:table-cell>
          <table:table-cell office:value-type="float" office:value="537.931030273438" calcext:value-type="float">
            <text:p>537.931030273438</text:p>
          </table:table-cell>
          <table:table-cell office:value-type="float" office:value="293" calcext:value-type="float">
            <text:p>293</text:p>
          </table:table-cell>
          <table:table-cell office:value-type="float" office:value="40.0009880065918" calcext:value-type="float">
            <text:p>40.0009880065918</text:p>
          </table:table-cell>
          <table:table-cell office:value-type="float" office:value="857.590411376953" calcext:value-type="float">
            <text:p>857.590411376953</text:p>
          </table:table-cell>
          <table:table-cell office:value-type="float" office:value="0.329771699626138" calcext:value-type="float">
            <text:p>0.32977169962613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5200" calcext:value-type="float">
            <text:p>25200</text:p>
          </table:table-cell>
          <table:table-cell table:style-name="ce5" office:value-type="float" office:value="10.83" calcext:value-type="float">
            <text:p>10.83</text:p>
          </table:table-cell>
          <table:table-cell office:value-type="float" office:value="10.12" calcext:value-type="float">
            <text:p>10.12</text:p>
          </table:table-cell>
          <table:table-cell office:value-type="float" office:value="10.1264448165894" calcext:value-type="float">
            <text:p>10.1264448165894</text:p>
          </table:table-cell>
          <table:table-cell office:value-type="float" office:value="325.19" calcext:value-type="float">
            <text:p>325.19</text:p>
          </table:table-cell>
          <table:table-cell office:value-type="float" office:value="428.3" calcext:value-type="float">
            <text:p>428.3</text:p>
          </table:table-cell>
          <table:table-cell office:value-type="float" office:value="600" calcext:value-type="float">
            <text:p>600</text:p>
          </table:table-cell>
          <table:table-cell office:value-type="float" office:value="304" calcext:value-type="float">
            <text:p>304</text:p>
          </table:table-cell>
          <table:table-cell office:value-type="float" office:value="40.0017929077148" calcext:value-type="float">
            <text:p>40.0017929077148</text:p>
          </table:table-cell>
          <table:table-cell office:value-type="float" office:value="952.26" calcext:value-type="float">
            <text:p>952.26</text:p>
          </table:table-cell>
          <table:table-cell office:value-type="float" office:value="0.348483584788881" calcext:value-type="float">
            <text:p>0.34848358478888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4" office:value-type="float" office:value="10.58" calcext:value-type="float">
            <text:p>10.58</text:p>
          </table:table-cell>
          <table:table-cell office:value-type="float" office:value="10.7" calcext:value-type="float">
            <text:p>10.7</text:p>
          </table:table-cell>
          <table:table-cell office:value-type="float" office:value="8.07834243774414" calcext:value-type="float">
            <text:p>8.07834243774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.431015014648" calcext:value-type="float">
            <text:p>200.431015014648</text:p>
          </table:table-cell>
          <table:table-cell office:value-type="float" office:value="211" calcext:value-type="float">
            <text:p>211</text:p>
          </table:table-cell>
          <table:table-cell office:value-type="float" office:value="24.82004737854" calcext:value-type="float">
            <text:p>24.82004737854</text:p>
          </table:table-cell>
          <table:table-cell office:value-type="float" office:value="300.5" calcext:value-type="float">
            <text:p>300.5</text:p>
          </table:table-cell>
          <table:table-cell office:value-type="float" office:value="0.0221530064927116" calcext:value-type="float">
            <text:p>0.02215300649271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5400" calcext:value-type="float">
            <text:p>5400</text:p>
          </table:table-cell>
          <table:table-cell table:style-name="ce4" office:value-type="float" office:value="11.53" calcext:value-type="float">
            <text:p>11.53</text:p>
          </table:table-cell>
          <table:table-cell office:value-type="float" office:value="10.7" calcext:value-type="float">
            <text:p>10.7</text:p>
          </table:table-cell>
          <table:table-cell office:value-type="float" office:value="10.3621406555176" calcext:value-type="float">
            <text:p>10.3621406555176</text:p>
          </table:table-cell>
          <table:table-cell office:value-type="float" office:value="32.0205383300781" calcext:value-type="float">
            <text:p>32.0205383300781</text:p>
          </table:table-cell>
          <table:table-cell office:value-type="float" office:value="42.9791984558105" calcext:value-type="float">
            <text:p>42.9791984558105</text:p>
          </table:table-cell>
          <table:table-cell office:value-type="float" office:value="243.103454589844" calcext:value-type="float">
            <text:p>243.103454589844</text:p>
          </table:table-cell>
          <table:table-cell office:value-type="float" office:value="233" calcext:value-type="float">
            <text:p>233</text:p>
          </table:table-cell>
          <table:table-cell office:value-type="float" office:value="49.9905967712402" calcext:value-type="float">
            <text:p>49.9905967712402</text:p>
          </table:table-cell>
          <table:table-cell office:value-type="float" office:value="398.309511260986" calcext:value-type="float">
            <text:p>398.309511260986</text:p>
          </table:table-cell>
          <table:table-cell office:value-type="float" office:value="0.150657865669438" calcext:value-type="float">
            <text:p>0.15065786566943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0800" calcext:value-type="float">
            <text:p>10800</text:p>
          </table:table-cell>
          <table:table-cell table:style-name="ce4" office:value-type="float" office:value="11.54" calcext:value-type="float">
            <text:p>11.54</text:p>
          </table:table-cell>
          <table:table-cell office:value-type="float" office:value="10.7" calcext:value-type="float">
            <text:p>10.7</text:p>
          </table:table-cell>
          <table:table-cell office:value-type="float" office:value="10.5060443878174" calcext:value-type="float">
            <text:p>10.5060443878174</text:p>
          </table:table-cell>
          <table:table-cell office:value-type="float" office:value="112.025550842285" calcext:value-type="float">
            <text:p>112.025550842285</text:p>
          </table:table-cell>
          <table:table-cell office:value-type="float" office:value="145.795257568359" calcext:value-type="float">
            <text:p>145.795257568359</text:p>
          </table:table-cell>
          <table:table-cell office:value-type="float" office:value="343.965515136719" calcext:value-type="float">
            <text:p>343.965515136719</text:p>
          </table:table-cell>
          <table:table-cell office:value-type="float" office:value="257" calcext:value-type="float">
            <text:p>257</text:p>
          </table:table-cell>
          <table:table-cell office:value-type="float" office:value="50.0004272460938" calcext:value-type="float">
            <text:p>50.0004272460938</text:p>
          </table:table-cell>
          <table:table-cell office:value-type="float" office:value="564.820997924805" calcext:value-type="float">
            <text:p>564.820997924805</text:p>
          </table:table-cell>
          <table:table-cell office:value-type="float" office:value="0.25350478517472" calcext:value-type="float">
            <text:p>0.2535047851747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6200" calcext:value-type="float">
            <text:p>16200</text:p>
          </table:table-cell>
          <table:table-cell table:style-name="ce4" office:value-type="float" office:value="11.43" calcext:value-type="float">
            <text:p>11.43</text:p>
          </table:table-cell>
          <table:table-cell office:value-type="float" office:value="10.7" calcext:value-type="float">
            <text:p>10.7</text:p>
          </table:table-cell>
          <table:table-cell office:value-type="float" office:value="10.5790395736694" calcext:value-type="float">
            <text:p>10.5790395736694</text:p>
          </table:table-cell>
          <table:table-cell office:value-type="float" office:value="194.963394165039" calcext:value-type="float">
            <text:p>194.963394165039</text:p>
          </table:table-cell>
          <table:table-cell office:value-type="float" office:value="249.985717773438" calcext:value-type="float">
            <text:p>249.985717773438</text:p>
          </table:table-cell>
          <table:table-cell office:value-type="float" office:value="442.241363525391" calcext:value-type="float">
            <text:p>442.241363525391</text:p>
          </table:table-cell>
          <table:table-cell office:value-type="float" office:value="280" calcext:value-type="float">
            <text:p>280</text:p>
          </table:table-cell>
          <table:table-cell office:value-type="float" office:value="50.0088539123535" calcext:value-type="float">
            <text:p>50.0088539123535</text:p>
          </table:table-cell>
          <table:table-cell office:value-type="float" office:value="734.893530883789" calcext:value-type="float">
            <text:p>734.893530883789</text:p>
          </table:table-cell>
          <table:table-cell office:value-type="float" office:value="0.308973260357525" calcext:value-type="float">
            <text:p>0.3089732603575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1600" calcext:value-type="float">
            <text:p>21600</text:p>
          </table:table-cell>
          <table:table-cell table:style-name="ce4" office:value-type="float" office:value="11.01" calcext:value-type="float">
            <text:p>11.01</text:p>
          </table:table-cell>
          <table:table-cell office:value-type="float" office:value="10.7" calcext:value-type="float">
            <text:p>10.7</text:p>
          </table:table-cell>
          <table:table-cell office:value-type="float" office:value="10.5998954772949" calcext:value-type="float">
            <text:p>10.5998954772949</text:p>
          </table:table-cell>
          <table:table-cell office:value-type="float" office:value="276.898773193359" calcext:value-type="float">
            <text:p>276.898773193359</text:p>
          </table:table-cell>
          <table:table-cell office:value-type="float" office:value="352.990875244141" calcext:value-type="float">
            <text:p>352.990875244141</text:p>
          </table:table-cell>
          <table:table-cell office:value-type="float" office:value="541.810363769531" calcext:value-type="float">
            <text:p>541.810363769531</text:p>
          </table:table-cell>
          <table:table-cell office:value-type="float" office:value="309" calcext:value-type="float">
            <text:p>309</text:p>
          </table:table-cell>
          <table:table-cell office:value-type="float" office:value="49.992603302002" calcext:value-type="float">
            <text:p>49.992603302002</text:p>
          </table:table-cell>
          <table:table-cell office:value-type="float" office:value="901.4739453125" calcext:value-type="float">
            <text:p>901.4739453125</text:p>
          </table:table-cell>
          <table:table-cell office:value-type="float" office:value="0.34420553752386" calcext:value-type="float">
            <text:p>0.3442055375238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5200" calcext:value-type="float">
            <text:p>25200</text:p>
          </table:table-cell>
          <table:table-cell table:style-name="ce4" office:value-type="float" office:value="11.61" calcext:value-type="float">
            <text:p>11.61</text:p>
          </table:table-cell>
          <table:table-cell office:value-type="float" office:value="10.7" calcext:value-type="float">
            <text:p>10.7</text:p>
          </table:table-cell>
          <table:table-cell office:value-type="float" office:value="10.2874803543091" calcext:value-type="float">
            <text:p>10.2874803543091</text:p>
          </table:table-cell>
          <table:table-cell office:value-type="float" office:value="312.7" calcext:value-type="float">
            <text:p>312.7</text:p>
          </table:table-cell>
          <table:table-cell office:value-type="float" office:value="397.78" calcext:value-type="float">
            <text:p>397.78</text:p>
          </table:table-cell>
          <table:table-cell office:value-type="float" office:value="581.896545410156" calcext:value-type="float">
            <text:p>581.896545410156</text:p>
          </table:table-cell>
          <table:table-cell office:value-type="float" office:value="310" calcext:value-type="float">
            <text:p>310</text:p>
          </table:table-cell>
          <table:table-cell office:value-type="float" office:value="49.999626159668" calcext:value-type="float">
            <text:p>49.999626159668</text:p>
          </table:table-cell>
          <table:table-cell office:value-type="float" office:value="962.23" calcext:value-type="float">
            <text:p>962.23</text:p>
          </table:table-cell>
          <table:table-cell office:value-type="float" office:value="0.359069015153404" calcext:value-type="float">
            <text:p>0.35906901515340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4" office:value-type="float" office:value="9.91" calcext:value-type="float">
            <text:p>9.91</text:p>
          </table:table-cell>
          <table:table-cell office:value-type="float" office:value="9.98" calcext:value-type="float">
            <text:p>9.98</text:p>
          </table:table-cell>
          <table:table-cell office:value-type="float" office:value="10.7267036437988" calcext:value-type="float">
            <text:p>10.7267036437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.431015014648" calcext:value-type="float">
            <text:p>200.431015014648</text:p>
          </table:table-cell>
          <table:table-cell office:value-type="float" office:value="218" calcext:value-type="float">
            <text:p>218</text:p>
          </table:table-cell>
          <table:table-cell office:value-type="float" office:value="25.0391540527344" calcext:value-type="float">
            <text:p>25.0391540527344</text:p>
          </table:table-cell>
          <table:table-cell office:value-type="float" office:value="300" calcext:value-type="float">
            <text:p>300</text:p>
          </table:table-cell>
          <table:table-cell office:value-type="float" office:value="0.0221899281701994" calcext:value-type="float">
            <text:p>0.02218992817019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5400" calcext:value-type="float">
            <text:p>5400</text:p>
          </table:table-cell>
          <table:table-cell table:style-name="ce4" office:value-type="float" office:value="10.88" calcext:value-type="float">
            <text:p>10.88</text:p>
          </table:table-cell>
          <table:table-cell office:value-type="float" office:value="9.98" calcext:value-type="float">
            <text:p>9.98</text:p>
          </table:table-cell>
          <table:table-cell office:value-type="float" office:value="10.6902256011963" calcext:value-type="float">
            <text:p>10.6902256011963</text:p>
          </table:table-cell>
          <table:table-cell office:value-type="float" office:value="53.3514823913574" calcext:value-type="float">
            <text:p>53.3514823913574</text:p>
          </table:table-cell>
          <table:table-cell office:value-type="float" office:value="66.8780288696289" calcext:value-type="float">
            <text:p>66.8780288696289</text:p>
          </table:table-cell>
          <table:table-cell office:value-type="float" office:value="263.793090820313" calcext:value-type="float">
            <text:p>263.793090820313</text:p>
          </table:table-cell>
          <table:table-cell office:value-type="float" office:value="238" calcext:value-type="float">
            <text:p>238</text:p>
          </table:table-cell>
          <table:table-cell office:value-type="float" office:value="59.9511070251465" calcext:value-type="float">
            <text:p>59.9511070251465</text:p>
          </table:table-cell>
          <table:table-cell office:value-type="float" office:value="346.573669509888" calcext:value-type="float">
            <text:p>346.573669509888</text:p>
          </table:table-cell>
          <table:table-cell office:value-type="float" office:value="0.0405341203514167" calcext:value-type="float">
            <text:p>0.04053412035141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0800" calcext:value-type="float">
            <text:p>10800</text:p>
          </table:table-cell>
          <table:table-cell table:style-name="ce4" office:value-type="float" office:value="10.89" calcext:value-type="float">
            <text:p>10.89</text:p>
          </table:table-cell>
          <table:table-cell office:value-type="float" office:value="9.98" calcext:value-type="float">
            <text:p>9.98</text:p>
          </table:table-cell>
          <table:table-cell office:value-type="float" office:value="10.7355976104736" calcext:value-type="float">
            <text:p>10.7355976104736</text:p>
          </table:table-cell>
          <table:table-cell office:value-type="float" office:value="136.527847290039" calcext:value-type="float">
            <text:p>136.527847290039</text:p>
          </table:table-cell>
          <table:table-cell office:value-type="float" office:value="171.073150634766" calcext:value-type="float">
            <text:p>171.073150634766</text:p>
          </table:table-cell>
          <table:table-cell office:value-type="float" office:value="363.362060546875" calcext:value-type="float">
            <text:p>363.362060546875</text:p>
          </table:table-cell>
          <table:table-cell office:value-type="float" office:value="258" calcext:value-type="float">
            <text:p>258</text:p>
          </table:table-cell>
          <table:table-cell office:value-type="float" office:value="59.996654510498" calcext:value-type="float">
            <text:p>59.996654510498</text:p>
          </table:table-cell>
          <table:table-cell office:value-type="float" office:value="509.68898651123" calcext:value-type="float">
            <text:p>509.68898651123</text:p>
          </table:table-cell>
          <table:table-cell office:value-type="float" office:value="0.0678213078518035" calcext:value-type="float">
            <text:p>0.06782130785180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6200" calcext:value-type="float">
            <text:p>16200</text:p>
          </table:table-cell>
          <table:table-cell table:style-name="ce4" office:value-type="float" office:value="10.87" calcext:value-type="float">
            <text:p>10.87</text:p>
          </table:table-cell>
          <table:table-cell office:value-type="float" office:value="9.98" calcext:value-type="float">
            <text:p>9.98</text:p>
          </table:table-cell>
          <table:table-cell office:value-type="float" office:value="10.7355976104736" calcext:value-type="float">
            <text:p>10.7355976104736</text:p>
          </table:table-cell>
          <table:table-cell office:value-type="float" office:value="220.405471801758" calcext:value-type="float">
            <text:p>220.405471801758</text:p>
          </table:table-cell>
          <table:table-cell office:value-type="float" office:value="275.198059082031" calcext:value-type="float">
            <text:p>275.198059082031</text:p>
          </table:table-cell>
          <table:table-cell office:value-type="float" office:value="461.637878417969" calcext:value-type="float">
            <text:p>461.637878417969</text:p>
          </table:table-cell>
          <table:table-cell office:value-type="float" office:value="278" calcext:value-type="float">
            <text:p>278</text:p>
          </table:table-cell>
          <table:table-cell office:value-type="float" office:value="60.0107002258301" calcext:value-type="float">
            <text:p>60.0107002258301</text:p>
          </table:table-cell>
          <table:table-cell office:value-type="float" office:value="680.003897705078" calcext:value-type="float">
            <text:p>680.003897705078</text:p>
          </table:table-cell>
          <table:table-cell office:value-type="float" office:value="0.0816560662559754" calcext:value-type="float">
            <text:p>0.08165606625597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1600" calcext:value-type="float">
            <text:p>21600</text:p>
          </table:table-cell>
          <table:table-cell table:style-name="ce4" office:value-type="float" office:value="10.9" calcext:value-type="float">
            <text:p>10.9</text:p>
          </table:table-cell>
          <table:table-cell office:value-type="float" office:value="9.98" calcext:value-type="float">
            <text:p>9.98</text:p>
          </table:table-cell>
          <table:table-cell office:value-type="float" office:value="10.6304159164429" calcext:value-type="float">
            <text:p>10.6304159164429</text:p>
          </table:table-cell>
          <table:table-cell office:value-type="float" office:value="303.635345458984" calcext:value-type="float">
            <text:p>303.635345458984</text:p>
          </table:table-cell>
          <table:table-cell office:value-type="float" office:value="379.408599853516" calcext:value-type="float">
            <text:p>379.408599853516</text:p>
          </table:table-cell>
          <table:table-cell office:value-type="float" office:value="557.327575683594" calcext:value-type="float">
            <text:p>557.327575683594</text:p>
          </table:table-cell>
          <table:table-cell office:value-type="float" office:value="304" calcext:value-type="float">
            <text:p>304</text:p>
          </table:table-cell>
          <table:table-cell office:value-type="float" office:value="60.0030746459961" calcext:value-type="float">
            <text:p>60.0030746459961</text:p>
          </table:table-cell>
          <table:table-cell office:value-type="float" office:value="845.653693847656" calcext:value-type="float">
            <text:p>845.653693847656</text:p>
          </table:table-cell>
          <table:table-cell office:value-type="float" office:value="0.0902122813990057" calcext:value-type="float">
            <text:p>0.09021228139900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5200" calcext:value-type="float">
            <text:p>25200</text:p>
          </table:table-cell>
          <table:table-cell table:style-name="ce4" office:value-type="float" office:value="10.79" calcext:value-type="float">
            <text:p>10.79</text:p>
          </table:table-cell>
          <table:table-cell office:value-type="float" office:value="9.98" calcext:value-type="float">
            <text:p>9.98</text:p>
          </table:table-cell>
          <table:table-cell office:value-type="float" office:value="10.7232236862183" calcext:value-type="float">
            <text:p>10.7232236862183</text:p>
          </table:table-cell>
          <table:table-cell office:value-type="float" office:value="338.85" calcext:value-type="float">
            <text:p>338.85</text:p>
          </table:table-cell>
          <table:table-cell office:value-type="float" office:value="422.88" calcext:value-type="float">
            <text:p>422.88</text:p>
          </table:table-cell>
          <table:table-cell office:value-type="float" office:value="598.706909179688" calcext:value-type="float">
            <text:p>598.706909179688</text:p>
          </table:table-cell>
          <table:table-cell office:value-type="float" office:value="315" calcext:value-type="float">
            <text:p>315</text:p>
          </table:table-cell>
          <table:table-cell office:value-type="float" office:value="60.0305633544922" calcext:value-type="float">
            <text:p>60.0305633544922</text:p>
          </table:table-cell>
          <table:table-cell office:value-type="float" office:value="945.22" calcext:value-type="float">
            <text:p>945.22</text:p>
          </table:table-cell>
          <table:table-cell office:value-type="float" office:value="0.0945356408572183" calcext:value-type="float">
            <text:p>0.09453564085721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5" office:value-type="float" office:value="10.06" calcext:value-type="float">
            <text:p>10.06</text:p>
          </table:table-cell>
          <table:table-cell office:value-type="float" office:value="10.56" calcext:value-type="float">
            <text:p>10.56</text:p>
          </table:table-cell>
          <table:table-cell office:value-type="float" office:value="7.88066387176514" calcext:value-type="float">
            <text:p>7.88066387176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.137924194336" calcext:value-type="float">
            <text:p>199.137924194336</text:p>
          </table:table-cell>
          <table:table-cell office:value-type="float" office:value="215" calcext:value-type="float">
            <text:p>215</text:p>
          </table:table-cell>
          <table:table-cell office:value-type="float" office:value="24.9197692871094" calcext:value-type="float">
            <text:p>24.9197692871094</text:p>
          </table:table-cell>
          <table:table-cell office:value-type="float" office:value="300.5" calcext:value-type="float">
            <text:p>300.5</text:p>
          </table:table-cell>
          <table:table-cell office:value-type="float" office:value="0.0221530064927116" calcext:value-type="float">
            <text:p>0.02215300649271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5400" calcext:value-type="float">
            <text:p>5400</text:p>
          </table:table-cell>
          <table:table-cell table:style-name="ce5" office:value-type="float" office:value="10.66" calcext:value-type="float">
            <text:p>10.66</text:p>
          </table:table-cell>
          <table:table-cell office:value-type="float" office:value="10.56" calcext:value-type="float">
            <text:p>10.56</text:p>
          </table:table-cell>
          <table:table-cell office:value-type="float" office:value="9.96304225921631" calcext:value-type="float">
            <text:p>9.96304225921631</text:p>
          </table:table-cell>
          <table:table-cell office:value-type="float" office:value="29.5643215179443" calcext:value-type="float">
            <text:p>29.5643215179443</text:p>
          </table:table-cell>
          <table:table-cell office:value-type="float" office:value="40.1793479919434" calcext:value-type="float">
            <text:p>40.1793479919434</text:p>
          </table:table-cell>
          <table:table-cell office:value-type="float" office:value="241.810333251953" calcext:value-type="float">
            <text:p>241.810333251953</text:p>
          </table:table-cell>
          <table:table-cell office:value-type="float" office:value="232" calcext:value-type="float">
            <text:p>232</text:p>
          </table:table-cell>
          <table:table-cell office:value-type="float" office:value="39.9733009338379" calcext:value-type="float">
            <text:p>39.9733009338379</text:p>
          </table:table-cell>
          <table:table-cell office:value-type="float" office:value="400.773164367676" calcext:value-type="float">
            <text:p>400.773164367676</text:p>
          </table:table-cell>
          <table:table-cell office:value-type="float" office:value="0.153583608359327" calcext:value-type="float">
            <text:p>0.15358360835932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0800" calcext:value-type="float">
            <text:p>10800</text:p>
          </table:table-cell>
          <table:table-cell table:style-name="ce5" office:value-type="float" office:value="10.97" calcext:value-type="float">
            <text:p>10.97</text:p>
          </table:table-cell>
          <table:table-cell office:value-type="float" office:value="10.56" calcext:value-type="float">
            <text:p>10.56</text:p>
          </table:table-cell>
          <table:table-cell office:value-type="float" office:value="9.89094352722168" calcext:value-type="float">
            <text:p>9.89094352722168</text:p>
          </table:table-cell>
          <table:table-cell office:value-type="float" office:value="111.643180847168" calcext:value-type="float">
            <text:p>111.643180847168</text:p>
          </table:table-cell>
          <table:table-cell office:value-type="float" office:value="142.075805664063" calcext:value-type="float">
            <text:p>142.075805664063</text:p>
          </table:table-cell>
          <table:table-cell office:value-type="float" office:value="341.379333496094" calcext:value-type="float">
            <text:p>341.379333496094</text:p>
          </table:table-cell>
          <table:table-cell office:value-type="float" office:value="248" calcext:value-type="float">
            <text:p>248</text:p>
          </table:table-cell>
          <table:table-cell office:value-type="float" office:value="40.0062065124512" calcext:value-type="float">
            <text:p>40.0062065124512</text:p>
          </table:table-cell>
          <table:table-cell office:value-type="float" office:value="569.785936279297" calcext:value-type="float">
            <text:p>569.785936279297</text:p>
          </table:table-cell>
          <table:table-cell office:value-type="float" office:value="0.253043155384542" calcext:value-type="float">
            <text:p>0.25304315538454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6200" calcext:value-type="float">
            <text:p>16200</text:p>
          </table:table-cell>
          <table:table-cell table:style-name="ce5" office:value-type="float" office:value="10.93" calcext:value-type="float">
            <text:p>10.93</text:p>
          </table:table-cell>
          <table:table-cell office:value-type="float" office:value="10.56" calcext:value-type="float">
            <text:p>10.56</text:p>
          </table:table-cell>
          <table:table-cell office:value-type="float" office:value="10.0218181610107" calcext:value-type="float">
            <text:p>10.0218181610107</text:p>
          </table:table-cell>
          <table:table-cell office:value-type="float" office:value="195.47785949707" calcext:value-type="float">
            <text:p>195.47785949707</text:p>
          </table:table-cell>
          <table:table-cell office:value-type="float" office:value="246.486038208008" calcext:value-type="float">
            <text:p>246.486038208008</text:p>
          </table:table-cell>
          <table:table-cell office:value-type="float" office:value="435.775848388672" calcext:value-type="float">
            <text:p>435.775848388672</text:p>
          </table:table-cell>
          <table:table-cell office:value-type="float" office:value="276" calcext:value-type="float">
            <text:p>276</text:p>
          </table:table-cell>
          <table:table-cell office:value-type="float" office:value="39.965274810791" calcext:value-type="float">
            <text:p>39.965274810791</text:p>
          </table:table-cell>
          <table:table-cell office:value-type="float" office:value="736.970507202148" calcext:value-type="float">
            <text:p>736.970507202148</text:p>
          </table:table-cell>
          <table:table-cell office:value-type="float" office:value="0.308417618888516" calcext:value-type="float">
            <text:p>0.30841761888851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1600" calcext:value-type="float">
            <text:p>21600</text:p>
          </table:table-cell>
          <table:table-cell table:style-name="ce5" office:value-type="float" office:value="11.09" calcext:value-type="float">
            <text:p>11.09</text:p>
          </table:table-cell>
          <table:table-cell office:value-type="float" office:value="10.56" calcext:value-type="float">
            <text:p>10.56</text:p>
          </table:table-cell>
          <table:table-cell office:value-type="float" office:value="9.98810768127441" calcext:value-type="float">
            <text:p>9.98810768127441</text:p>
          </table:table-cell>
          <table:table-cell office:value-type="float" office:value="278.525482177734" calcext:value-type="float">
            <text:p>278.525482177734</text:p>
          </table:table-cell>
          <table:table-cell office:value-type="float" office:value="349.948211669922" calcext:value-type="float">
            <text:p>349.948211669922</text:p>
          </table:table-cell>
          <table:table-cell office:value-type="float" office:value="537.931030273438" calcext:value-type="float">
            <text:p>537.931030273438</text:p>
          </table:table-cell>
          <table:table-cell office:value-type="float" office:value="292" calcext:value-type="float">
            <text:p>292</text:p>
          </table:table-cell>
          <table:table-cell office:value-type="float" office:value="39.9939651489258" calcext:value-type="float">
            <text:p>39.9939651489258</text:p>
          </table:table-cell>
          <table:table-cell office:value-type="float" office:value="907.266383056641" calcext:value-type="float">
            <text:p>907.266383056641</text:p>
          </table:table-cell>
          <table:table-cell office:value-type="float" office:value="0.341586691129786" calcext:value-type="float">
            <text:p>0.34158669112978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5200" calcext:value-type="float">
            <text:p>25200</text:p>
          </table:table-cell>
          <table:table-cell table:style-name="ce5" office:value-type="float" office:value="10.92" calcext:value-type="float">
            <text:p>10.92</text:p>
          </table:table-cell>
          <table:table-cell office:value-type="float" office:value="10.56" calcext:value-type="float">
            <text:p>10.56</text:p>
          </table:table-cell>
          <table:table-cell office:value-type="float" office:value="10.0234375" calcext:value-type="float">
            <text:p>10.0234375</text:p>
          </table:table-cell>
          <table:table-cell office:value-type="float" office:value="330.8" calcext:value-type="float">
            <text:p>330.8</text:p>
          </table:table-cell>
          <table:table-cell office:value-type="float" office:value="415.17" calcext:value-type="float">
            <text:p>415.17</text:p>
          </table:table-cell>
          <table:table-cell office:value-type="float" office:value="600" calcext:value-type="float">
            <text:p>600</text:p>
          </table:table-cell>
          <table:table-cell office:value-type="float" office:value="318" calcext:value-type="float">
            <text:p>318</text:p>
          </table:table-cell>
          <table:table-cell office:value-type="float" office:value="39.9941673278809" calcext:value-type="float">
            <text:p>39.9941673278809</text:p>
          </table:table-cell>
          <table:table-cell office:value-type="float" office:value="957.86" calcext:value-type="float">
            <text:p>957.86</text:p>
          </table:table-cell>
          <table:table-cell office:value-type="float" office:value="0.355612488725972" calcext:value-type="float">
            <text:p>0.35561248872597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4" office:value-type="float" office:value="9.81" calcext:value-type="float">
            <text:p>9.81</text:p>
          </table:table-cell>
          <table:table-cell office:value-type="float" office:value="10.37" calcext:value-type="float">
            <text:p>10.37</text:p>
          </table:table-cell>
          <table:table-cell office:value-type="float" office:value="10.6818428039551" calcext:value-type="float">
            <text:p>10.6818428039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.724136352539" calcext:value-type="float">
            <text:p>201.724136352539</text:p>
          </table:table-cell>
          <table:table-cell office:value-type="float" office:value="216" calcext:value-type="float">
            <text:p>216</text:p>
          </table:table-cell>
          <table:table-cell office:value-type="float" office:value="24.7722930908203" calcext:value-type="float">
            <text:p>24.7722930908203</text:p>
          </table:table-cell>
          <table:table-cell office:value-type="float" office:value="300" calcext:value-type="float">
            <text:p>300</text:p>
          </table:table-cell>
          <table:table-cell office:value-type="float" office:value="0.0221899281701994" calcext:value-type="float">
            <text:p>0.02218992817019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5400" calcext:value-type="float">
            <text:p>5400</text:p>
          </table:table-cell>
          <table:table-cell table:style-name="ce4" office:value-type="float" office:value="11.32" calcext:value-type="float">
            <text:p>11.32</text:p>
          </table:table-cell>
          <table:table-cell office:value-type="float" office:value="10.37" calcext:value-type="float">
            <text:p>10.37</text:p>
          </table:table-cell>
          <table:table-cell office:value-type="float" office:value="10.5426568984985" calcext:value-type="float">
            <text:p>10.5426568984985</text:p>
          </table:table-cell>
          <table:table-cell office:value-type="float" office:value="54.8952102661133" calcext:value-type="float">
            <text:p>54.8952102661133</text:p>
          </table:table-cell>
          <table:table-cell office:value-type="float" office:value="71.7779541015625" calcext:value-type="float">
            <text:p>71.7779541015625</text:p>
          </table:table-cell>
          <table:table-cell office:value-type="float" office:value="270.258605957031" calcext:value-type="float">
            <text:p>270.258605957031</text:p>
          </table:table-cell>
          <table:table-cell office:value-type="float" office:value="232" calcext:value-type="float">
            <text:p>232</text:p>
          </table:table-cell>
          <table:table-cell office:value-type="float" office:value="59.9936447143555" calcext:value-type="float">
            <text:p>59.9936447143555</text:p>
          </table:table-cell>
          <table:table-cell office:value-type="float" office:value="358.143039398193" calcext:value-type="float">
            <text:p>358.143039398193</text:p>
          </table:table-cell>
          <table:table-cell office:value-type="float" office:value="0.0421215625338211" calcext:value-type="float">
            <text:p>0.04212156253382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0800" calcext:value-type="float">
            <text:p>10800</text:p>
          </table:table-cell>
          <table:table-cell table:style-name="ce4" office:value-type="float" office:value="10.95" calcext:value-type="float">
            <text:p>10.95</text:p>
          </table:table-cell>
          <table:table-cell office:value-type="float" office:value="10.37" calcext:value-type="float">
            <text:p>10.37</text:p>
          </table:table-cell>
          <table:table-cell office:value-type="float" office:value="10.5835618972778" calcext:value-type="float">
            <text:p>10.5835618972778</text:p>
          </table:table-cell>
          <table:table-cell office:value-type="float" office:value="137.523452758789" calcext:value-type="float">
            <text:p>137.523452758789</text:p>
          </table:table-cell>
          <table:table-cell office:value-type="float" office:value="176.092483520508" calcext:value-type="float">
            <text:p>176.092483520508</text:p>
          </table:table-cell>
          <table:table-cell office:value-type="float" office:value="367.241363525391" calcext:value-type="float">
            <text:p>367.241363525391</text:p>
          </table:table-cell>
          <table:table-cell office:value-type="float" office:value="250" calcext:value-type="float">
            <text:p>250</text:p>
          </table:table-cell>
          <table:table-cell office:value-type="float" office:value="60.0329742431641" calcext:value-type="float">
            <text:p>60.0329742431641</text:p>
          </table:table-cell>
          <table:table-cell office:value-type="float" office:value="498.981064147949" calcext:value-type="float">
            <text:p>498.981064147949</text:p>
          </table:table-cell>
          <table:table-cell office:value-type="float" office:value="0.0610661599276374" calcext:value-type="float">
            <text:p>0.06106615992763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6200" calcext:value-type="float">
            <text:p>16200</text:p>
          </table:table-cell>
          <table:table-cell table:style-name="ce4" office:value-type="float" office:value="11.01" calcext:value-type="float">
            <text:p>11.01</text:p>
          </table:table-cell>
          <table:table-cell office:value-type="float" office:value="10.37" calcext:value-type="float">
            <text:p>10.37</text:p>
          </table:table-cell>
          <table:table-cell office:value-type="float" office:value="10.577488899231" calcext:value-type="float">
            <text:p>10.577488899231</text:p>
          </table:table-cell>
          <table:table-cell office:value-type="float" office:value="220.637710571289" calcext:value-type="float">
            <text:p>220.637710571289</text:p>
          </table:table-cell>
          <table:table-cell office:value-type="float" office:value="281.022796630859" calcext:value-type="float">
            <text:p>281.022796630859</text:p>
          </table:table-cell>
          <table:table-cell office:value-type="float" office:value="465.517211914063" calcext:value-type="float">
            <text:p>465.517211914063</text:p>
          </table:table-cell>
          <table:table-cell office:value-type="float" office:value="270" calcext:value-type="float">
            <text:p>270</text:p>
          </table:table-cell>
          <table:table-cell office:value-type="float" office:value="60.0472183227539" calcext:value-type="float">
            <text:p>60.0472183227539</text:p>
          </table:table-cell>
          <table:table-cell office:value-type="float" office:value="657.354508056641" calcext:value-type="float">
            <text:p>657.354508056641</text:p>
          </table:table-cell>
          <table:table-cell office:value-type="float" office:value="0.0742886347649194" calcext:value-type="float">
            <text:p>0.07428863476491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1600" calcext:value-type="float">
            <text:p>21600</text:p>
          </table:table-cell>
          <table:table-cell table:style-name="ce4" office:value-type="float" office:value="11.24" calcext:value-type="float">
            <text:p>11.24</text:p>
          </table:table-cell>
          <table:table-cell office:value-type="float" office:value="10.37" calcext:value-type="float">
            <text:p>10.37</text:p>
          </table:table-cell>
          <table:table-cell office:value-type="float" office:value="10.4573097229004" calcext:value-type="float">
            <text:p>10.4573097229004</text:p>
          </table:table-cell>
          <table:table-cell office:value-type="float" office:value="303.253143310547" calcext:value-type="float">
            <text:p>303.253143310547</text:p>
          </table:table-cell>
          <table:table-cell office:value-type="float" office:value="386.633239746094" calcext:value-type="float">
            <text:p>386.633239746094</text:p>
          </table:table-cell>
          <table:table-cell office:value-type="float" office:value="563.793090820313" calcext:value-type="float">
            <text:p>563.793090820313</text:p>
          </table:table-cell>
          <table:table-cell office:value-type="float" office:value="298" calcext:value-type="float">
            <text:p>298</text:p>
          </table:table-cell>
          <table:table-cell office:value-type="float" office:value="59.990837097168" calcext:value-type="float">
            <text:p>59.990837097168</text:p>
          </table:table-cell>
          <table:table-cell office:value-type="float" office:value="819.000932006836" calcext:value-type="float">
            <text:p>819.000932006836</text:p>
          </table:table-cell>
          <table:table-cell office:value-type="float" office:value="0.0832894741416546" calcext:value-type="float">
            <text:p>0.08328947414165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5200" calcext:value-type="float">
            <text:p>25200</text:p>
          </table:table-cell>
          <table:table-cell table:style-name="ce4" office:value-type="float" office:value="11.02" calcext:value-type="float">
            <text:p>11.02</text:p>
          </table:table-cell>
          <table:table-cell office:value-type="float" office:value="10.37" calcext:value-type="float">
            <text:p>10.37</text:p>
          </table:table-cell>
          <table:table-cell office:value-type="float" office:value="10.474723815918" calcext:value-type="float">
            <text:p>10.474723815918</text:p>
          </table:table-cell>
          <table:table-cell office:value-type="float" office:value="333.97" calcext:value-type="float">
            <text:p>333.97</text:p>
          </table:table-cell>
          <table:table-cell office:value-type="float" office:value="424.44" calcext:value-type="float">
            <text:p>424.44</text:p>
          </table:table-cell>
          <table:table-cell office:value-type="float" office:value="598.706909179688" calcext:value-type="float">
            <text:p>598.706909179688</text:p>
          </table:table-cell>
          <table:table-cell office:value-type="float" office:value="304" calcext:value-type="float">
            <text:p>304</text:p>
          </table:table-cell>
          <table:table-cell office:value-type="float" office:value="60.0012702941895" calcext:value-type="float">
            <text:p>60.0012702941895</text:p>
          </table:table-cell>
          <table:table-cell office:value-type="float" office:value="905.42" calcext:value-type="float">
            <text:p>905.42</text:p>
          </table:table-cell>
          <table:table-cell office:value-type="float" office:value="0.0876797270339288" calcext:value-type="float">
            <text:p>0.08767972703392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4" office:value-type="float" office:value="10.34" calcext:value-type="float">
            <text:p>10.34</text:p>
          </table:table-cell>
          <table:table-cell office:value-type="float" office:value="11.03" calcext:value-type="float">
            <text:p>11.03</text:p>
          </table:table-cell>
          <table:table-cell office:value-type="float" office:value="8.43672561645508" calcext:value-type="float">
            <text:p>8.43672561645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.137924194336" calcext:value-type="float">
            <text:p>199.137924194336</text:p>
          </table:table-cell>
          <table:table-cell office:value-type="float" office:value="216" calcext:value-type="float">
            <text:p>216</text:p>
          </table:table-cell>
          <table:table-cell office:value-type="float" office:value="26.432445526123" calcext:value-type="float">
            <text:p>26.432445526123</text:p>
          </table:table-cell>
          <table:table-cell office:value-type="float" office:value="300" calcext:value-type="float">
            <text:p>300</text:p>
          </table:table-cell>
          <table:table-cell office:value-type="float" office:value="0.0221899281701994" calcext:value-type="float">
            <text:p>0.02218992817019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5400" calcext:value-type="float">
            <text:p>5400</text:p>
          </table:table-cell>
          <table:table-cell table:style-name="ce4" office:value-type="float" office:value="11.12" calcext:value-type="float">
            <text:p>11.12</text:p>
          </table:table-cell>
          <table:table-cell office:value-type="float" office:value="11.03" calcext:value-type="float">
            <text:p>11.03</text:p>
          </table:table-cell>
          <table:table-cell office:value-type="float" office:value="10.1249189376831" calcext:value-type="float">
            <text:p>10.1249189376831</text:p>
          </table:table-cell>
          <table:table-cell office:value-type="float" office:value="44.5870246887207" calcext:value-type="float">
            <text:p>44.5870246887207</text:p>
          </table:table-cell>
          <table:table-cell office:value-type="float" office:value="56.3389015197754" calcext:value-type="float">
            <text:p>56.3389015197754</text:p>
          </table:table-cell>
          <table:table-cell office:value-type="float" office:value="256.034454345703" calcext:value-type="float">
            <text:p>256.034454345703</text:p>
          </table:table-cell>
          <table:table-cell office:value-type="float" office:value="236" calcext:value-type="float">
            <text:p>236</text:p>
          </table:table-cell>
          <table:table-cell office:value-type="float" office:value="39.9913558959961" calcext:value-type="float">
            <text:p>39.9913558959961</text:p>
          </table:table-cell>
          <table:table-cell office:value-type="float" office:value="397.74925994873" calcext:value-type="float">
            <text:p>397.74925994873</text:p>
          </table:table-cell>
          <table:table-cell office:value-type="float" office:value="0.0849085093301065" calcext:value-type="float">
            <text:p>0.08490850933010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0800" calcext:value-type="float">
            <text:p>10800</text:p>
          </table:table-cell>
          <table:table-cell table:style-name="ce4" office:value-type="float" office:value="11.75" calcext:value-type="float">
            <text:p>11.75</text:p>
          </table:table-cell>
          <table:table-cell office:value-type="float" office:value="11.03" calcext:value-type="float">
            <text:p>11.03</text:p>
          </table:table-cell>
          <table:table-cell office:value-type="float" office:value="10.1699619293213" calcext:value-type="float">
            <text:p>10.1699619293213</text:p>
          </table:table-cell>
          <table:table-cell office:value-type="float" office:value="126.171096801758" calcext:value-type="float">
            <text:p>126.171096801758</text:p>
          </table:table-cell>
          <table:table-cell office:value-type="float" office:value="158.794067382813" calcext:value-type="float">
            <text:p>158.794067382813</text:p>
          </table:table-cell>
          <table:table-cell office:value-type="float" office:value="354.310333251953" calcext:value-type="float">
            <text:p>354.310333251953</text:p>
          </table:table-cell>
          <table:table-cell office:value-type="float" office:value="251" calcext:value-type="float">
            <text:p>251</text:p>
          </table:table-cell>
          <table:table-cell office:value-type="float" office:value="39.9979782104492" calcext:value-type="float">
            <text:p>39.9979782104492</text:p>
          </table:table-cell>
          <table:table-cell office:value-type="float" office:value="567.266380615234" calcext:value-type="float">
            <text:p>567.266380615234</text:p>
          </table:table-cell>
          <table:table-cell office:value-type="float" office:value="0.133127368370548" calcext:value-type="float">
            <text:p>0.13312736837054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6200" calcext:value-type="float">
            <text:p>16200</text:p>
          </table:table-cell>
          <table:table-cell table:style-name="ce4" office:value-type="float" office:value="11.52" calcext:value-type="float">
            <text:p>11.52</text:p>
          </table:table-cell>
          <table:table-cell office:value-type="float" office:value="11.03" calcext:value-type="float">
            <text:p>11.03</text:p>
          </table:table-cell>
          <table:table-cell office:value-type="float" office:value="10.1740560531616" calcext:value-type="float">
            <text:p>10.1740560531616</text:p>
          </table:table-cell>
          <table:table-cell office:value-type="float" office:value="207.991653442383" calcext:value-type="float">
            <text:p>207.991653442383</text:p>
          </table:table-cell>
          <table:table-cell office:value-type="float" office:value="261.569122314453" calcext:value-type="float">
            <text:p>261.569122314453</text:p>
          </table:table-cell>
          <table:table-cell office:value-type="float" office:value="451.293090820313" calcext:value-type="float">
            <text:p>451.293090820313</text:p>
          </table:table-cell>
          <table:table-cell office:value-type="float" office:value="269" calcext:value-type="float">
            <text:p>269</text:p>
          </table:table-cell>
          <table:table-cell office:value-type="float" office:value="40.0068092346191" calcext:value-type="float">
            <text:p>40.0068092346191</text:p>
          </table:table-cell>
          <table:table-cell office:value-type="float" office:value="731.588952026367" calcext:value-type="float">
            <text:p>731.588952026367</text:p>
          </table:table-cell>
          <table:table-cell office:value-type="float" office:value="0.159552617690856" calcext:value-type="float">
            <text:p>0.15955261769085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1600" calcext:value-type="float">
            <text:p>21600</text:p>
          </table:table-cell>
          <table:table-cell table:style-name="ce4" office:value-type="float" office:value="11.99" calcext:value-type="float">
            <text:p>11.99</text:p>
          </table:table-cell>
          <table:table-cell office:value-type="float" office:value="11.03" calcext:value-type="float">
            <text:p>11.03</text:p>
          </table:table-cell>
          <table:table-cell office:value-type="float" office:value="10.1679134368896" calcext:value-type="float">
            <text:p>10.1679134368896</text:p>
          </table:table-cell>
          <table:table-cell office:value-type="float" office:value="290.822662353516" calcext:value-type="float">
            <text:p>290.822662353516</text:p>
          </table:table-cell>
          <table:table-cell office:value-type="float" office:value="366.099670410156" calcext:value-type="float">
            <text:p>366.099670410156</text:p>
          </table:table-cell>
          <table:table-cell office:value-type="float" office:value="550.861999511719" calcext:value-type="float">
            <text:p>550.861999511719</text:p>
          </table:table-cell>
          <table:table-cell office:value-type="float" office:value="305" calcext:value-type="float">
            <text:p>305</text:p>
          </table:table-cell>
          <table:table-cell office:value-type="float" office:value="39.9939651489258" calcext:value-type="float">
            <text:p>39.9939651489258</text:p>
          </table:table-cell>
          <table:table-cell office:value-type="float" office:value="899.195924072266" calcext:value-type="float">
            <text:p>899.195924072266</text:p>
          </table:table-cell>
          <table:table-cell office:value-type="float" office:value="0.175502064726619" calcext:value-type="float">
            <text:p>0.17550206472661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5200" calcext:value-type="float">
            <text:p>25200</text:p>
          </table:table-cell>
          <table:table-cell table:style-name="ce4" office:value-type="float" office:value="11.88" calcext:value-type="float">
            <text:p>11.88</text:p>
          </table:table-cell>
          <table:table-cell office:value-type="float" office:value="11.03" calcext:value-type="float">
            <text:p>11.03</text:p>
          </table:table-cell>
          <table:table-cell office:value-type="float" office:value="10.0553073883057" calcext:value-type="float">
            <text:p>10.0553073883057</text:p>
          </table:table-cell>
          <table:table-cell office:value-type="float" office:value="331.88" calcext:value-type="float">
            <text:p>331.88</text:p>
          </table:table-cell>
          <table:table-cell office:value-type="float" office:value="417.91" calcext:value-type="float">
            <text:p>417.91</text:p>
          </table:table-cell>
          <table:table-cell office:value-type="float" office:value="597.413757324219" calcext:value-type="float">
            <text:p>597.413757324219</text:p>
          </table:table-cell>
          <table:table-cell office:value-type="float" office:value="306" calcext:value-type="float">
            <text:p>306</text:p>
          </table:table-cell>
          <table:table-cell office:value-type="float" office:value="40.0013885498047" calcext:value-type="float">
            <text:p>40.0013885498047</text:p>
          </table:table-cell>
          <table:table-cell office:value-type="float" office:value="954.69" calcext:value-type="float">
            <text:p>954.69</text:p>
          </table:table-cell>
          <table:table-cell office:value-type="float" office:value="0.182433018520211" calcext:value-type="float">
            <text:p>0.18243301852021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4" office:value-type="float" office:value="10.04" calcext:value-type="float">
            <text:p>10.04</text:p>
          </table:table-cell>
          <table:table-cell office:value-type="float" office:value="10.29" calcext:value-type="float">
            <text:p>10.29</text:p>
          </table:table-cell>
          <table:table-cell office:value-type="float" office:value="9.22957897186279" calcext:value-type="float">
            <text:p>9.22957897186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.431015014648" calcext:value-type="float">
            <text:p>200.431015014648</text:p>
          </table:table-cell>
          <table:table-cell office:value-type="float" office:value="198" calcext:value-type="float">
            <text:p>198</text:p>
          </table:table-cell>
          <table:table-cell office:value-type="float" office:value="33.2159118652344" calcext:value-type="float">
            <text:p>33.2159118652344</text:p>
          </table:table-cell>
          <table:table-cell office:value-type="float" office:value="300.65" calcext:value-type="float">
            <text:p>300.65</text:p>
          </table:table-cell>
          <table:table-cell office:value-type="float" office:value="0.02214195393667" calcext:value-type="float">
            <text:p>0.0221419539366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5400" calcext:value-type="float">
            <text:p>5400</text:p>
          </table:table-cell>
          <table:table-cell table:style-name="ce4" office:value-type="float" office:value="10.77" calcext:value-type="float">
            <text:p>10.77</text:p>
          </table:table-cell>
          <table:table-cell office:value-type="float" office:value="10.29" calcext:value-type="float">
            <text:p>10.29</text:p>
          </table:table-cell>
          <table:table-cell office:value-type="float" office:value="11.0219573974609" calcext:value-type="float">
            <text:p>11.0219573974609</text:p>
          </table:table-cell>
          <table:table-cell office:value-type="float" office:value="54.2306365966797" calcext:value-type="float">
            <text:p>54.2306365966797</text:p>
          </table:table-cell>
          <table:table-cell office:value-type="float" office:value="69.0186233520508" calcext:value-type="float">
            <text:p>69.0186233520508</text:p>
          </table:table-cell>
          <table:table-cell office:value-type="float" office:value="266.379302978516" calcext:value-type="float">
            <text:p>266.379302978516</text:p>
          </table:table-cell>
          <table:table-cell office:value-type="float" office:value="234" calcext:value-type="float">
            <text:p>234</text:p>
          </table:table-cell>
          <table:table-cell office:value-type="float" office:value="50.0243034362793" calcext:value-type="float">
            <text:p>50.0243034362793</text:p>
          </table:table-cell>
          <table:table-cell office:value-type="float" office:value="403.139790344238" calcext:value-type="float">
            <text:p>403.139790344238</text:p>
          </table:table-cell>
          <table:table-cell office:value-type="float" office:value="0.0868001436224202" calcext:value-type="float">
            <text:p>0.0868001436224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0800" calcext:value-type="float">
            <text:p>10800</text:p>
          </table:table-cell>
          <table:table-cell table:style-name="ce4" office:value-type="float" office:value="11.08" calcext:value-type="float">
            <text:p>11.08</text:p>
          </table:table-cell>
          <table:table-cell office:value-type="float" office:value="10.29" calcext:value-type="float">
            <text:p>10.29</text:p>
          </table:table-cell>
          <table:table-cell office:value-type="float" office:value="11.0735397338867" calcext:value-type="float">
            <text:p>11.0735397338867</text:p>
          </table:table-cell>
          <table:table-cell office:value-type="float" office:value="137.723403930664" calcext:value-type="float">
            <text:p>137.723403930664</text:p>
          </table:table-cell>
          <table:table-cell office:value-type="float" office:value="172.97297668457" calcext:value-type="float">
            <text:p>172.97297668457</text:p>
          </table:table-cell>
          <table:table-cell office:value-type="float" office:value="365.948272705078" calcext:value-type="float">
            <text:p>365.948272705078</text:p>
          </table:table-cell>
          <table:table-cell office:value-type="float" office:value="281" calcext:value-type="float">
            <text:p>281</text:p>
          </table:table-cell>
          <table:table-cell office:value-type="float" office:value="50.0024337768555" calcext:value-type="float">
            <text:p>50.0024337768555</text:p>
          </table:table-cell>
          <table:table-cell office:value-type="float" office:value="571.114781494141" calcext:value-type="float">
            <text:p>571.114781494141</text:p>
          </table:table-cell>
          <table:table-cell office:value-type="float" office:value="0.132999821612478" calcext:value-type="float">
            <text:p>0.13299982161247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6200" calcext:value-type="float">
            <text:p>16200</text:p>
          </table:table-cell>
          <table:table-cell table:style-name="ce4" office:value-type="float" office:value="11.21" calcext:value-type="float">
            <text:p>11.21</text:p>
          </table:table-cell>
          <table:table-cell office:value-type="float" office:value="10.29" calcext:value-type="float">
            <text:p>10.29</text:p>
          </table:table-cell>
          <table:table-cell office:value-type="float" office:value="11.0962352752686" calcext:value-type="float">
            <text:p>11.0962352752686</text:p>
          </table:table-cell>
          <table:table-cell office:value-type="float" office:value="220.139907836914" calcext:value-type="float">
            <text:p>220.139907836914</text:p>
          </table:table-cell>
          <table:table-cell office:value-type="float" office:value="275.739044189453" calcext:value-type="float">
            <text:p>275.739044189453</text:p>
          </table:table-cell>
          <table:table-cell office:value-type="float" office:value="464.22412109375" calcext:value-type="float">
            <text:p>464.22412109375</text:p>
          </table:table-cell>
          <table:table-cell office:value-type="float" office:value="314" calcext:value-type="float">
            <text:p>314</text:p>
          </table:table-cell>
          <table:table-cell office:value-type="float" office:value="50.0070495605469" calcext:value-type="float">
            <text:p>50.0070495605469</text:p>
          </table:table-cell>
          <table:table-cell office:value-type="float" office:value="734.341527709961" calcext:value-type="float">
            <text:p>734.341527709961</text:p>
          </table:table-cell>
          <table:table-cell office:value-type="float" office:value="0.158886485611681" calcext:value-type="float">
            <text:p>0.15888648561168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1600" calcext:value-type="float">
            <text:p>21600</text:p>
          </table:table-cell>
          <table:table-cell table:style-name="ce4" office:value-type="float" office:value="11.22" calcext:value-type="float">
            <text:p>11.22</text:p>
          </table:table-cell>
          <table:table-cell office:value-type="float" office:value="10.29" calcext:value-type="float">
            <text:p>10.29</text:p>
          </table:table-cell>
          <table:table-cell office:value-type="float" office:value="10.9641857147217" calcext:value-type="float">
            <text:p>10.9641857147217</text:p>
          </table:table-cell>
          <table:table-cell office:value-type="float" office:value="302.307525634766" calcext:value-type="float">
            <text:p>302.307525634766</text:p>
          </table:table-cell>
          <table:table-cell office:value-type="float" office:value="379.1083984375" calcext:value-type="float">
            <text:p>379.1083984375</text:p>
          </table:table-cell>
          <table:table-cell office:value-type="float" office:value="562.5" calcext:value-type="float">
            <text:p>562.5</text:p>
          </table:table-cell>
          <table:table-cell office:value-type="float" office:value="339" calcext:value-type="float">
            <text:p>339</text:p>
          </table:table-cell>
          <table:table-cell office:value-type="float" office:value="50.0204925537109" calcext:value-type="float">
            <text:p>50.0204925537109</text:p>
          </table:table-cell>
          <table:table-cell office:value-type="float" office:value="901.041364746094" calcext:value-type="float">
            <text:p>901.041364746094</text:p>
          </table:table-cell>
          <table:table-cell office:value-type="float" office:value="0.174617303697328" calcext:value-type="float">
            <text:p>0.17461730369732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5200" calcext:value-type="float">
            <text:p>25200</text:p>
          </table:table-cell>
          <table:table-cell table:style-name="ce4" office:value-type="float" office:value="11.1" calcext:value-type="float">
            <text:p>11.1</text:p>
          </table:table-cell>
          <table:table-cell office:value-type="float" office:value="10.29" calcext:value-type="float">
            <text:p>10.29</text:p>
          </table:table-cell>
          <table:table-cell office:value-type="float" office:value="11.0302104949951" calcext:value-type="float">
            <text:p>11.0302104949951</text:p>
          </table:table-cell>
          <table:table-cell office:value-type="float" office:value="335.02" calcext:value-type="float">
            <text:p>335.02</text:p>
          </table:table-cell>
          <table:table-cell office:value-type="float" office:value="419.82" calcext:value-type="float">
            <text:p>419.82</text:p>
          </table:table-cell>
          <table:table-cell office:value-type="float" office:value="600" calcext:value-type="float">
            <text:p>600</text:p>
          </table:table-cell>
          <table:table-cell office:value-type="float" office:value="351" calcext:value-type="float">
            <text:p>351</text:p>
          </table:table-cell>
          <table:table-cell office:value-type="float" office:value="50.0038375854492" calcext:value-type="float">
            <text:p>50.0038375854492</text:p>
          </table:table-cell>
          <table:table-cell office:value-type="float" office:value="939.92" calcext:value-type="float">
            <text:p>939.92</text:p>
          </table:table-cell>
          <table:table-cell office:value-type="float" office:value="0.180794087210677" calcext:value-type="float">
            <text:p>0.18079408721067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4" office:value-type="float" office:value="11.55" calcext:value-type="float">
            <text:p>11.55</text:p>
          </table:table-cell>
          <table:table-cell office:value-type="float" office:value="11.06" calcext:value-type="float">
            <text:p>11.06</text:p>
          </table:table-cell>
          <table:table-cell office:value-type="float" office:value="10.7503900527954" calcext:value-type="float">
            <text:p>10.750390052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.137924194336" calcext:value-type="float">
            <text:p>199.137924194336</text:p>
          </table:table-cell>
          <table:table-cell office:value-type="float" office:value="265" calcext:value-type="float">
            <text:p>265</text:p>
          </table:table-cell>
          <table:table-cell office:value-type="float" office:value="16.9378337860107" calcext:value-type="float">
            <text:p>16.9378337860107</text:p>
          </table:table-cell>
          <table:table-cell office:value-type="float" office:value="300" calcext:value-type="float">
            <text:p>300</text:p>
          </table:table-cell>
          <table:table-cell office:value-type="float" office:value="0.0221899281701994" calcext:value-type="float">
            <text:p>0.02218992817019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5400" calcext:value-type="float">
            <text:p>5400</text:p>
          </table:table-cell>
          <table:table-cell table:style-name="ce4" office:value-type="float" office:value="10.31" calcext:value-type="float">
            <text:p>10.31</text:p>
          </table:table-cell>
          <table:table-cell office:value-type="float" office:value="11.06" calcext:value-type="float">
            <text:p>11.06</text:p>
          </table:table-cell>
          <table:table-cell office:value-type="float" office:value="10.3558397293091" calcext:value-type="float">
            <text:p>10.3558397293091</text:p>
          </table:table-cell>
          <table:table-cell office:value-type="float" office:value="56.6712265014648" calcext:value-type="float">
            <text:p>56.6712265014648</text:p>
          </table:table-cell>
          <table:table-cell office:value-type="float" office:value="72.9185638427734" calcext:value-type="float">
            <text:p>72.9185638427734</text:p>
          </table:table-cell>
          <table:table-cell office:value-type="float" office:value="275.430999755859" calcext:value-type="float">
            <text:p>275.430999755859</text:p>
          </table:table-cell>
          <table:table-cell office:value-type="float" office:value="277" calcext:value-type="float">
            <text:p>277</text:p>
          </table:table-cell>
          <table:table-cell office:value-type="float" office:value="40.0009880065918" calcext:value-type="float">
            <text:p>40.0009880065918</text:p>
          </table:table-cell>
          <table:table-cell office:value-type="float" office:value="384.509844665527" calcext:value-type="float">
            <text:p>384.509844665527</text:p>
          </table:table-cell>
          <table:table-cell office:value-type="float" office:value="0.0470142154028751" calcext:value-type="float">
            <text:p>0.04701421540287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0800" calcext:value-type="float">
            <text:p>10800</text:p>
          </table:table-cell>
          <table:table-cell table:style-name="ce4" office:value-type="float" office:value="11.22" calcext:value-type="float">
            <text:p>11.22</text:p>
          </table:table-cell>
          <table:table-cell office:value-type="float" office:value="11.06" calcext:value-type="float">
            <text:p>11.06</text:p>
          </table:table-cell>
          <table:table-cell office:value-type="float" office:value="10.3143577575684" calcext:value-type="float">
            <text:p>10.3143577575684</text:p>
          </table:table-cell>
          <table:table-cell office:value-type="float" office:value="138.60237121582" calcext:value-type="float">
            <text:p>138.60237121582</text:p>
          </table:table-cell>
          <table:table-cell office:value-type="float" office:value="176.89241027832" calcext:value-type="float">
            <text:p>176.89241027832</text:p>
          </table:table-cell>
          <table:table-cell office:value-type="float" office:value="373.706878662109" calcext:value-type="float">
            <text:p>373.706878662109</text:p>
          </table:table-cell>
          <table:table-cell office:value-type="float" office:value="291" calcext:value-type="float">
            <text:p>291</text:p>
          </table:table-cell>
          <table:table-cell office:value-type="float" office:value="40.0102195739746" calcext:value-type="float">
            <text:p>40.0102195739746</text:p>
          </table:table-cell>
          <table:table-cell office:value-type="float" office:value="553.497103881836" calcext:value-type="float">
            <text:p>553.497103881836</text:p>
          </table:table-cell>
          <table:table-cell office:value-type="float" office:value="0.0702673253420562" calcext:value-type="float">
            <text:p>0.07026732534205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6200" calcext:value-type="float">
            <text:p>16200</text:p>
          </table:table-cell>
          <table:table-cell table:style-name="ce4" office:value-type="float" office:value="11.66" calcext:value-type="float">
            <text:p>11.66</text:p>
          </table:table-cell>
          <table:table-cell office:value-type="float" office:value="11.06" calcext:value-type="float">
            <text:p>11.06</text:p>
          </table:table-cell>
          <table:table-cell office:value-type="float" office:value="10.3463592529297" calcext:value-type="float">
            <text:p>10.3463592529297</text:p>
          </table:table-cell>
          <table:table-cell office:value-type="float" office:value="220.039932250977" calcext:value-type="float">
            <text:p>220.039932250977</text:p>
          </table:table-cell>
          <table:table-cell office:value-type="float" office:value="279.541595458984" calcext:value-type="float">
            <text:p>279.541595458984</text:p>
          </table:table-cell>
          <table:table-cell office:value-type="float" office:value="470.689636230469" calcext:value-type="float">
            <text:p>470.689636230469</text:p>
          </table:table-cell>
          <table:table-cell office:value-type="float" office:value="319" calcext:value-type="float">
            <text:p>319</text:p>
          </table:table-cell>
          <table:table-cell office:value-type="float" office:value="40.0011901855469" calcext:value-type="float">
            <text:p>40.0011901855469</text:p>
          </table:table-cell>
          <table:table-cell office:value-type="float" office:value="721.506397094726" calcext:value-type="float">
            <text:p>721.506397094726</text:p>
          </table:table-cell>
          <table:table-cell office:value-type="float" office:value="0.0831869867306345" calcext:value-type="float">
            <text:p>0.08318698673063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1600" calcext:value-type="float">
            <text:p>21600</text:p>
          </table:table-cell>
          <table:table-cell table:style-name="ce4" office:value-type="float" office:value="11.79" calcext:value-type="float">
            <text:p>11.79</text:p>
          </table:table-cell>
          <table:table-cell office:value-type="float" office:value="11.06" calcext:value-type="float">
            <text:p>11.06</text:p>
          </table:table-cell>
          <table:table-cell office:value-type="float" office:value="10.1883525848389" calcext:value-type="float">
            <text:p>10.1883525848389</text:p>
          </table:table-cell>
          <table:table-cell office:value-type="float" office:value="301.360870361328" calcext:value-type="float">
            <text:p>301.360870361328</text:p>
          </table:table-cell>
          <table:table-cell office:value-type="float" office:value="382.850494384766" calcext:value-type="float">
            <text:p>382.850494384766</text:p>
          </table:table-cell>
          <table:table-cell office:value-type="float" office:value="567.672424316406" calcext:value-type="float">
            <text:p>567.672424316406</text:p>
          </table:table-cell>
          <table:table-cell office:value-type="float" office:value="339" calcext:value-type="float">
            <text:p>339</text:p>
          </table:table-cell>
          <table:table-cell office:value-type="float" office:value="40.0029945373535" calcext:value-type="float">
            <text:p>40.0029945373535</text:p>
          </table:table-cell>
          <table:table-cell office:value-type="float" office:value="892.922359619141" calcext:value-type="float">
            <text:p>892.922359619141</text:p>
          </table:table-cell>
          <table:table-cell office:value-type="float" office:value="0.0908128337669918" calcext:value-type="float">
            <text:p>0.09081283376699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5200" calcext:value-type="float">
            <text:p>25200</text:p>
          </table:table-cell>
          <table:table-cell table:style-name="ce4" office:value-type="float" office:value="11.75" calcext:value-type="float">
            <text:p>11.75</text:p>
          </table:table-cell>
          <table:table-cell office:value-type="float" office:value="11.06" calcext:value-type="float">
            <text:p>11.06</text:p>
          </table:table-cell>
          <table:table-cell office:value-type="float" office:value="10.2723560333252" calcext:value-type="float">
            <text:p>10.2723560333252</text:p>
          </table:table-cell>
          <table:table-cell office:value-type="float" office:value="326.55" calcext:value-type="float">
            <text:p>326.55</text:p>
          </table:table-cell>
          <table:table-cell office:value-type="float" office:value="414.47" calcext:value-type="float">
            <text:p>414.47</text:p>
          </table:table-cell>
          <table:table-cell office:value-type="float" office:value="600" calcext:value-type="float">
            <text:p>600</text:p>
          </table:table-cell>
          <table:table-cell office:value-type="float" office:value="370" calcext:value-type="float">
            <text:p>370</text:p>
          </table:table-cell>
          <table:table-cell office:value-type="float" office:value="40.0009880065918" calcext:value-type="float">
            <text:p>40.0009880065918</text:p>
          </table:table-cell>
          <table:table-cell office:value-type="float" office:value="944.32" calcext:value-type="float">
            <text:p>944.32</text:p>
          </table:table-cell>
          <table:table-cell office:value-type="float" office:value="0.0943980625752497" calcext:value-type="float">
            <text:p>0.094398062575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5" office:value-type="float" office:value="9.85" calcext:value-type="float">
            <text:p>9.85</text:p>
          </table:table-cell>
          <table:table-cell office:value-type="float" office:value="9.83" calcext:value-type="float">
            <text:p>9.83</text:p>
          </table:table-cell>
          <table:table-cell office:value-type="float" office:value="8.70580577850342" calcext:value-type="float">
            <text:p>8.705805778503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.1952648162842" calcext:value-type="float">
            <text:p>17.1952648162842</text:p>
          </table:table-cell>
          <table:table-cell office:value-type="float" office:value="300" calcext:value-type="float">
            <text:p>300</text:p>
          </table:table-cell>
          <table:table-cell office:value-type="float" office:value="0.0221899281701994" calcext:value-type="float">
            <text:p>0.02218992817019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5400" calcext:value-type="float">
            <text:p>5400</text:p>
          </table:table-cell>
          <table:table-cell table:style-name="ce5" office:value-type="float" office:value="10.26" calcext:value-type="float">
            <text:p>10.26</text:p>
          </table:table-cell>
          <table:table-cell office:value-type="float" office:value="9.83" calcext:value-type="float">
            <text:p>9.83</text:p>
          </table:table-cell>
          <table:table-cell office:value-type="float" office:value="11.0170097351074" calcext:value-type="float">
            <text:p>11.0170097351074</text:p>
          </table:table-cell>
          <table:table-cell office:value-type="float" office:value="45.6818008422852" calcext:value-type="float">
            <text:p>45.6818008422852</text:p>
          </table:table-cell>
          <table:table-cell office:value-type="float" office:value="60.6980438232422" calcext:value-type="float">
            <text:p>60.6980438232422</text:p>
          </table:table-cell>
          <table:table-cell office:value-type="float" office:value="252.155166625977" calcext:value-type="float">
            <text:p>252.155166625977</text:p>
          </table:table-cell>
          <table:table-cell office:value-type="float" office:value="242" calcext:value-type="float">
            <text:p>242</text:p>
          </table:table-cell>
          <table:table-cell office:value-type="float" office:value="50.0094566345215" calcext:value-type="float">
            <text:p>50.0094566345215</text:p>
          </table:table-cell>
          <table:table-cell office:value-type="float" office:value="378.806878356934" calcext:value-type="float">
            <text:p>378.806878356934</text:p>
          </table:table-cell>
          <table:table-cell office:value-type="float" office:value="0.134092209832386" calcext:value-type="float">
            <text:p>0.13409220983238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0800" calcext:value-type="float">
            <text:p>10800</text:p>
          </table:table-cell>
          <table:table-cell table:style-name="ce5" office:value-type="float" office:value="10.47" calcext:value-type="float">
            <text:p>10.47</text:p>
          </table:table-cell>
          <table:table-cell office:value-type="float" office:value="9.83" calcext:value-type="float">
            <text:p>9.83</text:p>
          </table:table-cell>
          <table:table-cell office:value-type="float" office:value="11.0712337493896" calcext:value-type="float">
            <text:p>11.0712337493896</text:p>
          </table:table-cell>
          <table:table-cell office:value-type="float" office:value="128.943130493164" calcext:value-type="float">
            <text:p>128.943130493164</text:p>
          </table:table-cell>
          <table:table-cell office:value-type="float" office:value="164.353973388672" calcext:value-type="float">
            <text:p>164.353973388672</text:p>
          </table:table-cell>
          <table:table-cell office:value-type="float" office:value="342.672424316406" calcext:value-type="float">
            <text:p>342.672424316406</text:p>
          </table:table-cell>
          <table:table-cell office:value-type="float" office:value="261" calcext:value-type="float">
            <text:p>261</text:p>
          </table:table-cell>
          <table:table-cell office:value-type="float" office:value="50.0032348632813" calcext:value-type="float">
            <text:p>50.0032348632813</text:p>
          </table:table-cell>
          <table:table-cell office:value-type="float" office:value="537.459793395996" calcext:value-type="float">
            <text:p>537.459793395996</text:p>
          </table:table-cell>
          <table:table-cell office:value-type="float" office:value="0.244406904838379" calcext:value-type="float">
            <text:p>0.24440690483837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6200" calcext:value-type="float">
            <text:p>16200</text:p>
          </table:table-cell>
          <table:table-cell table:style-name="ce5" office:value-type="float" office:value="10.51" calcext:value-type="float">
            <text:p>10.51</text:p>
          </table:table-cell>
          <table:table-cell office:value-type="float" office:value="9.83" calcext:value-type="float">
            <text:p>9.83</text:p>
          </table:table-cell>
          <table:table-cell office:value-type="float" office:value="11.1087741851807" calcext:value-type="float">
            <text:p>11.1087741851807</text:p>
          </table:table-cell>
          <table:table-cell office:value-type="float" office:value="213.451858520508" calcext:value-type="float">
            <text:p>213.451858520508</text:p>
          </table:table-cell>
          <table:table-cell office:value-type="float" office:value="268.714538574219" calcext:value-type="float">
            <text:p>268.714538574219</text:p>
          </table:table-cell>
          <table:table-cell office:value-type="float" office:value="431.896545410156" calcext:value-type="float">
            <text:p>431.896545410156</text:p>
          </table:table-cell>
          <table:table-cell office:value-type="float" office:value="274" calcext:value-type="float">
            <text:p>274</text:p>
          </table:table-cell>
          <table:table-cell office:value-type="float" office:value="50.0032348632813" calcext:value-type="float">
            <text:p>50.0032348632813</text:p>
          </table:table-cell>
          <table:table-cell office:value-type="float" office:value="708.40139831543" calcext:value-type="float">
            <text:p>708.40139831543</text:p>
          </table:table-cell>
          <table:table-cell office:value-type="float" office:value="0.302508856341117" calcext:value-type="float">
            <text:p>0.30250885634111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1600" calcext:value-type="float">
            <text:p>21600</text:p>
          </table:table-cell>
          <table:table-cell table:style-name="ce5" office:value-type="float" office:value="10.37" calcext:value-type="float">
            <text:p>10.37</text:p>
          </table:table-cell>
          <table:table-cell office:value-type="float" office:value="9.83" calcext:value-type="float">
            <text:p>9.83</text:p>
          </table:table-cell>
          <table:table-cell office:value-type="float" office:value="11.1192016601563" calcext:value-type="float">
            <text:p>11.1192016601563</text:p>
          </table:table-cell>
          <table:table-cell office:value-type="float" office:value="297.727325439453" calcext:value-type="float">
            <text:p>297.727325439453</text:p>
          </table:table-cell>
          <table:table-cell office:value-type="float" office:value="373.785034179688" calcext:value-type="float">
            <text:p>373.785034179688</text:p>
          </table:table-cell>
          <table:table-cell office:value-type="float" office:value="539.22412109375" calcext:value-type="float">
            <text:p>539.22412109375</text:p>
          </table:table-cell>
          <table:table-cell office:value-type="float" office:value="298" calcext:value-type="float">
            <text:p>298</text:p>
          </table:table-cell>
          <table:table-cell office:value-type="float" office:value="50.0084533691406" calcext:value-type="float">
            <text:p>50.0084533691406</text:p>
          </table:table-cell>
          <table:table-cell office:value-type="float" office:value="861.670762329102" calcext:value-type="float">
            <text:p>861.670762329102</text:p>
          </table:table-cell>
          <table:table-cell office:value-type="float" office:value="0.32778347249984" calcext:value-type="float">
            <text:p>0.3277834724998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5200" calcext:value-type="float">
            <text:p>25200</text:p>
          </table:table-cell>
          <table:table-cell table:style-name="ce5" office:value-type="float" office:value="10.18" calcext:value-type="float">
            <text:p>10.18</text:p>
          </table:table-cell>
          <table:table-cell office:value-type="float" office:value="9.83" calcext:value-type="float">
            <text:p>9.83</text:p>
          </table:table-cell>
          <table:table-cell office:value-type="float" office:value="11.0735807418823" calcext:value-type="float">
            <text:p>11.0735807418823</text:p>
          </table:table-cell>
          <table:table-cell office:value-type="float" office:value="329.94" calcext:value-type="float">
            <text:p>329.94</text:p>
          </table:table-cell>
          <table:table-cell office:value-type="float" office:value="413.83" calcext:value-type="float">
            <text:p>413.83</text:p>
          </table:table-cell>
          <table:table-cell office:value-type="float" office:value="594.827575683594" calcext:value-type="float">
            <text:p>594.827575683594</text:p>
          </table:table-cell>
          <table:table-cell office:value-type="float" office:value="313" calcext:value-type="float">
            <text:p>313</text:p>
          </table:table-cell>
          <table:table-cell office:value-type="float" office:value="50.005241394043" calcext:value-type="float">
            <text:p>50.005241394043</text:p>
          </table:table-cell>
          <table:table-cell office:value-type="float" office:value="933.44" calcext:value-type="float">
            <text:p>933.44</text:p>
          </table:table-cell>
          <table:table-cell office:value-type="float" office:value="0.341539872355009" calcext:value-type="float">
            <text:p>0.34153987235500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4" office:value-type="float" office:value="9.86" calcext:value-type="float">
            <text:p>9.86</text:p>
          </table:table-cell>
          <table:table-cell office:value-type="float" office:value="300.5" calcext:value-type="float">
            <text:p>300.5</text:p>
          </table:table-cell>
          <table:table-cell office:value-type="float" office:value="9.27110767364502" calcext:value-type="float">
            <text:p>9.271107673645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0346736907959" calcext:value-type="float">
            <text:p>13.0346736907959</text:p>
          </table:table-cell>
          <table:table-cell office:value-type="float" office:value="12.3415660858154" calcext:value-type="float">
            <text:p>12.3415660858154</text:p>
          </table:table-cell>
          <table:table-cell office:value-type="float" office:value="0.539394952372449" calcext:value-type="float">
            <text:p>0.53939495237244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5400" calcext:value-type="float">
            <text:p>5400</text:p>
          </table:table-cell>
          <table:table-cell table:style-name="ce4" office:value-type="float" office:value="11.12" calcext:value-type="float">
            <text:p>11.12</text:p>
          </table:table-cell>
          <table:table-cell office:value-type="float" office:value="396.158494262695" calcext:value-type="float">
            <text:p>396.158494262695</text:p>
          </table:table-cell>
          <table:table-cell office:value-type="float" office:value="9.86216354370117" calcext:value-type="float">
            <text:p>9.86216354370117</text:p>
          </table:table-cell>
          <table:table-cell office:value-type="float" office:value="44.1380729675293" calcext:value-type="float">
            <text:p>44.1380729675293</text:p>
          </table:table-cell>
          <table:table-cell office:value-type="float" office:value="58.1388053894043" calcext:value-type="float">
            <text:p>58.1388053894043</text:p>
          </table:table-cell>
          <table:table-cell office:value-type="float" office:value="248.275848388672" calcext:value-type="float">
            <text:p>248.275848388672</text:p>
          </table:table-cell>
          <table:table-cell office:value-type="float" office:value="230" calcext:value-type="float">
            <text:p>230</text:p>
          </table:table-cell>
          <table:table-cell office:value-type="float" office:value="68.934700012207" calcext:value-type="float">
            <text:p>68.934700012207</text:p>
          </table:table-cell>
          <table:table-cell office:value-type="float" office:value="-18.9404945373535" calcext:value-type="float">
            <text:p>-18.9404945373535</text:p>
          </table:table-cell>
          <table:table-cell office:value-type="float" office:value="-1.72392543429811" calcext:value-type="float">
            <text:p>-1.7239254342981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0800" calcext:value-type="float">
            <text:p>10800</text:p>
          </table:table-cell>
          <table:table-cell table:style-name="ce4" office:value-type="float" office:value="11.24" calcext:value-type="float">
            <text:p>11.24</text:p>
          </table:table-cell>
          <table:table-cell office:value-type="float" office:value="561.729844970703" calcext:value-type="float">
            <text:p>561.729844970703</text:p>
          </table:table-cell>
          <table:table-cell office:value-type="float" office:value="9.87060546875" calcext:value-type="float">
            <text:p>9.87060546875</text:p>
          </table:table-cell>
          <table:table-cell office:value-type="float" office:value="124.70190612793" calcext:value-type="float">
            <text:p>124.70190612793</text:p>
          </table:table-cell>
          <table:table-cell office:value-type="float" office:value="160.017887268066" calcext:value-type="float">
            <text:p>160.017887268066</text:p>
          </table:table-cell>
          <table:table-cell office:value-type="float" office:value="342.672424316406" calcext:value-type="float">
            <text:p>342.672424316406</text:p>
          </table:table-cell>
          <table:table-cell office:value-type="float" office:value="253" calcext:value-type="float">
            <text:p>253</text:p>
          </table:table-cell>
          <table:table-cell office:value-type="float" office:value="65.906135559082" calcext:value-type="float">
            <text:p>65.906135559082</text:p>
          </table:table-cell>
          <table:table-cell office:value-type="float" office:value="-15.9020957946777" calcext:value-type="float">
            <text:p>-15.9020957946777</text:p>
          </table:table-cell>
          <table:table-cell office:value-type="float" office:value="-4.64720522911066" calcext:value-type="float">
            <text:p>-4.6472052291106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6200" calcext:value-type="float">
            <text:p>16200</text:p>
          </table:table-cell>
          <table:table-cell table:style-name="ce4" office:value-type="float" office:value="11.05" calcext:value-type="float">
            <text:p>11.05</text:p>
          </table:table-cell>
          <table:table-cell office:value-type="float" office:value="727.843042602539" calcext:value-type="float">
            <text:p>727.843042602539</text:p>
          </table:table-cell>
          <table:table-cell office:value-type="float" office:value="9.83050918579102" calcext:value-type="float">
            <text:p>9.83050918579102</text:p>
          </table:table-cell>
          <table:table-cell office:value-type="float" office:value="207.640718383789" calcext:value-type="float">
            <text:p>207.640718383789</text:p>
          </table:table-cell>
          <table:table-cell office:value-type="float" office:value="265.950679931641" calcext:value-type="float">
            <text:p>265.950679931641</text:p>
          </table:table-cell>
          <table:table-cell office:value-type="float" office:value="446.120666503906" calcext:value-type="float">
            <text:p>446.120666503906</text:p>
          </table:table-cell>
          <table:table-cell office:value-type="float" office:value="273" calcext:value-type="float">
            <text:p>273</text:p>
          </table:table-cell>
          <table:table-cell office:value-type="float" office:value="62.6775245666504" calcext:value-type="float">
            <text:p>62.6775245666504</text:p>
          </table:table-cell>
          <table:table-cell office:value-type="float" office:value="-12.6698722839355" calcext:value-type="float">
            <text:p>-12.6698722839355</text:p>
          </table:table-cell>
          <table:table-cell office:value-type="float" office:value="-9.05377782553884" calcext:value-type="float">
            <text:p>-9.0537778255388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1600" calcext:value-type="float">
            <text:p>21600</text:p>
          </table:table-cell>
          <table:table-cell table:style-name="ce4" office:value-type="float" office:value="11.89" calcext:value-type="float">
            <text:p>11.89</text:p>
          </table:table-cell>
          <table:table-cell office:value-type="float" office:value="894.101710205078" calcext:value-type="float">
            <text:p>894.101710205078</text:p>
          </table:table-cell>
          <table:table-cell office:value-type="float" office:value="10.007773399353" calcext:value-type="float">
            <text:p>10.007773399353</text:p>
          </table:table-cell>
          <table:table-cell office:value-type="float" office:value="275.784456176758" calcext:value-type="float">
            <text:p>275.784456176758</text:p>
          </table:table-cell>
          <table:table-cell office:value-type="float" office:value="371.936306152344" calcext:value-type="float">
            <text:p>371.936306152344</text:p>
          </table:table-cell>
          <table:table-cell office:value-type="float" office:value="546.982788085938" calcext:value-type="float">
            <text:p>546.982788085938</text:p>
          </table:table-cell>
          <table:table-cell office:value-type="float" office:value="317" calcext:value-type="float">
            <text:p>317</text:p>
          </table:table-cell>
          <table:table-cell office:value-type="float" office:value="57.9312210083008" calcext:value-type="float">
            <text:p>57.9312210083008</text:p>
          </table:table-cell>
          <table:table-cell office:value-type="float" office:value="-7.92958831787109" calcext:value-type="float">
            <text:p>-7.92958831787109</text:p>
          </table:table-cell>
          <table:table-cell office:value-type="float" office:value="-19.6901222397691" calcext:value-type="float">
            <text:p>-19.690122239769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5200" calcext:value-type="float">
            <text:p>25200</text:p>
          </table:table-cell>
          <table:table-cell table:style-name="ce4" office:value-type="float" office:value="11.8" calcext:value-type="float">
            <text:p>11.8</text:p>
          </table:table-cell>
          <table:table-cell office:value-type="float" office:value="939.82" calcext:value-type="float">
            <text:p>939.82</text:p>
          </table:table-cell>
          <table:table-cell office:value-type="float" office:value="9.79041481018066" calcext:value-type="float">
            <text:p>9.79041481018066</text:p>
          </table:table-cell>
          <table:table-cell office:value-type="float" office:value="312.15" calcext:value-type="float">
            <text:p>312.15</text:p>
          </table:table-cell>
          <table:table-cell office:value-type="float" office:value="425.27" calcext:value-type="float">
            <text:p>425.27</text:p>
          </table:table-cell>
          <table:table-cell office:value-type="float" office:value="597.413757324219" calcext:value-type="float">
            <text:p>597.413757324219</text:p>
          </table:table-cell>
          <table:table-cell office:value-type="float" office:value="308" calcext:value-type="float">
            <text:p>308</text:p>
          </table:table-cell>
          <table:table-cell office:value-type="float" office:value="60.087776184082" calcext:value-type="float">
            <text:p>60.087776184082</text:p>
          </table:table-cell>
          <table:table-cell office:value-type="float" office:value="-10.109619140625" calcext:value-type="float">
            <text:p>-10.109619140625</text:p>
          </table:table-cell>
          <table:table-cell office:value-type="float" office:value="-16.4785612725625" calcext:value-type="float">
            <text:p>-16.47856127256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4" office:value-type="float" office:value="9.84" calcext:value-type="float">
            <text:p>9.84</text:p>
          </table:table-cell>
          <table:table-cell office:value-type="float" office:value="9.63" calcext:value-type="float">
            <text:p>9.63</text:p>
          </table:table-cell>
          <table:table-cell office:value-type="float" office:value="10.206316947937" calcext:value-type="float">
            <text:p>10.206316947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73683052062988" calcext:value-type="float">
            <text:p>-0.473683052062988</text:p>
          </table:table-cell>
          <table:table-cell office:value-type="float" office:value="199.137924194336" calcext:value-type="float">
            <text:p>199.137924194336</text:p>
          </table:table-cell>
          <table:table-cell office:value-type="float" office:value="24.9771537780762" calcext:value-type="float">
            <text:p>24.9771537780762</text:p>
          </table:table-cell>
          <table:table-cell office:value-type="float" office:value="300" calcext:value-type="float">
            <text:p>300</text:p>
          </table:table-cell>
          <table:table-cell office:value-type="float" office:value="0.0221899281701994" calcext:value-type="float">
            <text:p>0.02218992817019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5400" calcext:value-type="float">
            <text:p>5400</text:p>
          </table:table-cell>
          <table:table-cell table:style-name="ce4" office:value-type="float" office:value="10.49" calcext:value-type="float">
            <text:p>10.49</text:p>
          </table:table-cell>
          <table:table-cell office:value-type="float" office:value="9.63" calcext:value-type="float">
            <text:p>9.63</text:p>
          </table:table-cell>
          <table:table-cell office:value-type="float" office:value="10.6758480072021" calcext:value-type="float">
            <text:p>10.6758480072021</text:p>
          </table:table-cell>
          <table:table-cell office:value-type="float" office:value="51.9900436401367" calcext:value-type="float">
            <text:p>51.9900436401367</text:p>
          </table:table-cell>
          <table:table-cell office:value-type="float" office:value="66.6384506225586" calcext:value-type="float">
            <text:p>66.6384506225586</text:p>
          </table:table-cell>
          <table:table-cell office:value-type="float" office:value="-0.00415199279785128" calcext:value-type="float">
            <text:p>-0.004151992797851</text:p>
          </table:table-cell>
          <table:table-cell office:value-type="float" office:value="265.086212158203" calcext:value-type="float">
            <text:p>265.086212158203</text:p>
          </table:table-cell>
          <table:table-cell office:value-type="float" office:value="59.996654510498" calcext:value-type="float">
            <text:p>59.996654510498</text:p>
          </table:table-cell>
          <table:table-cell office:value-type="float" office:value="372.819396362305" calcext:value-type="float">
            <text:p>372.819396362305</text:p>
          </table:table-cell>
          <table:table-cell office:value-type="float" office:value="0.0741575807407003" calcext:value-type="float">
            <text:p>0.074157580740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0800" calcext:value-type="float">
            <text:p>10800</text:p>
          </table:table-cell>
          <table:table-cell table:style-name="ce4" office:value-type="float" office:value="10.52" calcext:value-type="float">
            <text:p>10.52</text:p>
          </table:table-cell>
          <table:table-cell office:value-type="float" office:value="9.63" calcext:value-type="float">
            <text:p>9.63</text:p>
          </table:table-cell>
          <table:table-cell office:value-type="float" office:value="10.6692676544189" calcext:value-type="float">
            <text:p>10.6692676544189</text:p>
          </table:table-cell>
          <table:table-cell office:value-type="float" office:value="134.48664855957" calcext:value-type="float">
            <text:p>134.48664855957</text:p>
          </table:table-cell>
          <table:table-cell office:value-type="float" office:value="170.573196411133" calcext:value-type="float">
            <text:p>170.573196411133</text:p>
          </table:table-cell>
          <table:table-cell office:value-type="float" office:value="-0.0107323455810544" calcext:value-type="float">
            <text:p>-0.010732345581054</text:p>
          </table:table-cell>
          <table:table-cell office:value-type="float" office:value="363.362060546875" calcext:value-type="float">
            <text:p>363.362060546875</text:p>
          </table:table-cell>
          <table:table-cell office:value-type="float" office:value="60.0143127441406" calcext:value-type="float">
            <text:p>60.0143127441406</text:p>
          </table:table-cell>
          <table:table-cell office:value-type="float" office:value="535.73957824707" calcext:value-type="float">
            <text:p>535.73957824707</text:p>
          </table:table-cell>
          <table:table-cell office:value-type="float" office:value="0.126926350715875" calcext:value-type="float">
            <text:p>0.12692635071587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6200" calcext:value-type="float">
            <text:p>16200</text:p>
          </table:table-cell>
          <table:table-cell table:style-name="ce4" office:value-type="float" office:value="10.67" calcext:value-type="float">
            <text:p>10.67</text:p>
          </table:table-cell>
          <table:table-cell office:value-type="float" office:value="9.63" calcext:value-type="float">
            <text:p>9.63</text:p>
          </table:table-cell>
          <table:table-cell office:value-type="float" office:value="10.6933927536011" calcext:value-type="float">
            <text:p>10.6933927536011</text:p>
          </table:table-cell>
          <table:table-cell office:value-type="float" office:value="216.106460571289" calcext:value-type="float">
            <text:p>216.106460571289</text:p>
          </table:table-cell>
          <table:table-cell office:value-type="float" office:value="272.99658203125" calcext:value-type="float">
            <text:p>272.99658203125</text:p>
          </table:table-cell>
          <table:table-cell office:value-type="float" office:value="0.0133927536010745" calcext:value-type="float">
            <text:p>0.013392753601075</text:p>
          </table:table-cell>
          <table:table-cell office:value-type="float" office:value="460.344787597656" calcext:value-type="float">
            <text:p>460.344787597656</text:p>
          </table:table-cell>
          <table:table-cell office:value-type="float" office:value="59.9996643066406" calcext:value-type="float">
            <text:p>59.9996643066406</text:p>
          </table:table-cell>
          <table:table-cell office:value-type="float" office:value="702.562965698242" calcext:value-type="float">
            <text:p>702.562965698242</text:p>
          </table:table-cell>
          <table:table-cell office:value-type="float" office:value="0.154333265429996" calcext:value-type="float">
            <text:p>0.15433326542999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1600" calcext:value-type="float">
            <text:p>21600</text:p>
          </table:table-cell>
          <table:table-cell table:style-name="ce4" office:value-type="float" office:value="10.61" calcext:value-type="float">
            <text:p>10.61</text:p>
          </table:table-cell>
          <table:table-cell office:value-type="float" office:value="9.63" calcext:value-type="float">
            <text:p>9.63</text:p>
          </table:table-cell>
          <table:table-cell office:value-type="float" office:value="10.7482204437256" calcext:value-type="float">
            <text:p>10.7482204437256</text:p>
          </table:table-cell>
          <table:table-cell office:value-type="float" office:value="298.955169677734" calcext:value-type="float">
            <text:p>298.955169677734</text:p>
          </table:table-cell>
          <table:table-cell office:value-type="float" office:value="377.266540527344" calcext:value-type="float">
            <text:p>377.266540527344</text:p>
          </table:table-cell>
          <table:table-cell office:value-type="float" office:value="0.0682204437255862" calcext:value-type="float">
            <text:p>0.068220443725586</text:p>
          </table:table-cell>
          <table:table-cell office:value-type="float" office:value="556.034484863281" calcext:value-type="float">
            <text:p>556.034484863281</text:p>
          </table:table-cell>
          <table:table-cell office:value-type="float" office:value="60.0074920654297" calcext:value-type="float">
            <text:p>60.0074920654297</text:p>
          </table:table-cell>
          <table:table-cell office:value-type="float" office:value="868.492043457031" calcext:value-type="float">
            <text:p>868.492043457031</text:p>
          </table:table-cell>
          <table:table-cell office:value-type="float" office:value="0.172008708665982" calcext:value-type="float">
            <text:p>0.17200870866598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5200" calcext:value-type="float">
            <text:p>25200</text:p>
          </table:table-cell>
          <table:table-cell table:style-name="ce4" office:value-type="float" office:value="10.39" calcext:value-type="float">
            <text:p>10.39</text:p>
          </table:table-cell>
          <table:table-cell office:value-type="float" office:value="9.63" calcext:value-type="float">
            <text:p>9.63</text:p>
          </table:table-cell>
          <table:table-cell office:value-type="float" office:value="11.0530624389648" calcext:value-type="float">
            <text:p>11.0530624389648</text:p>
          </table:table-cell>
          <table:table-cell office:value-type="float" office:value="319.87" calcext:value-type="float">
            <text:p>319.87</text:p>
          </table:table-cell>
          <table:table-cell office:value-type="float" office:value="420" calcext:value-type="float">
            <text:p>420</text:p>
          </table:table-cell>
          <table:table-cell office:value-type="float" office:value="0.373062438964844" calcext:value-type="float">
            <text:p>0.373062438964844</text:p>
          </table:table-cell>
          <table:table-cell office:value-type="float" office:value="598.706909179688" calcext:value-type="float">
            <text:p>598.706909179688</text:p>
          </table:table-cell>
          <table:table-cell office:value-type="float" office:value="59.9968566894531" calcext:value-type="float">
            <text:p>59.9968566894531</text:p>
          </table:table-cell>
          <table:table-cell office:value-type="float" office:value="947.33" calcext:value-type="float">
            <text:p>947.33</text:p>
          </table:table-cell>
          <table:table-cell office:value-type="float" office:value="0.180066057710681" calcext:value-type="float">
            <text:p>0.18006605771068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4" office:value-type="float" office:value="9.4" calcext:value-type="float">
            <text:p>9.4</text:p>
          </table:table-cell>
          <table:table-cell office:value-type="float" office:value="10.2" calcext:value-type="float">
            <text:p>10.2</text:p>
          </table:table-cell>
          <table:table-cell office:value-type="float" office:value="8.45918655395508" calcext:value-type="float">
            <text:p>8.45918655395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.431015014648" calcext:value-type="float">
            <text:p>200.431015014648</text:p>
          </table:table-cell>
          <table:table-cell office:value-type="float" office:value="246" calcext:value-type="float">
            <text:p>246</text:p>
          </table:table-cell>
          <table:table-cell office:value-type="float" office:value="25.6300582885742" calcext:value-type="float">
            <text:p>25.6300582885742</text:p>
          </table:table-cell>
          <table:table-cell office:value-type="float" office:value="300" calcext:value-type="float">
            <text:p>300</text:p>
          </table:table-cell>
          <table:table-cell office:value-type="float" office:value="0.0221899281701994" calcext:value-type="float">
            <text:p>0.02218992817019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5400" calcext:value-type="float">
            <text:p>5400</text:p>
          </table:table-cell>
          <table:table-cell table:style-name="ce4" office:value-type="float" office:value="9.96" calcext:value-type="float">
            <text:p>9.96</text:p>
          </table:table-cell>
          <table:table-cell office:value-type="float" office:value="10.2" calcext:value-type="float">
            <text:p>10.2</text:p>
          </table:table-cell>
          <table:table-cell office:value-type="float" office:value="9.58138275146484" calcext:value-type="float">
            <text:p>9.58138275146484</text:p>
          </table:table-cell>
          <table:table-cell office:value-type="float" office:value="41.9808120727539" calcext:value-type="float">
            <text:p>41.9808120727539</text:p>
          </table:table-cell>
          <table:table-cell office:value-type="float" office:value="54.5085842895508" calcext:value-type="float">
            <text:p>54.5085842895508</text:p>
          </table:table-cell>
          <table:table-cell office:value-type="float" office:value="252.155166625977" calcext:value-type="float">
            <text:p>252.155166625977</text:p>
          </table:table-cell>
          <table:table-cell office:value-type="float" office:value="265" calcext:value-type="float">
            <text:p>265</text:p>
          </table:table-cell>
          <table:table-cell office:value-type="float" office:value="50.0036392211914" calcext:value-type="float">
            <text:p>50.0036392211914</text:p>
          </table:table-cell>
          <table:table-cell office:value-type="float" office:value="382.375523071289" calcext:value-type="float">
            <text:p>382.375523071289</text:p>
          </table:table-cell>
          <table:table-cell office:value-type="float" office:value="0.0475156815231077" calcext:value-type="float">
            <text:p>0.04751568152310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0800" calcext:value-type="float">
            <text:p>10800</text:p>
          </table:table-cell>
          <table:table-cell table:style-name="ce4" office:value-type="float" office:value="10.21" calcext:value-type="float">
            <text:p>10.21</text:p>
          </table:table-cell>
          <table:table-cell office:value-type="float" office:value="10.2" calcext:value-type="float">
            <text:p>10.2</text:p>
          </table:table-cell>
          <table:table-cell office:value-type="float" office:value="9.61871910095215" calcext:value-type="float">
            <text:p>9.61871910095215</text:p>
          </table:table-cell>
          <table:table-cell office:value-type="float" office:value="122.684982299805" calcext:value-type="float">
            <text:p>122.684982299805</text:p>
          </table:table-cell>
          <table:table-cell office:value-type="float" office:value="157.584595947266" calcext:value-type="float">
            <text:p>157.584595947266</text:p>
          </table:table-cell>
          <table:table-cell office:value-type="float" office:value="350.430999755859" calcext:value-type="float">
            <text:p>350.430999755859</text:p>
          </table:table-cell>
          <table:table-cell office:value-type="float" office:value="279" calcext:value-type="float">
            <text:p>279</text:p>
          </table:table-cell>
          <table:table-cell office:value-type="float" office:value="50.0138702392578" calcext:value-type="float">
            <text:p>50.0138702392578</text:p>
          </table:table-cell>
          <table:table-cell office:value-type="float" office:value="543.067319030762" calcext:value-type="float">
            <text:p>543.067319030762</text:p>
          </table:table-cell>
          <table:table-cell office:value-type="float" office:value="0.0704476881571421" calcext:value-type="float">
            <text:p>0.07044768815714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6200" calcext:value-type="float">
            <text:p>16200</text:p>
          </table:table-cell>
          <table:table-cell table:style-name="ce4" office:value-type="float" office:value="10.5" calcext:value-type="float">
            <text:p>10.5</text:p>
          </table:table-cell>
          <table:table-cell office:value-type="float" office:value="10.2" calcext:value-type="float">
            <text:p>10.2</text:p>
          </table:table-cell>
          <table:table-cell office:value-type="float" office:value="9.58138275146484" calcext:value-type="float">
            <text:p>9.58138275146484</text:p>
          </table:table-cell>
          <table:table-cell office:value-type="float" office:value="203.543716430664" calcext:value-type="float">
            <text:p>203.543716430664</text:p>
          </table:table-cell>
          <table:table-cell office:value-type="float" office:value="261.479249267578" calcext:value-type="float">
            <text:p>261.479249267578</text:p>
          </table:table-cell>
          <table:table-cell office:value-type="float" office:value="450" calcext:value-type="float">
            <text:p>450</text:p>
          </table:table-cell>
          <table:table-cell office:value-type="float" office:value="313" calcext:value-type="float">
            <text:p>313</text:p>
          </table:table-cell>
          <table:table-cell office:value-type="float" office:value="50.0030364990234" calcext:value-type="float">
            <text:p>50.0030364990234</text:p>
          </table:table-cell>
          <table:table-cell office:value-type="float" office:value="708.571423950195" calcext:value-type="float">
            <text:p>708.571423950195</text:p>
          </table:table-cell>
          <table:table-cell office:value-type="float" office:value="0.0827261712589884" calcext:value-type="float">
            <text:p>0.08272617125898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1600" calcext:value-type="float">
            <text:p>21600</text:p>
          </table:table-cell>
          <table:table-cell table:style-name="ce4" office:value-type="float" office:value="10.62" calcext:value-type="float">
            <text:p>10.62</text:p>
          </table:table-cell>
          <table:table-cell office:value-type="float" office:value="10.2" calcext:value-type="float">
            <text:p>10.2</text:p>
          </table:table-cell>
          <table:table-cell office:value-type="float" office:value="9.69099426269531" calcext:value-type="float">
            <text:p>9.69099426269531</text:p>
          </table:table-cell>
          <table:table-cell office:value-type="float" office:value="285.462432861328" calcext:value-type="float">
            <text:p>285.462432861328</text:p>
          </table:table-cell>
          <table:table-cell office:value-type="float" office:value="366.349610595703" calcext:value-type="float">
            <text:p>366.349610595703</text:p>
          </table:table-cell>
          <table:table-cell office:value-type="float" office:value="548.275817871094" calcext:value-type="float">
            <text:p>548.275817871094</text:p>
          </table:table-cell>
          <table:table-cell office:value-type="float" office:value="337" calcext:value-type="float">
            <text:p>337</text:p>
          </table:table-cell>
          <table:table-cell office:value-type="float" office:value="50.0016326904297" calcext:value-type="float">
            <text:p>50.0016326904297</text:p>
          </table:table-cell>
          <table:table-cell office:value-type="float" office:value="874.461408691406" calcext:value-type="float">
            <text:p>874.461408691406</text:p>
          </table:table-cell>
          <table:table-cell office:value-type="float" office:value="0.0906184746606965" calcext:value-type="float">
            <text:p>0.09061847466069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5200" calcext:value-type="float">
            <text:p>25200</text:p>
          </table:table-cell>
          <table:table-cell table:style-name="ce4" office:value-type="float" office:value="10.5" calcext:value-type="float">
            <text:p>10.5</text:p>
          </table:table-cell>
          <table:table-cell office:value-type="float" office:value="10.2" calcext:value-type="float">
            <text:p>10.2</text:p>
          </table:table-cell>
          <table:table-cell office:value-type="float" office:value="9.63882637023926" calcext:value-type="float">
            <text:p>9.63882637023926</text:p>
          </table:table-cell>
          <table:table-cell office:value-type="float" office:value="327.85" calcext:value-type="float">
            <text:p>327.85</text:p>
          </table:table-cell>
          <table:table-cell office:value-type="float" office:value="420.73" calcext:value-type="float">
            <text:p>420.73</text:p>
          </table:table-cell>
          <table:table-cell office:value-type="float" office:value="600" calcext:value-type="float">
            <text:p>600</text:p>
          </table:table-cell>
          <table:table-cell office:value-type="float" office:value="373" calcext:value-type="float">
            <text:p>373</text:p>
          </table:table-cell>
          <table:table-cell office:value-type="float" office:value="50.0034370422363" calcext:value-type="float">
            <text:p>50.0034370422363</text:p>
          </table:table-cell>
          <table:table-cell office:value-type="float" office:value="933.32" calcext:value-type="float">
            <text:p>933.32</text:p>
          </table:table-cell>
          <table:table-cell office:value-type="float" office:value="0.0939945339766209" calcext:value-type="float">
            <text:p>0.09399453397662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4" office:value-type="float" office:value="10.52" calcext:value-type="float">
            <text:p>10.52</text:p>
          </table:table-cell>
          <table:table-cell office:value-type="float" office:value="10.61" calcext:value-type="float">
            <text:p>10.61</text:p>
          </table:table-cell>
          <table:table-cell office:value-type="float" office:value="8.40765762329102" calcext:value-type="float">
            <text:p>8.40765762329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.137924194336" calcext:value-type="float">
            <text:p>199.137924194336</text:p>
          </table:table-cell>
          <table:table-cell office:value-type="float" office:value="215" calcext:value-type="float">
            <text:p>215</text:p>
          </table:table-cell>
          <table:table-cell office:value-type="float" office:value="24.9578914642334" calcext:value-type="float">
            <text:p>24.9578914642334</text:p>
          </table:table-cell>
          <table:table-cell office:value-type="float" office:value="300" calcext:value-type="float">
            <text:p>300</text:p>
          </table:table-cell>
          <table:table-cell office:value-type="float" office:value="0.0221899281701994" calcext:value-type="float">
            <text:p>0.02218992817019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5400" calcext:value-type="float">
            <text:p>5400</text:p>
          </table:table-cell>
          <table:table-cell table:style-name="ce4" office:value-type="float" office:value="11.67" calcext:value-type="float">
            <text:p>11.67</text:p>
          </table:table-cell>
          <table:table-cell office:value-type="float" office:value="10.61" calcext:value-type="float">
            <text:p>10.61</text:p>
          </table:table-cell>
          <table:table-cell office:value-type="float" office:value="10.1918115615845" calcext:value-type="float">
            <text:p>10.1918115615845</text:p>
          </table:table-cell>
          <table:table-cell office:value-type="float" office:value="46.047420501709" calcext:value-type="float">
            <text:p>46.047420501709</text:p>
          </table:table-cell>
          <table:table-cell office:value-type="float" office:value="59.5981025695801" calcext:value-type="float">
            <text:p>59.5981025695801</text:p>
          </table:table-cell>
          <table:table-cell office:value-type="float" office:value="263.793090820313" calcext:value-type="float">
            <text:p>263.793090820313</text:p>
          </table:table-cell>
          <table:table-cell office:value-type="float" office:value="224" calcext:value-type="float">
            <text:p>224</text:p>
          </table:table-cell>
          <table:table-cell office:value-type="float" office:value="60.0082931518555" calcext:value-type="float">
            <text:p>60.0082931518555</text:p>
          </table:table-cell>
          <table:table-cell office:value-type="float" office:value="393.297078399658" calcext:value-type="float">
            <text:p>393.297078399658</text:p>
          </table:table-cell>
          <table:table-cell office:value-type="float" office:value="0.0822822778114065" calcext:value-type="float">
            <text:p>0.08228227781140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0800" calcext:value-type="float">
            <text:p>10800</text:p>
          </table:table-cell>
          <table:table-cell table:style-name="ce4" office:value-type="float" office:value="11.72" calcext:value-type="float">
            <text:p>11.72</text:p>
          </table:table-cell>
          <table:table-cell office:value-type="float" office:value="10.61" calcext:value-type="float">
            <text:p>10.61</text:p>
          </table:table-cell>
          <table:table-cell office:value-type="float" office:value="10.1228971481323" calcext:value-type="float">
            <text:p>10.1228971481323</text:p>
          </table:table-cell>
          <table:table-cell office:value-type="float" office:value="126.403434753418" calcext:value-type="float">
            <text:p>126.403434753418</text:p>
          </table:table-cell>
          <table:table-cell office:value-type="float" office:value="160.793884277344" calcext:value-type="float">
            <text:p>160.793884277344</text:p>
          </table:table-cell>
          <table:table-cell office:value-type="float" office:value="363.362060546875" calcext:value-type="float">
            <text:p>363.362060546875</text:p>
          </table:table-cell>
          <table:table-cell office:value-type="float" office:value="232" calcext:value-type="float">
            <text:p>232</text:p>
          </table:table-cell>
          <table:table-cell office:value-type="float" office:value="60.0145111083984" calcext:value-type="float">
            <text:p>60.0145111083984</text:p>
          </table:table-cell>
          <table:table-cell office:value-type="float" office:value="559.890413208008" calcext:value-type="float">
            <text:p>559.890413208008</text:p>
          </table:table-cell>
          <table:table-cell office:value-type="float" office:value="0.132079937036429" calcext:value-type="float">
            <text:p>0.13207993703642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6200" calcext:value-type="float">
            <text:p>16200</text:p>
          </table:table-cell>
          <table:table-cell table:style-name="ce4" office:value-type="float" office:value="11.63" calcext:value-type="float">
            <text:p>11.63</text:p>
          </table:table-cell>
          <table:table-cell office:value-type="float" office:value="10.61" calcext:value-type="float">
            <text:p>10.61</text:p>
          </table:table-cell>
          <table:table-cell office:value-type="float" office:value="10.2714939117432" calcext:value-type="float">
            <text:p>10.2714939117432</text:p>
          </table:table-cell>
          <table:table-cell office:value-type="float" office:value="207.841690063477" calcext:value-type="float">
            <text:p>207.841690063477</text:p>
          </table:table-cell>
          <table:table-cell office:value-type="float" office:value="262.789733886719" calcext:value-type="float">
            <text:p>262.789733886719</text:p>
          </table:table-cell>
          <table:table-cell office:value-type="float" office:value="460.344787597656" calcext:value-type="float">
            <text:p>460.344787597656</text:p>
          </table:table-cell>
          <table:table-cell office:value-type="float" office:value="255" calcext:value-type="float">
            <text:p>255</text:p>
          </table:table-cell>
          <table:table-cell office:value-type="float" office:value="59.9836120605469" calcext:value-type="float">
            <text:p>59.9836120605469</text:p>
          </table:table-cell>
          <table:table-cell office:value-type="float" office:value="730.559137573242" calcext:value-type="float">
            <text:p>730.559137573242</text:p>
          </table:table-cell>
          <table:table-cell office:value-type="float" office:value="0.158834545477559" calcext:value-type="float">
            <text:p>0.15883454547755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1600" calcext:value-type="float">
            <text:p>21600</text:p>
          </table:table-cell>
          <table:table-cell table:style-name="ce4" office:value-type="float" office:value="11.93" calcext:value-type="float">
            <text:p>11.93</text:p>
          </table:table-cell>
          <table:table-cell office:value-type="float" office:value="10.61" calcext:value-type="float">
            <text:p>10.61</text:p>
          </table:table-cell>
          <table:table-cell office:value-type="float" office:value="10.2456512451172" calcext:value-type="float">
            <text:p>10.2456512451172</text:p>
          </table:table-cell>
          <table:table-cell office:value-type="float" office:value="290.341522216797" calcext:value-type="float">
            <text:p>290.341522216797</text:p>
          </table:table-cell>
          <table:table-cell office:value-type="float" office:value="367.039886474609" calcext:value-type="float">
            <text:p>367.039886474609</text:p>
          </table:table-cell>
          <table:table-cell office:value-type="float" office:value="557.327575683594" calcext:value-type="float">
            <text:p>557.327575683594</text:p>
          </table:table-cell>
          <table:table-cell office:value-type="float" office:value="335" calcext:value-type="float">
            <text:p>335</text:p>
          </table:table-cell>
          <table:table-cell office:value-type="float" office:value="60.0026741027832" calcext:value-type="float">
            <text:p>60.0026741027832</text:p>
          </table:table-cell>
          <table:table-cell office:value-type="float" office:value="896.88341796875" calcext:value-type="float">
            <text:p>896.88341796875</text:p>
          </table:table-cell>
          <table:table-cell office:value-type="float" office:value="0.175602744297942" calcext:value-type="float">
            <text:p>0.17560274429794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5200" calcext:value-type="float">
            <text:p>25200</text:p>
          </table:table-cell>
          <table:table-cell table:style-name="ce4" office:value-type="float" office:value="11.92" calcext:value-type="float">
            <text:p>11.92</text:p>
          </table:table-cell>
          <table:table-cell office:value-type="float" office:value="10.61" calcext:value-type="float">
            <text:p>10.61</text:p>
          </table:table-cell>
          <table:table-cell office:value-type="float" office:value="10.0927467346191" calcext:value-type="float">
            <text:p>10.0927467346191</text:p>
          </table:table-cell>
          <table:table-cell office:value-type="float" office:value="324.28" calcext:value-type="float">
            <text:p>324.28</text:p>
          </table:table-cell>
          <table:table-cell office:value-type="float" office:value="409.89" calcext:value-type="float">
            <text:p>409.89</text:p>
          </table:table-cell>
          <table:table-cell office:value-type="float" office:value="597.413757324219" calcext:value-type="float">
            <text:p>597.413757324219</text:p>
          </table:table-cell>
          <table:table-cell office:value-type="float" office:value="336" calcext:value-type="float">
            <text:p>336</text:p>
          </table:table-cell>
          <table:table-cell office:value-type="float" office:value="60.0064888000488" calcext:value-type="float">
            <text:p>60.0064888000488</text:p>
          </table:table-cell>
          <table:table-cell office:value-type="float" office:value="963.92" calcext:value-type="float">
            <text:p>963.92</text:p>
          </table:table-cell>
          <table:table-cell office:value-type="float" office:value="0.183243400335152" calcext:value-type="float">
            <text:p>0.1832434003351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4" office:value-type="float" office:value="9.55" calcext:value-type="float">
            <text:p>9.55</text:p>
          </table:table-cell>
          <table:table-cell office:value-type="float" office:value="9.63" calcext:value-type="float">
            <text:p>9.63</text:p>
          </table:table-cell>
          <table:table-cell office:value-type="float" office:value="11.3370609283447" calcext:value-type="float">
            <text:p>11.3370609283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.137924194336" calcext:value-type="float">
            <text:p>199.137924194336</text:p>
          </table:table-cell>
          <table:table-cell office:value-type="float" office:value="257" calcext:value-type="float">
            <text:p>257</text:p>
          </table:table-cell>
          <table:table-cell office:value-type="float" office:value="24.8019886016846" calcext:value-type="float">
            <text:p>24.8019886016846</text:p>
          </table:table-cell>
          <table:table-cell office:value-type="float" office:value="300.5" calcext:value-type="float">
            <text:p>300.5</text:p>
          </table:table-cell>
          <table:table-cell office:value-type="float" office:value="0.0221530064927116" calcext:value-type="float">
            <text:p>0.02215300649271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5400" calcext:value-type="float">
            <text:p>5400</text:p>
          </table:table-cell>
          <table:table-cell table:style-name="ce4" office:value-type="float" office:value="10.14" calcext:value-type="float">
            <text:p>10.14</text:p>
          </table:table-cell>
          <table:table-cell office:value-type="float" office:value="9.63" calcext:value-type="float">
            <text:p>9.63</text:p>
          </table:table-cell>
          <table:table-cell office:value-type="float" office:value="10.6559200286865" calcext:value-type="float">
            <text:p>10.6559200286865</text:p>
          </table:table-cell>
          <table:table-cell office:value-type="float" office:value="51.4088020324707" calcext:value-type="float">
            <text:p>51.4088020324707</text:p>
          </table:table-cell>
          <table:table-cell office:value-type="float" office:value="64.3582763671875" calcext:value-type="float">
            <text:p>64.3582763671875</text:p>
          </table:table-cell>
          <table:table-cell office:value-type="float" office:value="262.5" calcext:value-type="float">
            <text:p>262.5</text:p>
          </table:table-cell>
          <table:table-cell office:value-type="float" office:value="260" calcext:value-type="float">
            <text:p>260</text:p>
          </table:table-cell>
          <table:table-cell office:value-type="float" office:value="60.0121040344238" calcext:value-type="float">
            <text:p>60.0121040344238</text:p>
          </table:table-cell>
          <table:table-cell office:value-type="float" office:value="390.852304534912" calcext:value-type="float">
            <text:p>390.852304534912</text:p>
          </table:table-cell>
          <table:table-cell office:value-type="float" office:value="0.0486831869861291" calcext:value-type="float">
            <text:p>0.04868318698612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0800" calcext:value-type="float">
            <text:p>10800</text:p>
          </table:table-cell>
          <table:table-cell table:style-name="ce4" office:value-type="float" office:value="10.42" calcext:value-type="float">
            <text:p>10.42</text:p>
          </table:table-cell>
          <table:table-cell office:value-type="float" office:value="9.63" calcext:value-type="float">
            <text:p>9.63</text:p>
          </table:table-cell>
          <table:table-cell office:value-type="float" office:value="10.64670753479" calcext:value-type="float">
            <text:p>10.64670753479</text:p>
          </table:table-cell>
          <table:table-cell office:value-type="float" office:value="134.586624145508" calcext:value-type="float">
            <text:p>134.586624145508</text:p>
          </table:table-cell>
          <table:table-cell office:value-type="float" office:value="168.6337890625" calcext:value-type="float">
            <text:p>168.6337890625</text:p>
          </table:table-cell>
          <table:table-cell office:value-type="float" office:value="360.775848388672" calcext:value-type="float">
            <text:p>360.775848388672</text:p>
          </table:table-cell>
          <table:table-cell office:value-type="float" office:value="275" calcext:value-type="float">
            <text:p>275</text:p>
          </table:table-cell>
          <table:table-cell office:value-type="float" office:value="60.011302947998" calcext:value-type="float">
            <text:p>60.011302947998</text:p>
          </table:table-cell>
          <table:table-cell office:value-type="float" office:value="552.223952026367" calcext:value-type="float">
            <text:p>552.223952026367</text:p>
          </table:table-cell>
          <table:table-cell office:value-type="float" office:value="0.0708352613118823" calcext:value-type="float">
            <text:p>0.07083526131188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6200" calcext:value-type="float">
            <text:p>16200</text:p>
          </table:table-cell>
          <table:table-cell table:style-name="ce4" office:value-type="float" office:value="10.48" calcext:value-type="float">
            <text:p>10.48</text:p>
          </table:table-cell>
          <table:table-cell office:value-type="float" office:value="9.63" calcext:value-type="float">
            <text:p>9.63</text:p>
          </table:table-cell>
          <table:table-cell office:value-type="float" office:value="10.6808528900146" calcext:value-type="float">
            <text:p>10.6808528900146</text:p>
          </table:table-cell>
          <table:table-cell office:value-type="float" office:value="218.762100219727" calcext:value-type="float">
            <text:p>218.762100219727</text:p>
          </table:table-cell>
          <table:table-cell office:value-type="float" office:value="273.057037353516" calcext:value-type="float">
            <text:p>273.057037353516</text:p>
          </table:table-cell>
          <table:table-cell office:value-type="float" office:value="455.172424316406" calcext:value-type="float">
            <text:p>455.172424316406</text:p>
          </table:table-cell>
          <table:table-cell office:value-type="float" office:value="290" calcext:value-type="float">
            <text:p>290</text:p>
          </table:table-cell>
          <table:table-cell office:value-type="float" office:value="60.0078926086426" calcext:value-type="float">
            <text:p>60.0078926086426</text:p>
          </table:table-cell>
          <table:table-cell office:value-type="float" office:value="717.627356567383" calcext:value-type="float">
            <text:p>717.627356567383</text:p>
          </table:table-cell>
          <table:table-cell office:value-type="float" office:value="0.0826476450245996" calcext:value-type="float">
            <text:p>0.082647645024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1600" calcext:value-type="float">
            <text:p>21600</text:p>
          </table:table-cell>
          <table:table-cell table:style-name="ce4" office:value-type="float" office:value="10.55" calcext:value-type="float">
            <text:p>10.55</text:p>
          </table:table-cell>
          <table:table-cell office:value-type="float" office:value="9.63" calcext:value-type="float">
            <text:p>9.63</text:p>
          </table:table-cell>
          <table:table-cell office:value-type="float" office:value="10.511157989502" calcext:value-type="float">
            <text:p>10.511157989502</text:p>
          </table:table-cell>
          <table:table-cell office:value-type="float" office:value="301.676422119141" calcext:value-type="float">
            <text:p>301.676422119141</text:p>
          </table:table-cell>
          <table:table-cell office:value-type="float" office:value="377.326995849609" calcext:value-type="float">
            <text:p>377.326995849609</text:p>
          </table:table-cell>
          <table:table-cell office:value-type="float" office:value="556.034484863281" calcext:value-type="float">
            <text:p>556.034484863281</text:p>
          </table:table-cell>
          <table:table-cell office:value-type="float" office:value="333" calcext:value-type="float">
            <text:p>333</text:p>
          </table:table-cell>
          <table:table-cell office:value-type="float" office:value="60.005485534668" calcext:value-type="float">
            <text:p>60.005485534668</text:p>
          </table:table-cell>
          <table:table-cell office:value-type="float" office:value="882.535163574219" calcext:value-type="float">
            <text:p>882.535163574219</text:p>
          </table:table-cell>
          <table:table-cell office:value-type="float" office:value="0.0903302170636667" calcext:value-type="float">
            <text:p>0.09033021706366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5200" calcext:value-type="float">
            <text:p>25200</text:p>
          </table:table-cell>
          <table:table-cell table:style-name="ce4" office:value-type="float" office:value="10.32" calcext:value-type="float">
            <text:p>10.32</text:p>
          </table:table-cell>
          <table:table-cell office:value-type="float" office:value="9.63" calcext:value-type="float">
            <text:p>9.63</text:p>
          </table:table-cell>
          <table:table-cell office:value-type="float" office:value="10.6505689620972" calcext:value-type="float">
            <text:p>10.6505689620972</text:p>
          </table:table-cell>
          <table:table-cell office:value-type="float" office:value="339.95" calcext:value-type="float">
            <text:p>339.95</text:p>
          </table:table-cell>
          <table:table-cell office:value-type="float" office:value="424.02" calcext:value-type="float">
            <text:p>424.02</text:p>
          </table:table-cell>
          <table:table-cell office:value-type="float" office:value="597.413757324219" calcext:value-type="float">
            <text:p>597.413757324219</text:p>
          </table:table-cell>
          <table:table-cell office:value-type="float" office:value="348" calcext:value-type="float">
            <text:p>348</text:p>
          </table:table-cell>
          <table:table-cell office:value-type="float" office:value="59.9914398193359" calcext:value-type="float">
            <text:p>59.9914398193359</text:p>
          </table:table-cell>
          <table:table-cell office:value-type="float" office:value="941.07" calcext:value-type="float">
            <text:p>941.07</text:p>
          </table:table-cell>
          <table:table-cell office:value-type="float" office:value="0.0936800434091617" calcext:value-type="float">
            <text:p>0.09368004340916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4" office:value-type="float" office:value="9.85" calcext:value-type="float">
            <text:p>9.85</text:p>
          </table:table-cell>
          <table:table-cell office:value-type="float" office:value="10.6" calcext:value-type="float">
            <text:p>10.6</text:p>
          </table:table-cell>
          <table:table-cell office:value-type="float" office:value="10.4985628128052" calcext:value-type="float">
            <text:p>10.4985628128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.137924194336" calcext:value-type="float">
            <text:p>199.137924194336</text:p>
          </table:table-cell>
          <table:table-cell office:value-type="float" office:value="241" calcext:value-type="float">
            <text:p>241</text:p>
          </table:table-cell>
          <table:table-cell office:value-type="float" office:value="24.9015102386475" calcext:value-type="float">
            <text:p>24.9015102386475</text:p>
          </table:table-cell>
          <table:table-cell office:value-type="float" office:value="300.5" calcext:value-type="float">
            <text:p>300.5</text:p>
          </table:table-cell>
          <table:table-cell office:value-type="float" office:value="0.02215" calcext:value-type="float">
            <text:p>0.0221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5400" calcext:value-type="float">
            <text:p>5400</text:p>
          </table:table-cell>
          <table:table-cell table:style-name="ce4" office:value-type="float" office:value="10.22" calcext:value-type="float">
            <text:p>10.22</text:p>
          </table:table-cell>
          <table:table-cell office:value-type="float" office:value="10.6" calcext:value-type="float">
            <text:p>10.6</text:p>
          </table:table-cell>
          <table:table-cell office:value-type="float" office:value="9.59138011932373" calcext:value-type="float">
            <text:p>9.59138011932373</text:p>
          </table:table-cell>
          <table:table-cell office:value-type="float" office:value="49.483829498291" calcext:value-type="float">
            <text:p>49.483829498291</text:p>
          </table:table-cell>
          <table:table-cell office:value-type="float" office:value="65.0384750366211" calcext:value-type="float">
            <text:p>65.0384750366211</text:p>
          </table:table-cell>
          <table:table-cell office:value-type="float" office:value="261.206878662109" calcext:value-type="float">
            <text:p>261.206878662109</text:p>
          </table:table-cell>
          <table:table-cell office:value-type="float" office:value="253" calcext:value-type="float">
            <text:p>253</text:p>
          </table:table-cell>
          <table:table-cell office:value-type="float" office:value="39.9602584838867" calcext:value-type="float">
            <text:p>39.9602584838867</text:p>
          </table:table-cell>
          <table:table-cell office:value-type="float" office:value="395.513652496338" calcext:value-type="float">
            <text:p>395.513652496338</text:p>
          </table:table-cell>
          <table:table-cell office:value-type="float" office:value="0.0827653" calcext:value-type="float">
            <text:p>0.082765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0800" calcext:value-type="float">
            <text:p>10800</text:p>
          </table:table-cell>
          <table:table-cell table:style-name="ce4" office:value-type="float" office:value="10.57" calcext:value-type="float">
            <text:p>10.57</text:p>
          </table:table-cell>
          <table:table-cell office:value-type="float" office:value="10.6" calcext:value-type="float">
            <text:p>10.6</text:p>
          </table:table-cell>
          <table:table-cell office:value-type="float" office:value="9.70704078674316" calcext:value-type="float">
            <text:p>9.70704078674316</text:p>
          </table:table-cell>
          <table:table-cell office:value-type="float" office:value="129.839797973633" calcext:value-type="float">
            <text:p>129.839797973633</text:p>
          </table:table-cell>
          <table:table-cell office:value-type="float" office:value="166.914154052734" calcext:value-type="float">
            <text:p>166.914154052734</text:p>
          </table:table-cell>
          <table:table-cell office:value-type="float" office:value="359.482727050781" calcext:value-type="float">
            <text:p>359.482727050781</text:p>
          </table:table-cell>
          <table:table-cell office:value-type="float" office:value="264" calcext:value-type="float">
            <text:p>264</text:p>
          </table:table-cell>
          <table:table-cell office:value-type="float" office:value="40.006404876709" calcext:value-type="float">
            <text:p>40.006404876709</text:p>
          </table:table-cell>
          <table:table-cell office:value-type="float" office:value="554.07900100708" calcext:value-type="float">
            <text:p>554.07900100708</text:p>
          </table:table-cell>
          <table:table-cell office:value-type="float" office:value="0.12918" calcext:value-type="float">
            <text:p>0.1291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6200" calcext:value-type="float">
            <text:p>16200</text:p>
          </table:table-cell>
          <table:table-cell table:style-name="ce4" office:value-type="float" office:value="10.96" calcext:value-type="float">
            <text:p>10.96</text:p>
          </table:table-cell>
          <table:table-cell office:value-type="float" office:value="10.6" calcext:value-type="float">
            <text:p>10.6</text:p>
          </table:table-cell>
          <table:table-cell office:value-type="float" office:value="9.61490440368652" calcext:value-type="float">
            <text:p>9.61490440368652</text:p>
          </table:table-cell>
          <table:table-cell office:value-type="float" office:value="210.612930297852" calcext:value-type="float">
            <text:p>210.612930297852</text:p>
          </table:table-cell>
          <table:table-cell office:value-type="float" office:value="269.474426269531" calcext:value-type="float">
            <text:p>269.474426269531</text:p>
          </table:table-cell>
          <table:table-cell office:value-type="float" office:value="459.051696777344" calcext:value-type="float">
            <text:p>459.051696777344</text:p>
          </table:table-cell>
          <table:table-cell office:value-type="float" office:value="282" calcext:value-type="float">
            <text:p>282</text:p>
          </table:table-cell>
          <table:table-cell office:value-type="float" office:value="39.9803237915039" calcext:value-type="float">
            <text:p>39.9803237915039</text:p>
          </table:table-cell>
          <table:table-cell office:value-type="float" office:value="718.838275146484" calcext:value-type="float">
            <text:p>718.838275146484</text:p>
          </table:table-cell>
          <table:table-cell office:value-type="float" office:value="0.1573599" calcext:value-type="float">
            <text:p>0.157359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1600" calcext:value-type="float">
            <text:p>21600</text:p>
          </table:table-cell>
          <table:table-cell table:style-name="ce4" office:value-type="float" office:value="11.07" calcext:value-type="float">
            <text:p>11.07</text:p>
          </table:table-cell>
          <table:table-cell office:value-type="float" office:value="10.6" calcext:value-type="float">
            <text:p>10.6</text:p>
          </table:table-cell>
          <table:table-cell office:value-type="float" office:value="9.70344543457031" calcext:value-type="float">
            <text:p>9.70344543457031</text:p>
          </table:table-cell>
          <table:table-cell office:value-type="float" office:value="292.250457763672" calcext:value-type="float">
            <text:p>292.250457763672</text:p>
          </table:table-cell>
          <table:table-cell office:value-type="float" office:value="373.604705810547" calcext:value-type="float">
            <text:p>373.604705810547</text:p>
          </table:table-cell>
          <table:table-cell office:value-type="float" office:value="558.620666503906" calcext:value-type="float">
            <text:p>558.620666503906</text:p>
          </table:table-cell>
          <table:table-cell office:value-type="float" office:value="308" calcext:value-type="float">
            <text:p>308</text:p>
          </table:table-cell>
          <table:table-cell office:value-type="float" office:value="39.9987831115723" calcext:value-type="float">
            <text:p>39.9987831115723</text:p>
          </table:table-cell>
          <table:table-cell office:value-type="float" office:value="888.486064453125" calcext:value-type="float">
            <text:p>888.486064453125</text:p>
          </table:table-cell>
          <table:table-cell office:value-type="float" office:value="0.173842" calcext:value-type="float">
            <text:p>0.17384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5200" calcext:value-type="float">
            <text:p>25200</text:p>
          </table:table-cell>
          <table:table-cell table:style-name="ce4" office:value-type="float" office:value="10.83" calcext:value-type="float">
            <text:p>10.83</text:p>
          </table:table-cell>
          <table:table-cell office:value-type="float" office:value="10.6" calcext:value-type="float">
            <text:p>10.6</text:p>
          </table:table-cell>
          <table:table-cell office:value-type="float" office:value="9.58416080474854" calcext:value-type="float">
            <text:p>9.58416080474854</text:p>
          </table:table-cell>
          <table:table-cell office:value-type="float" office:value="326.01" calcext:value-type="float">
            <text:p>326.01</text:p>
          </table:table-cell>
          <table:table-cell office:value-type="float" office:value="416.31" calcext:value-type="float">
            <text:p>416.31</text:p>
          </table:table-cell>
          <table:table-cell office:value-type="float" office:value="600" calcext:value-type="float">
            <text:p>600</text:p>
          </table:table-cell>
          <table:table-cell office:value-type="float" office:value="316" calcext:value-type="float">
            <text:p>316</text:p>
          </table:table-cell>
          <table:table-cell office:value-type="float" office:value="40.0066070556641" calcext:value-type="float">
            <text:p>40.0066070556641</text:p>
          </table:table-cell>
          <table:table-cell office:value-type="float" office:value="960.4" calcext:value-type="float">
            <text:p>960.4</text:p>
          </table:table-cell>
          <table:table-cell office:value-type="float" office:value="0.1816034" calcext:value-type="float">
            <text:p>0.181603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4" office:value-type="float" office:value="9.71" calcext:value-type="float">
            <text:p>9.71</text:p>
          </table:table-cell>
          <table:table-cell office:value-type="float" office:value="0" calcext:value-type="float">
            <text:p>0</text:p>
          </table:table-cell>
          <table:table-cell office:value-type="float" office:value="10.8157205581665" calcext:value-type="float">
            <text:p>10.8157205581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.137924194336" calcext:value-type="float">
            <text:p>199.137924194336</text:p>
          </table:table-cell>
          <table:table-cell office:value-type="float" office:value="224" calcext:value-type="float">
            <text:p>224</text:p>
          </table:table-cell>
          <table:table-cell office:value-type="float" office:value="24.9932060241699" calcext:value-type="float">
            <text:p>24.9932060241699</text:p>
          </table:table-cell>
          <table:table-cell office:value-type="float" office:value="300.54" calcext:value-type="float">
            <text:p>300.54</text:p>
          </table:table-cell>
          <table:table-cell office:value-type="float" office:value="0.0221500580656812" calcext:value-type="float">
            <text:p>0.02215005806568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5400" calcext:value-type="float">
            <text:p>5400</text:p>
          </table:table-cell>
          <table:table-cell table:style-name="ce4" office:value-type="float" office:value="10.14" calcext:value-type="float">
            <text:p>10.14</text:p>
          </table:table-cell>
          <table:table-cell office:value-type="float" office:value="0" calcext:value-type="float">
            <text:p>0</text:p>
          </table:table-cell>
          <table:table-cell office:value-type="float" office:value="10.5889873504639" calcext:value-type="float">
            <text:p>10.5889873504639</text:p>
          </table:table-cell>
          <table:table-cell office:value-type="float" office:value="52.1556663513184" calcext:value-type="float">
            <text:p>52.1556663513184</text:p>
          </table:table-cell>
          <table:table-cell office:value-type="float" office:value="69.6779861450195" calcext:value-type="float">
            <text:p>69.6779861450195</text:p>
          </table:table-cell>
          <table:table-cell office:value-type="float" office:value="267.672393798828" calcext:value-type="float">
            <text:p>267.672393798828</text:p>
          </table:table-cell>
          <table:table-cell office:value-type="float" office:value="242" calcext:value-type="float">
            <text:p>242</text:p>
          </table:table-cell>
          <table:table-cell office:value-type="float" office:value="49.9675216674805" calcext:value-type="float">
            <text:p>49.9675216674805</text:p>
          </table:table-cell>
          <table:table-cell office:value-type="float" office:value="397.827783050537" calcext:value-type="float">
            <text:p>397.827783050537</text:p>
          </table:table-cell>
          <table:table-cell office:value-type="float" office:value="0.0833063401372343" calcext:value-type="float">
            <text:p>0.08330634013723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0800" calcext:value-type="float">
            <text:p>10800</text:p>
          </table:table-cell>
          <table:table-cell table:style-name="ce4" office:value-type="float" office:value="10.42" calcext:value-type="float">
            <text:p>10.42</text:p>
          </table:table-cell>
          <table:table-cell office:value-type="float" office:value="0" calcext:value-type="float">
            <text:p>0</text:p>
          </table:table-cell>
          <table:table-cell office:value-type="float" office:value="10.656138420105" calcext:value-type="float">
            <text:p>10.656138420105</text:p>
          </table:table-cell>
          <table:table-cell office:value-type="float" office:value="129.848823165894" calcext:value-type="float">
            <text:p>129.848823165894</text:p>
          </table:table-cell>
          <table:table-cell office:value-type="float" office:value="168.480177841187" calcext:value-type="float">
            <text:p>168.480177841187</text:p>
          </table:table-cell>
          <table:table-cell office:value-type="float" office:value="337.5" calcext:value-type="float">
            <text:p>337.5</text:p>
          </table:table-cell>
          <table:table-cell office:value-type="float" office:value="266" calcext:value-type="float">
            <text:p>266</text:p>
          </table:table-cell>
          <table:table-cell office:value-type="float" office:value="50.0034370422363" calcext:value-type="float">
            <text:p>50.0034370422363</text:p>
          </table:table-cell>
          <table:table-cell office:value-type="float" office:value="565.53294921875" calcext:value-type="float">
            <text:p>565.53294921875</text:p>
          </table:table-cell>
          <table:table-cell office:value-type="float" office:value="0.130570612624882" calcext:value-type="float">
            <text:p>0.13057061262488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6200" calcext:value-type="float">
            <text:p>16200</text:p>
          </table:table-cell>
          <table:table-cell table:style-name="ce4"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  <table:table-cell office:value-type="float" office:value="10.6461124420166" calcext:value-type="float">
            <text:p>10.6461124420166</text:p>
          </table:table-cell>
          <table:table-cell office:value-type="float" office:value="212.491525268555" calcext:value-type="float">
            <text:p>212.491525268555</text:p>
          </table:table-cell>
          <table:table-cell office:value-type="float" office:value="271.45674987793" calcext:value-type="float">
            <text:p>271.45674987793</text:p>
          </table:table-cell>
          <table:table-cell office:value-type="float" office:value="442.241363525391" calcext:value-type="float">
            <text:p>442.241363525391</text:p>
          </table:table-cell>
          <table:table-cell office:value-type="float" office:value="294" calcext:value-type="float">
            <text:p>294</text:p>
          </table:table-cell>
          <table:table-cell office:value-type="float" office:value="49.9938049316406" calcext:value-type="float">
            <text:p>49.9938049316406</text:p>
          </table:table-cell>
          <table:table-cell office:value-type="float" office:value="730.115805053711" calcext:value-type="float">
            <text:p>730.115805053711</text:p>
          </table:table-cell>
          <table:table-cell office:value-type="float" office:value="0.156987538764472" calcext:value-type="float">
            <text:p>0.15698753876447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1600" calcext:value-type="float">
            <text:p>21600</text:p>
          </table:table-cell>
          <table:table-cell table:style-name="ce4" office:value-type="float" office:value="10.55" calcext:value-type="float">
            <text:p>10.55</text:p>
          </table:table-cell>
          <table:table-cell office:value-type="float" office:value="0" calcext:value-type="float">
            <text:p>0</text:p>
          </table:table-cell>
          <table:table-cell office:value-type="float" office:value="10.6708278656006" calcext:value-type="float">
            <text:p>10.6708278656006</text:p>
          </table:table-cell>
          <table:table-cell office:value-type="float" office:value="295.598672485352" calcext:value-type="float">
            <text:p>295.598672485352</text:p>
          </table:table-cell>
          <table:table-cell office:value-type="float" office:value="375.927391967773" calcext:value-type="float">
            <text:p>375.927391967773</text:p>
          </table:table-cell>
          <table:table-cell office:value-type="float" office:value="552.155212402344" calcext:value-type="float">
            <text:p>552.155212402344</text:p>
          </table:table-cell>
          <table:table-cell office:value-type="float" office:value="326" calcext:value-type="float">
            <text:p>326</text:p>
          </table:table-cell>
          <table:table-cell office:value-type="float" office:value="49.9986228942871" calcext:value-type="float">
            <text:p>49.9986228942871</text:p>
          </table:table-cell>
          <table:table-cell office:value-type="float" office:value="899.509245605469" calcext:value-type="float">
            <text:p>899.509245605469</text:p>
          </table:table-cell>
          <table:table-cell office:value-type="float" office:value="0.173189644350949" calcext:value-type="float">
            <text:p>0.17318964435094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5200" calcext:value-type="float">
            <text:p>25200</text:p>
          </table:table-cell>
          <table:table-cell table:style-name="ce4" office:value-type="float" office:value="10.35" calcext:value-type="float">
            <text:p>10.35</text:p>
          </table:table-cell>
          <table:table-cell office:value-type="float" office:value="0" calcext:value-type="float">
            <text:p>0</text:p>
          </table:table-cell>
          <table:table-cell office:value-type="float" office:value="10.5155410766602" calcext:value-type="float">
            <text:p>10.5155410766602</text:p>
          </table:table-cell>
          <table:table-cell office:value-type="float" office:value="335.51" calcext:value-type="float">
            <text:p>335.51</text:p>
          </table:table-cell>
          <table:table-cell office:value-type="float" office:value="425.86" calcext:value-type="float">
            <text:p>425.86</text:p>
          </table:table-cell>
          <table:table-cell office:value-type="float" office:value="600" calcext:value-type="float">
            <text:p>600</text:p>
          </table:table-cell>
          <table:table-cell office:value-type="float" office:value="350" calcext:value-type="float">
            <text:p>350</text:p>
          </table:table-cell>
          <table:table-cell office:value-type="float" office:value="49.9994239807129" calcext:value-type="float">
            <text:p>49.9994239807129</text:p>
          </table:table-cell>
          <table:table-cell office:value-type="float" office:value="945.37" calcext:value-type="float">
            <text:p>945.37</text:p>
          </table:table-cell>
          <table:table-cell office:value-type="float" office:value="0.17969364212008" calcext:value-type="float">
            <text:p>0.1796936421200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5" office:value-type="float" office:value="10.13" calcext:value-type="float">
            <text:p>10.13</text:p>
          </table:table-cell>
          <table:table-cell office:value-type="float" office:value="9.65" calcext:value-type="float">
            <text:p>9.65</text:p>
          </table:table-cell>
          <table:table-cell office:value-type="float" office:value="10.5018720626831" calcext:value-type="float">
            <text:p>10.501872062683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99.137924194336" calcext:value-type="float">
            <text:p>199.137924194336</text:p>
          </table:table-cell>
          <table:table-cell office:value-type="float" office:value="240" calcext:value-type="float">
            <text:p>240</text:p>
          </table:table-cell>
          <table:table-cell office:value-type="float" office:value="24.8908748626709" calcext:value-type="float">
            <text:p>24.8908748626709</text:p>
          </table:table-cell>
          <table:table-cell office:value-type="float" office:value="300" calcext:value-type="float">
            <text:p>300</text:p>
          </table:table-cell>
          <table:table-cell office:value-type="float" office:value="0.0221899281701994" calcext:value-type="float">
            <text:p>0.02218992817019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5400" calcext:value-type="float">
            <text:p>5400</text:p>
          </table:table-cell>
          <table:table-cell table:style-name="ce5" office:value-type="float" office:value="10.35" calcext:value-type="float">
            <text:p>10.35</text:p>
          </table:table-cell>
          <table:table-cell office:value-type="float" office:value="9.65" calcext:value-type="float">
            <text:p>9.65</text:p>
          </table:table-cell>
          <table:table-cell office:value-type="float" office:value="9.87833023071289" calcext:value-type="float">
            <text:p>9.87833023071289</text:p>
          </table:table-cell>
          <table:table-cell office:value-type="float" office:value="52.9691963195801" calcext:value-type="float">
            <text:p>52.9691963195801</text:p>
          </table:table-cell>
          <table:table-cell office:value-type="float" office:value="71.458586730957" calcext:value-type="float">
            <text:p>71.458586730957</text:p>
          </table:table-cell>
          <table:table-cell office:value-type="float" office:value="270.258605957031" calcext:value-type="float">
            <text:p>270.258605957031</text:p>
          </table:table-cell>
          <table:table-cell office:value-type="float" office:value="259" calcext:value-type="float">
            <text:p>259</text:p>
          </table:table-cell>
          <table:table-cell office:value-type="float" office:value="60.060863494873" calcext:value-type="float">
            <text:p>60.060863494873</text:p>
          </table:table-cell>
          <table:table-cell office:value-type="float" office:value="372.819396362305" calcext:value-type="float">
            <text:p>372.819396362305</text:p>
          </table:table-cell>
          <table:table-cell office:value-type="float" office:value="0.0741575807407003" calcext:value-type="float">
            <text:p>0.074157580740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0800" calcext:value-type="float">
            <text:p>10800</text:p>
          </table:table-cell>
          <table:table-cell table:style-name="ce5" office:value-type="float" office:value="10.61" calcext:value-type="float">
            <text:p>10.61</text:p>
          </table:table-cell>
          <table:table-cell office:value-type="float" office:value="9.65" calcext:value-type="float">
            <text:p>9.65</text:p>
          </table:table-cell>
          <table:table-cell office:value-type="float" office:value="9.97825527191162" calcext:value-type="float">
            <text:p>9.97825527191162</text:p>
          </table:table-cell>
          <table:table-cell office:value-type="float" office:value="134.370010375977" calcext:value-type="float">
            <text:p>134.370010375977</text:p>
          </table:table-cell>
          <table:table-cell office:value-type="float" office:value="175.692938842773" calcext:value-type="float">
            <text:p>175.692938842773</text:p>
          </table:table-cell>
          <table:table-cell office:value-type="float" office:value="369.827575683594" calcext:value-type="float">
            <text:p>369.827575683594</text:p>
          </table:table-cell>
          <table:table-cell office:value-type="float" office:value="274" calcext:value-type="float">
            <text:p>274</text:p>
          </table:table-cell>
          <table:table-cell office:value-type="float" office:value="60.0080909729004" calcext:value-type="float">
            <text:p>60.0080909729004</text:p>
          </table:table-cell>
          <table:table-cell office:value-type="float" office:value="535.73957824707" calcext:value-type="float">
            <text:p>535.73957824707</text:p>
          </table:table-cell>
          <table:table-cell office:value-type="float" office:value="0.126926350715875" calcext:value-type="float">
            <text:p>0.12692635071587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6200" calcext:value-type="float">
            <text:p>16200</text:p>
          </table:table-cell>
          <table:table-cell table:style-name="ce5" office:value-type="float" office:value="10.39" calcext:value-type="float">
            <text:p>10.39</text:p>
          </table:table-cell>
          <table:table-cell office:value-type="float" office:value="9.65" calcext:value-type="float">
            <text:p>9.65</text:p>
          </table:table-cell>
          <table:table-cell office:value-type="float" office:value="9.95684242248535" calcext:value-type="float">
            <text:p>9.95684242248535</text:p>
          </table:table-cell>
          <table:table-cell office:value-type="float" office:value="215.924209594727" calcext:value-type="float">
            <text:p>215.924209594727</text:p>
          </table:table-cell>
          <table:table-cell office:value-type="float" office:value="279.581595458984" calcext:value-type="float">
            <text:p>279.581595458984</text:p>
          </table:table-cell>
          <table:table-cell office:value-type="float" office:value="468.103424072266" calcext:value-type="float">
            <text:p>468.103424072266</text:p>
          </table:table-cell>
          <table:table-cell office:value-type="float" office:value="304" calcext:value-type="float">
            <text:p>304</text:p>
          </table:table-cell>
          <table:table-cell office:value-type="float" office:value="60.0072898864746" calcext:value-type="float">
            <text:p>60.0072898864746</text:p>
          </table:table-cell>
          <table:table-cell office:value-type="float" office:value="702.562965698242" calcext:value-type="float">
            <text:p>702.562965698242</text:p>
          </table:table-cell>
          <table:table-cell office:value-type="float" office:value="0.154333265429996" calcext:value-type="float">
            <text:p>0.15433326542999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1600" calcext:value-type="float">
            <text:p>21600</text:p>
          </table:table-cell>
          <table:table-cell table:style-name="ce5" office:value-type="float" office:value="10.58" calcext:value-type="float">
            <text:p>10.58</text:p>
          </table:table-cell>
          <table:table-cell office:value-type="float" office:value="9.65" calcext:value-type="float">
            <text:p>9.65</text:p>
          </table:table-cell>
          <table:table-cell office:value-type="float" office:value="9.98299980163574" calcext:value-type="float">
            <text:p>9.98299980163574</text:p>
          </table:table-cell>
          <table:table-cell office:value-type="float" office:value="298.257415771484" calcext:value-type="float">
            <text:p>298.257415771484</text:p>
          </table:table-cell>
          <table:table-cell office:value-type="float" office:value="384.571829833984" calcext:value-type="float">
            <text:p>384.571829833984</text:p>
          </table:table-cell>
          <table:table-cell office:value-type="float" office:value="565.086181640625" calcext:value-type="float">
            <text:p>565.086181640625</text:p>
          </table:table-cell>
          <table:table-cell office:value-type="float" office:value="331" calcext:value-type="float">
            <text:p>331</text:p>
          </table:table-cell>
          <table:table-cell office:value-type="float" office:value="60.0127067565918" calcext:value-type="float">
            <text:p>60.0127067565918</text:p>
          </table:table-cell>
          <table:table-cell office:value-type="float" office:value="868.492043457031" calcext:value-type="float">
            <text:p>868.492043457031</text:p>
          </table:table-cell>
          <table:table-cell office:value-type="float" office:value="0.172008708665982" calcext:value-type="float">
            <text:p>0.17200870866598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5200" calcext:value-type="float">
            <text:p>25200</text:p>
          </table:table-cell>
          <table:table-cell table:style-name="ce5" office:value-type="float" office:value="10.37" calcext:value-type="float">
            <text:p>10.37</text:p>
          </table:table-cell>
          <table:table-cell office:value-type="float" office:value="9.65" calcext:value-type="float">
            <text:p>9.65</text:p>
          </table:table-cell>
          <table:table-cell office:value-type="float" office:value="9.84593868255615" calcext:value-type="float">
            <text:p>9.84593868255615</text:p>
          </table:table-cell>
          <table:table-cell office:value-type="float" office:value="326.44" calcext:value-type="float">
            <text:p>326.44</text:p>
          </table:table-cell>
          <table:table-cell office:value-type="float" office:value="420.18" calcext:value-type="float">
            <text:p>420.18</text:p>
          </table:table-cell>
          <table:table-cell office:value-type="float" office:value="597.413757324219" calcext:value-type="float">
            <text:p>597.413757324219</text:p>
          </table:table-cell>
          <table:table-cell office:value-type="float" office:value="373" calcext:value-type="float">
            <text:p>373</text:p>
          </table:table-cell>
          <table:table-cell office:value-type="float" office:value="60.0853424072266" calcext:value-type="float">
            <text:p>60.0853424072266</text:p>
          </table:table-cell>
          <table:table-cell office:value-type="float" office:value="947.33" calcext:value-type="float">
            <text:p>947.33</text:p>
          </table:table-cell>
          <table:table-cell office:value-type="float" office:value="0.180066057710681" calcext:value-type="float">
            <text:p>0.18006605771068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4" office:value-type="float" office:value="10.24" calcext:value-type="float">
            <text:p>10.24</text:p>
          </table:table-cell>
          <table:table-cell office:value-type="float" office:value="11" calcext:value-type="float">
            <text:p>11</text:p>
          </table:table-cell>
          <table:table-cell office:value-type="float" office:value="10.5378532409668" calcext:value-type="float">
            <text:p>10.5378532409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.431015014648" calcext:value-type="float">
            <text:p>200.431015014648</text:p>
          </table:table-cell>
          <table:table-cell office:value-type="float" office:value="222" calcext:value-type="float">
            <text:p>222</text:p>
          </table:table-cell>
          <table:table-cell office:value-type="float" office:value="24.9520721435547" calcext:value-type="float">
            <text:p>24.9520721435547</text:p>
          </table:table-cell>
          <table:table-cell office:value-type="float" office:value="300.5" calcext:value-type="float">
            <text:p>300.5</text:p>
          </table:table-cell>
          <table:table-cell office:value-type="float" office:value="0.0221530064927116" calcext:value-type="float">
            <text:p>0.02215300649271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5400" calcext:value-type="float">
            <text:p>5400</text:p>
          </table:table-cell>
          <table:table-cell table:style-name="ce4" office:value-type="float" office:value="11.18" calcext:value-type="float">
            <text:p>11.18</text:p>
          </table:table-cell>
          <table:table-cell office:value-type="float" office:value="11" calcext:value-type="float">
            <text:p>11</text:p>
          </table:table-cell>
          <table:table-cell office:value-type="float" office:value="9.3299732208252" calcext:value-type="float">
            <text:p>9.3299732208252</text:p>
          </table:table-cell>
          <table:table-cell office:value-type="float" office:value="49.6827850341797" calcext:value-type="float">
            <text:p>49.6827850341797</text:p>
          </table:table-cell>
          <table:table-cell office:value-type="float" office:value="64.4780654907227" calcext:value-type="float">
            <text:p>64.4780654907227</text:p>
          </table:table-cell>
          <table:table-cell office:value-type="float" office:value="261.206878662109" calcext:value-type="float">
            <text:p>261.206878662109</text:p>
          </table:table-cell>
          <table:table-cell office:value-type="float" office:value="250" calcext:value-type="float">
            <text:p>250</text:p>
          </table:table-cell>
          <table:table-cell office:value-type="float" office:value="40.0226593017578" calcext:value-type="float">
            <text:p>40.0226593017578</text:p>
          </table:table-cell>
          <table:table-cell office:value-type="float" office:value="404.197078704834" calcext:value-type="float">
            <text:p>404.197078704834</text:p>
          </table:table-cell>
          <table:table-cell office:value-type="float" office:value="0.157784701130745" calcext:value-type="float">
            <text:p>0.15778470113074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0800" calcext:value-type="float">
            <text:p>10800</text:p>
          </table:table-cell>
          <table:table-cell table:style-name="ce4" office:value-type="float" office:value="11.36" calcext:value-type="float">
            <text:p>11.36</text:p>
          </table:table-cell>
          <table:table-cell office:value-type="float" office:value="11" calcext:value-type="float">
            <text:p>11</text:p>
          </table:table-cell>
          <table:table-cell office:value-type="float" office:value="9.71748924255371" calcext:value-type="float">
            <text:p>9.71748924255371</text:p>
          </table:table-cell>
          <table:table-cell office:value-type="float" office:value="131.565444946289" calcext:value-type="float">
            <text:p>131.565444946289</text:p>
          </table:table-cell>
          <table:table-cell office:value-type="float" office:value="167.953643798828" calcext:value-type="float">
            <text:p>167.953643798828</text:p>
          </table:table-cell>
          <table:table-cell office:value-type="float" office:value="362.068939208984" calcext:value-type="float">
            <text:p>362.068939208984</text:p>
          </table:table-cell>
          <table:table-cell office:value-type="float" office:value="262" calcext:value-type="float">
            <text:p>262</text:p>
          </table:table-cell>
          <table:table-cell office:value-type="float" office:value="39.9991836547852" calcext:value-type="float">
            <text:p>39.9991836547852</text:p>
          </table:table-cell>
          <table:table-cell office:value-type="float" office:value="573.258201904297" calcext:value-type="float">
            <text:p>573.258201904297</text:p>
          </table:table-cell>
          <table:table-cell office:value-type="float" office:value="0.256172058189687" calcext:value-type="float">
            <text:p>0.25617205818968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6200" calcext:value-type="float">
            <text:p>16200</text:p>
          </table:table-cell>
          <table:table-cell table:style-name="ce4" office:value-type="float" office:value="11.3" calcext:value-type="float">
            <text:p>11.3</text:p>
          </table:table-cell>
          <table:table-cell office:value-type="float" office:value="11" calcext:value-type="float">
            <text:p>11</text:p>
          </table:table-cell>
          <table:table-cell office:value-type="float" office:value="9.65165424346924" calcext:value-type="float">
            <text:p>9.65165424346924</text:p>
          </table:table-cell>
          <table:table-cell office:value-type="float" office:value="213.484146118164" calcext:value-type="float">
            <text:p>213.484146118164</text:p>
          </table:table-cell>
          <table:table-cell office:value-type="float" office:value="273.017425537109" calcext:value-type="float">
            <text:p>273.017425537109</text:p>
          </table:table-cell>
          <table:table-cell office:value-type="float" office:value="459.051696777344" calcext:value-type="float">
            <text:p>459.051696777344</text:p>
          </table:table-cell>
          <table:table-cell office:value-type="float" office:value="281" calcext:value-type="float">
            <text:p>281</text:p>
          </table:table-cell>
          <table:table-cell office:value-type="float" office:value="39.9813270568848" calcext:value-type="float">
            <text:p>39.9813270568848</text:p>
          </table:table-cell>
          <table:table-cell office:value-type="float" office:value="739.404900512695" calcext:value-type="float">
            <text:p>739.404900512695</text:p>
          </table:table-cell>
          <table:table-cell office:value-type="float" office:value="0.310993785017305" calcext:value-type="float">
            <text:p>0.31099378501730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1600" calcext:value-type="float">
            <text:p>21600</text:p>
          </table:table-cell>
          <table:table-cell table:style-name="ce4" office:value-type="float" office:value="11.36" calcext:value-type="float">
            <text:p>11.36</text:p>
          </table:table-cell>
          <table:table-cell office:value-type="float" office:value="11" calcext:value-type="float">
            <text:p>11</text:p>
          </table:table-cell>
          <table:table-cell office:value-type="float" office:value="9.72330379486084" calcext:value-type="float">
            <text:p>9.72330379486084</text:p>
          </table:table-cell>
          <table:table-cell office:value-type="float" office:value="296.266204833984" calcext:value-type="float">
            <text:p>296.266204833984</text:p>
          </table:table-cell>
          <table:table-cell office:value-type="float" office:value="378.588256835938" calcext:value-type="float">
            <text:p>378.588256835938</text:p>
          </table:table-cell>
          <table:table-cell office:value-type="float" office:value="557.327575683594" calcext:value-type="float">
            <text:p>557.327575683594</text:p>
          </table:table-cell>
          <table:table-cell office:value-type="float" office:value="316" calcext:value-type="float">
            <text:p>316</text:p>
          </table:table-cell>
          <table:table-cell office:value-type="float" office:value="39.9983787536621" calcext:value-type="float">
            <text:p>39.9983787536621</text:p>
          </table:table-cell>
          <table:table-cell office:value-type="float" office:value="909.018006591797" calcext:value-type="float">
            <text:p>909.018006591797</text:p>
          </table:table-cell>
          <table:table-cell office:value-type="float" office:value="0.343868242148111" calcext:value-type="float">
            <text:p>0.34386824214811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5200" calcext:value-type="float">
            <text:p>25200</text:p>
          </table:table-cell>
          <table:table-cell table:style-name="ce4" office:value-type="float" office:value="11.33" calcext:value-type="float">
            <text:p>11.33</text:p>
          </table:table-cell>
          <table:table-cell office:value-type="float" office:value="11" calcext:value-type="float">
            <text:p>11</text:p>
          </table:table-cell>
          <table:table-cell office:value-type="float" office:value="9.55748558044434" calcext:value-type="float">
            <text:p>9.55748558044434</text:p>
          </table:table-cell>
          <table:table-cell office:value-type="float" office:value="330.77" calcext:value-type="float">
            <text:p>330.77</text:p>
          </table:table-cell>
          <table:table-cell office:value-type="float" office:value="422.7" calcext:value-type="float">
            <text:p>422.7</text:p>
          </table:table-cell>
          <table:table-cell office:value-type="float" office:value="600" calcext:value-type="float">
            <text:p>600</text:p>
          </table:table-cell>
          <table:table-cell office:value-type="float" office:value="321" calcext:value-type="float">
            <text:p>321</text:p>
          </table:table-cell>
          <table:table-cell office:value-type="float" office:value="39.9985809326172" calcext:value-type="float">
            <text:p>39.9985809326172</text:p>
          </table:table-cell>
          <table:table-cell office:value-type="float" office:value="954.91" calcext:value-type="float">
            <text:p>954.91</text:p>
          </table:table-cell>
          <table:table-cell office:value-type="float" office:value="0.35737082913684" calcext:value-type="float">
            <text:p>0.3573708291368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4" office:value-type="float" office:value="9.91" calcext:value-type="float">
            <text:p>9.91</text:p>
          </table:table-cell>
          <table:table-cell office:value-type="float" office:value="10.39" calcext:value-type="float">
            <text:p>10.39</text:p>
          </table:table-cell>
          <table:table-cell office:value-type="float" office:value="11.0945014953613" calcext:value-type="float">
            <text:p>11.0945014953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.137924194336" calcext:value-type="float">
            <text:p>199.137924194336</text:p>
          </table:table-cell>
          <table:table-cell office:value-type="float" office:value="364" calcext:value-type="float">
            <text:p>364</text:p>
          </table:table-cell>
          <table:table-cell office:value-type="float" office:value="24.8019886016846" calcext:value-type="float">
            <text:p>24.8019886016846</text:p>
          </table:table-cell>
          <table:table-cell office:value-type="float" office:value="300.5" calcext:value-type="float">
            <text:p>300.5</text:p>
          </table:table-cell>
          <table:table-cell office:value-type="float" office:value="0.0221530064927116" calcext:value-type="float">
            <text:p>0.02215300649271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5400" calcext:value-type="float">
            <text:p>5400</text:p>
          </table:table-cell>
          <table:table-cell table:style-name="ce4" office:value-type="float" office:value="10.34" calcext:value-type="float">
            <text:p>10.34</text:p>
          </table:table-cell>
          <table:table-cell office:value-type="float" office:value="10.39" calcext:value-type="float">
            <text:p>10.39</text:p>
          </table:table-cell>
          <table:table-cell office:value-type="float" office:value="11.0476169586182" calcext:value-type="float">
            <text:p>11.0476169586182</text:p>
          </table:table-cell>
          <table:table-cell office:value-type="float" office:value="57.1191368103027" calcext:value-type="float">
            <text:p>57.1191368103027</text:p>
          </table:table-cell>
          <table:table-cell office:value-type="float" office:value="72.5779418945313" calcext:value-type="float">
            <text:p>72.5779418945313</text:p>
          </table:table-cell>
          <table:table-cell office:value-type="float" office:value="271.551727294922" calcext:value-type="float">
            <text:p>271.551727294922</text:p>
          </table:table-cell>
          <table:table-cell office:value-type="float" office:value="287" calcext:value-type="float">
            <text:p>287</text:p>
          </table:table-cell>
          <table:table-cell office:value-type="float" office:value="60.0121040344238" calcext:value-type="float">
            <text:p>60.0121040344238</text:p>
          </table:table-cell>
          <table:table-cell office:value-type="float" office:value="390.852304534912" calcext:value-type="float">
            <text:p>390.852304534912</text:p>
          </table:table-cell>
          <table:table-cell office:value-type="float" office:value="0.0803344200248938" calcext:value-type="float">
            <text:p>0.08033442002489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0800" calcext:value-type="float">
            <text:p>10800</text:p>
          </table:table-cell>
          <table:table-cell table:style-name="ce4" office:value-type="float" office:value="10.64" calcext:value-type="float">
            <text:p>10.64</text:p>
          </table:table-cell>
          <table:table-cell office:value-type="float" office:value="10.39" calcext:value-type="float">
            <text:p>10.39</text:p>
          </table:table-cell>
          <table:table-cell office:value-type="float" office:value="11.0120735168457" calcext:value-type="float">
            <text:p>11.0120735168457</text:p>
          </table:table-cell>
          <table:table-cell office:value-type="float" office:value="140.195755004883" calcext:value-type="float">
            <text:p>140.195755004883</text:p>
          </table:table-cell>
          <table:table-cell office:value-type="float" office:value="176.492446899414" calcext:value-type="float">
            <text:p>176.492446899414</text:p>
          </table:table-cell>
          <table:table-cell office:value-type="float" office:value="367.241363525391" calcext:value-type="float">
            <text:p>367.241363525391</text:p>
          </table:table-cell>
          <table:table-cell office:value-type="float" office:value="281" calcext:value-type="float">
            <text:p>281</text:p>
          </table:table-cell>
          <table:table-cell office:value-type="float" office:value="60.011302947998" calcext:value-type="float">
            <text:p>60.011302947998</text:p>
          </table:table-cell>
          <table:table-cell office:value-type="float" office:value="552.223952026367" calcext:value-type="float">
            <text:p>552.223952026367</text:p>
          </table:table-cell>
          <table:table-cell office:value-type="float" office:value="0.129615669829654" calcext:value-type="float">
            <text:p>0.12961566982965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6200" calcext:value-type="float">
            <text:p>16200</text:p>
          </table:table-cell>
          <table:table-cell table:style-name="ce4" office:value-type="float" office:value="10.9" calcext:value-type="float">
            <text:p>10.9</text:p>
          </table:table-cell>
          <table:table-cell office:value-type="float" office:value="10.39" calcext:value-type="float">
            <text:p>10.39</text:p>
          </table:table-cell>
          <table:table-cell office:value-type="float" office:value="11.0614643096924" calcext:value-type="float">
            <text:p>11.0614643096924</text:p>
          </table:table-cell>
          <table:table-cell office:value-type="float" office:value="223.293350219727" calcext:value-type="float">
            <text:p>223.293350219727</text:p>
          </table:table-cell>
          <table:table-cell office:value-type="float" office:value="280.401550292969" calcext:value-type="float">
            <text:p>280.401550292969</text:p>
          </table:table-cell>
          <table:table-cell office:value-type="float" office:value="465.517211914063" calcext:value-type="float">
            <text:p>465.517211914063</text:p>
          </table:table-cell>
          <table:table-cell office:value-type="float" office:value="289" calcext:value-type="float">
            <text:p>289</text:p>
          </table:table-cell>
          <table:table-cell office:value-type="float" office:value="60.0078926086426" calcext:value-type="float">
            <text:p>60.0078926086426</text:p>
          </table:table-cell>
          <table:table-cell office:value-type="float" office:value="717.627356567383" calcext:value-type="float">
            <text:p>717.627356567383</text:p>
          </table:table-cell>
          <table:table-cell office:value-type="float" office:value="0.156018917862244" calcext:value-type="float">
            <text:p>0.15601891786224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1600" calcext:value-type="float">
            <text:p>21600</text:p>
          </table:table-cell>
          <table:table-cell table:style-name="ce4" office:value-type="float" office:value="11.04" calcext:value-type="float">
            <text:p>11.04</text:p>
          </table:table-cell>
          <table:table-cell office:value-type="float" office:value="10.39" calcext:value-type="float">
            <text:p>10.39</text:p>
          </table:table-cell>
          <table:table-cell office:value-type="float" office:value="10.8921175003052" calcext:value-type="float">
            <text:p>10.8921175003052</text:p>
          </table:table-cell>
          <table:table-cell office:value-type="float" office:value="305.925445556641" calcext:value-type="float">
            <text:p>305.925445556641</text:p>
          </table:table-cell>
          <table:table-cell office:value-type="float" office:value="385.312561035156" calcext:value-type="float">
            <text:p>385.312561035156</text:p>
          </table:table-cell>
          <table:table-cell office:value-type="float" office:value="565.086181640625" calcext:value-type="float">
            <text:p>565.086181640625</text:p>
          </table:table-cell>
          <table:table-cell office:value-type="float" office:value="316" calcext:value-type="float">
            <text:p>316</text:p>
          </table:table-cell>
          <table:table-cell office:value-type="float" office:value="60.005485534668" calcext:value-type="float">
            <text:p>60.005485534668</text:p>
          </table:table-cell>
          <table:table-cell office:value-type="float" office:value="882.535163574219" calcext:value-type="float">
            <text:p>882.535163574219</text:p>
          </table:table-cell>
          <table:table-cell office:value-type="float" office:value="0.173117416323828" calcext:value-type="float">
            <text:p>0.17311741632382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5200" calcext:value-type="float">
            <text:p>25200</text:p>
          </table:table-cell>
          <table:table-cell table:style-name="ce4" office:value-type="float" office:value="10.7" calcext:value-type="float">
            <text:p>10.7</text:p>
          </table:table-cell>
          <table:table-cell office:value-type="float" office:value="10.39" calcext:value-type="float">
            <text:p>10.39</text:p>
          </table:table-cell>
          <table:table-cell office:value-type="float" office:value="10.9609813690186" calcext:value-type="float">
            <text:p>10.9609813690186</text:p>
          </table:table-cell>
          <table:table-cell office:value-type="float" office:value="334.6" calcext:value-type="float">
            <text:p>334.6</text:p>
          </table:table-cell>
          <table:table-cell office:value-type="float" office:value="420.46" calcext:value-type="float">
            <text:p>420.46</text:p>
          </table:table-cell>
          <table:table-cell office:value-type="float" office:value="598.706909179688" calcext:value-type="float">
            <text:p>598.706909179688</text:p>
          </table:table-cell>
          <table:table-cell office:value-type="float" office:value="316" calcext:value-type="float">
            <text:p>316</text:p>
          </table:table-cell>
          <table:table-cell office:value-type="float" office:value="59.9914398193359" calcext:value-type="float">
            <text:p>59.9914398193359</text:p>
          </table:table-cell>
          <table:table-cell office:value-type="float" office:value="941.07" calcext:value-type="float">
            <text:p>941.07</text:p>
          </table:table-cell>
          <table:table-cell office:value-type="float" office:value="0.180286246985941" calcext:value-type="float">
            <text:p>0.18028624698594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5" office:value-type="float" office:value="10.64" calcext:value-type="float">
            <text:p>10.64</text:p>
          </table:table-cell>
          <table:table-cell office:value-type="float" office:value="10.47" calcext:value-type="float">
            <text:p>10.47</text:p>
          </table:table-cell>
          <table:table-cell office:value-type="float" office:value="10.4985628128052" calcext:value-type="float">
            <text:p>10.4985628128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.137924194336" calcext:value-type="float">
            <text:p>199.137924194336</text:p>
          </table:table-cell>
          <table:table-cell office:value-type="float" office:value="241" calcext:value-type="float">
            <text:p>241</text:p>
          </table:table-cell>
          <table:table-cell office:value-type="float" office:value="24.8318843841553" calcext:value-type="float">
            <text:p>24.8318843841553</text:p>
          </table:table-cell>
          <table:table-cell office:value-type="float" office:value="300.5" calcext:value-type="float">
            <text:p>300.5</text:p>
          </table:table-cell>
          <table:table-cell office:value-type="float" office:value="0.0221530064927116" calcext:value-type="float">
            <text:p>0.02215300649271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5400" calcext:value-type="float">
            <text:p>5400</text:p>
          </table:table-cell>
          <table:table-cell table:style-name="ce5" office:value-type="float" office:value="11.56" calcext:value-type="float">
            <text:p>11.56</text:p>
          </table:table-cell>
          <table:table-cell office:value-type="float" office:value="10.47" calcext:value-type="float">
            <text:p>10.47</text:p>
          </table:table-cell>
          <table:table-cell office:value-type="float" office:value="9.59138011932373" calcext:value-type="float">
            <text:p>9.59138011932373</text:p>
          </table:table-cell>
          <table:table-cell office:value-type="float" office:value="49.483829498291" calcext:value-type="float">
            <text:p>49.483829498291</text:p>
          </table:table-cell>
          <table:table-cell office:value-type="float" office:value="65.0384750366211" calcext:value-type="float">
            <text:p>65.0384750366211</text:p>
          </table:table-cell>
          <table:table-cell office:value-type="float" office:value="261.206878662109" calcext:value-type="float">
            <text:p>261.206878662109</text:p>
          </table:table-cell>
          <table:table-cell office:value-type="float" office:value="253" calcext:value-type="float">
            <text:p>253</text:p>
          </table:table-cell>
          <table:table-cell office:value-type="float" office:value="60.0243453979492" calcext:value-type="float">
            <text:p>60.0243453979492</text:p>
          </table:table-cell>
          <table:table-cell office:value-type="float" office:value="387.434806518555" calcext:value-type="float">
            <text:p>387.434806518555</text:p>
          </table:table-cell>
          <table:table-cell office:value-type="float" office:value="0.143618739120146" calcext:value-type="float">
            <text:p>0.14361873912014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0800" calcext:value-type="float">
            <text:p>10800</text:p>
          </table:table-cell>
          <table:table-cell table:style-name="ce5" office:value-type="float" office:value="11.63" calcext:value-type="float">
            <text:p>11.63</text:p>
          </table:table-cell>
          <table:table-cell office:value-type="float" office:value="10.47" calcext:value-type="float">
            <text:p>10.47</text:p>
          </table:table-cell>
          <table:table-cell office:value-type="float" office:value="9.70704078674316" calcext:value-type="float">
            <text:p>9.70704078674316</text:p>
          </table:table-cell>
          <table:table-cell office:value-type="float" office:value="129.839797973633" calcext:value-type="float">
            <text:p>129.839797973633</text:p>
          </table:table-cell>
          <table:table-cell office:value-type="float" office:value="166.914154052734" calcext:value-type="float">
            <text:p>166.914154052734</text:p>
          </table:table-cell>
          <table:table-cell office:value-type="float" office:value="359.482727050781" calcext:value-type="float">
            <text:p>359.482727050781</text:p>
          </table:table-cell>
          <table:table-cell office:value-type="float" office:value="264" calcext:value-type="float">
            <text:p>264</text:p>
          </table:table-cell>
          <table:table-cell office:value-type="float" office:value="60.018726348877" calcext:value-type="float">
            <text:p>60.018726348877</text:p>
          </table:table-cell>
          <table:table-cell office:value-type="float" office:value="551.929085083008" calcext:value-type="float">
            <text:p>551.929085083008</text:p>
          </table:table-cell>
          <table:table-cell office:value-type="float" office:value="0.250616252561656" calcext:value-type="float">
            <text:p>0.25061625256165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6200" calcext:value-type="float">
            <text:p>16200</text:p>
          </table:table-cell>
          <table:table-cell table:style-name="ce5" office:value-type="float" office:value="11.51" calcext:value-type="float">
            <text:p>11.51</text:p>
          </table:table-cell>
          <table:table-cell office:value-type="float" office:value="10.47" calcext:value-type="float">
            <text:p>10.47</text:p>
          </table:table-cell>
          <table:table-cell office:value-type="float" office:value="9.61490440368652" calcext:value-type="float">
            <text:p>9.61490440368652</text:p>
          </table:table-cell>
          <table:table-cell office:value-type="float" office:value="210.612930297852" calcext:value-type="float">
            <text:p>210.612930297852</text:p>
          </table:table-cell>
          <table:table-cell office:value-type="float" office:value="269.474426269531" calcext:value-type="float">
            <text:p>269.474426269531</text:p>
          </table:table-cell>
          <table:table-cell office:value-type="float" office:value="459.051696777344" calcext:value-type="float">
            <text:p>459.051696777344</text:p>
          </table:table-cell>
          <table:table-cell office:value-type="float" office:value="282" calcext:value-type="float">
            <text:p>282</text:p>
          </table:table-cell>
          <table:table-cell office:value-type="float" office:value="60.0012702941895" calcext:value-type="float">
            <text:p>60.0012702941895</text:p>
          </table:table-cell>
          <table:table-cell office:value-type="float" office:value="720.713928833008" calcext:value-type="float">
            <text:p>720.713928833008</text:p>
          </table:table-cell>
          <table:table-cell office:value-type="float" office:value="0.307636410079709" calcext:value-type="float">
            <text:p>0.30763641007970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1600" calcext:value-type="float">
            <text:p>21600</text:p>
          </table:table-cell>
          <table:table-cell table:style-name="ce5" office:value-type="float" office:value="11.96" calcext:value-type="float">
            <text:p>11.96</text:p>
          </table:table-cell>
          <table:table-cell office:value-type="float" office:value="10.47" calcext:value-type="float">
            <text:p>10.47</text:p>
          </table:table-cell>
          <table:table-cell office:value-type="float" office:value="9.70344543457031" calcext:value-type="float">
            <text:p>9.70344543457031</text:p>
          </table:table-cell>
          <table:table-cell office:value-type="float" office:value="292.250457763672" calcext:value-type="float">
            <text:p>292.250457763672</text:p>
          </table:table-cell>
          <table:table-cell office:value-type="float" office:value="373.604705810547" calcext:value-type="float">
            <text:p>373.604705810547</text:p>
          </table:table-cell>
          <table:table-cell office:value-type="float" office:value="558.620666503906" calcext:value-type="float">
            <text:p>558.620666503906</text:p>
          </table:table-cell>
          <table:table-cell office:value-type="float" office:value="308" calcext:value-type="float">
            <text:p>308</text:p>
          </table:table-cell>
          <table:table-cell office:value-type="float" office:value="60.0082931518555" calcext:value-type="float">
            <text:p>60.0082931518555</text:p>
          </table:table-cell>
          <table:table-cell office:value-type="float" office:value="888.702698974609" calcext:value-type="float">
            <text:p>888.702698974609</text:p>
          </table:table-cell>
          <table:table-cell office:value-type="float" office:value="0.344295848808557" calcext:value-type="float">
            <text:p>0.34429584880855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5200" calcext:value-type="float">
            <text:p>25200</text:p>
          </table:table-cell>
          <table:table-cell table:style-name="ce5" office:value-type="float" office:value="11.83" calcext:value-type="float">
            <text:p>11.83</text:p>
          </table:table-cell>
          <table:table-cell office:value-type="float" office:value="10.47" calcext:value-type="float">
            <text:p>10.47</text:p>
          </table:table-cell>
          <table:table-cell office:value-type="float" office:value="9.58416080474854" calcext:value-type="float">
            <text:p>9.58416080474854</text:p>
          </table:table-cell>
          <table:table-cell office:value-type="float" office:value="326.01" calcext:value-type="float">
            <text:p>326.01</text:p>
          </table:table-cell>
          <table:table-cell office:value-type="float" office:value="416.31" calcext:value-type="float">
            <text:p>416.31</text:p>
          </table:table-cell>
          <table:table-cell office:value-type="float" office:value="600" calcext:value-type="float">
            <text:p>600</text:p>
          </table:table-cell>
          <table:table-cell office:value-type="float" office:value="316" calcext:value-type="float">
            <text:p>316</text:p>
          </table:table-cell>
          <table:table-cell office:value-type="float" office:value="60.0020713806152" calcext:value-type="float">
            <text:p>60.0020713806152</text:p>
          </table:table-cell>
          <table:table-cell office:value-type="float" office:value="957.9" calcext:value-type="float">
            <text:p>957.9</text:p>
          </table:table-cell>
          <table:table-cell office:value-type="float" office:value="0.359982230348742" calcext:value-type="float">
            <text:p>0.35998223034874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2" table:number-rows-repeated="18">
          <table:table-cell/>
          <table:table-cell table:style-name="Default" table:number-columns-repeated="17"/>
          <table:table-cell/>
          <table:table-cell table:style-name="Default" table:number-columns-repeated="4"/>
          <table:table-cell table:number-columns-repeated="1001"/>
        </table:table-row>
        <table:table-row table:style-name="ro2" table:number-rows-repeated="6"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9"/>
          <table:table-cell/>
          <table:table-cell table:style-name="Default" table:number-columns-repeated="5"/>
          <table:table-cell table:number-columns-repeated="1000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25">
      <number:text-content/>
      <style:map style:condition="value()&lt;=1.79769313486232E+308" style:apply-style-name="N125P0"/>
    </number:text-style>
    <number:number-style style:name="N126">
      <number:number number:decimal-places="1" loext:min-decimal-places="1" number:min-integer-digits="1"/>
    </number:number-style>
    <number:time-style style:name="N128P0" style:volatile="true">
      <number:hours/>
      <number:text>:</number:text>
      <number:minutes number:style="long"/>
      <number:text>:</number:text>
      <number:seconds number:style="long"/>
    </number:time-style>
    <number:text-style style:name="N128">
      <number:text-content/>
      <style:map style:condition="value()&lt;=1.79769313486232E+308" style:apply-style-name="N128P0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4">00/00/0000</text:date>, <text:time style:data-style-name="N2" text:time-value="12:26:47.5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23T10:23:04</meta:creation-date>
    <meta:initial-creator>openpyxl</meta:initial-creator>
    <dc:language>en-US</dc:language>
    <dc:date>2024-07-24T13:06:00.373000000</dc:date>
    <meta:editing-cycles>29</meta:editing-cycles>
    <meta:editing-duration>PT4H41M14S</meta:editing-duration>
    <meta:generator>XLSX_Editor/6.2.8.2$Windows_x86 LibreOffice_project/</meta:generator>
    <meta:document-statistic meta:table-count="1" meta:cell-count="1946" meta:object-count="0"/>
    <meta:user-defined meta:name="AppVersion">3.1</meta:user-defined>
  </office:meta>
</office:document-meta>
</file>